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5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33.5mm"/>
    </style:style>
    <style:style style:name="co5" style:family="table-column">
      <style:table-column-properties fo:break-before="auto" style:column-width="26.95mm"/>
    </style:style>
    <style:style style:name="co6" style:family="table-column">
      <style:table-column-properties fo:break-before="auto" style:column-width="11.98mm"/>
    </style:style>
    <style:style style:name="co7" style:family="table-column">
      <style:table-column-properties fo:break-before="auto" style:column-width="36.48mm"/>
    </style:style>
    <style:style style:name="co8" style:family="table-column">
      <style:table-column-properties fo:break-before="auto" style:column-width="31.86mm"/>
    </style:style>
    <style:style style:name="co9" style:family="table-column">
      <style:table-column-properties fo:break-before="auto" style:column-width="37.57mm"/>
    </style:style>
    <style:style style:name="co10" style:family="table-column">
      <style:table-column-properties fo:break-before="auto" style:column-width="40.02mm"/>
    </style:style>
    <style:style style:name="co11" style:family="table-column">
      <style:table-column-properties fo:break-before="auto" style:column-width="56.09mm"/>
    </style:style>
    <style:style style:name="co12" style:family="table-column">
      <style:table-column-properties fo:break-before="auto" style:column-width="29.67mm"/>
    </style:style>
    <style:style style:name="co13" style:family="table-column">
      <style:table-column-properties fo:break-before="auto" style:column-width="53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änd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8" table:default-cell-style-name="Default"/>
        <table:table-row table:style-name="ro1">
          <table:table-cell table:style-name="ce3" office:value-type="string" calcext:value-type="string">
            <text:p>Staat</text:p>
          </table:table-cell>
          <table:table-cell table:style-name="ce3" office:value-type="string" calcext:value-type="string">
            <text:p>Hauptstadt</text:p>
          </table:table-cell>
          <table:table-cell table:style-name="ce3" office:value-type="string" calcext:value-type="string">
            <text:p>Einwohnerzahl Stadt</text:p>
          </table:table-cell>
          <table:table-cell table:style-name="ce3" office:value-type="string" calcext:value-type="string">
            <text:p>Einwohner Land</text:p>
          </table:table-cell>
          <table:table-cell table:style-name="ce3" office:value-type="string" calcext:value-type="string">
            <text:p>Flaeche km² </text:p>
          </table:table-cell>
          <table:table-cell table:style-name="ce3" office:value-type="string" calcext:value-type="string">
            <text:p>Einwohner pro km²</text:p>
          </table:table-cell>
          <table:table-cell table:style-name="ce3" office:value-type="string" calcext:value-type="string">
            <text:p>Länderkürzel</text:p>
          </table:table-cell>
          <table:table-cell table:style-name="ce3" office:value-type="string" calcext:value-type="string">
            <text:p>Kontinent</text:p>
          </table:table-cell>
          <table:table-cell table:style-name="ce3" table:number-columns-repeated="1016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Kabul</text:p>
          </table:table-cell>
          <table:table-cell office:value-type="float" office:value="3298000" calcext:value-type="float">
            <text:p>3298000</text:p>
          </table:table-cell>
          <table:table-cell office:value-type="float" office:value="35500000" calcext:value-type="float">
            <text:p>35500000</text:p>
          </table:table-cell>
          <table:table-cell office:value-type="float" office:value="652230" calcext:value-type="float">
            <text:p>65223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F 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Ägypten</text:p>
          </table:table-cell>
          <table:table-cell office:value-type="string" calcext:value-type="string">
            <text:p>Kairo</text:p>
          </table:table-cell>
          <table:table-cell office:value-type="float" office:value="7947100" calcext:value-type="float">
            <text:p>7947100</text:p>
          </table:table-cell>
          <table:table-cell office:value-type="float" office:value="93400000" calcext:value-type="float">
            <text:p>93400000</text:p>
          </table:table-cell>
          <table:table-cell office:value-type="float" office:value="1001450" calcext:value-type="float">
            <text:p>100145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EG 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banien</text:p>
          </table:table-cell>
          <table:table-cell office:value-type="string" calcext:value-type="string">
            <text:p>Tirana</text:p>
          </table:table-cell>
          <table:table-cell office:value-type="float" office:value="418500" calcext:value-type="float">
            <text:p>418500</text:p>
          </table:table-cell>
          <table:table-cell office:value-type="float" office:value="2900000" calcext:value-type="float">
            <text:p>2900000</text:p>
          </table:table-cell>
          <table:table-cell office:value-type="float" office:value="28748" calcext:value-type="float">
            <text:p>2874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L 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gerien</text:p>
          </table:table-cell>
          <table:table-cell office:value-type="string" calcext:value-type="string">
            <text:p>Algier</text:p>
          </table:table-cell>
          <table:table-cell office:value-type="float" office:value="2159000" calcext:value-type="float">
            <text:p>2159000</text:p>
          </table:table-cell>
          <table:table-cell office:value-type="float" office:value="42200000" calcext:value-type="float">
            <text:p>42200000</text:p>
          </table:table-cell>
          <table:table-cell office:value-type="float" office:value="2381741" calcext:value-type="float">
            <text:p>238174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Z 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ndorra la Vella</text:p>
          </table:table-cell>
          <table:table-cell office:value-type="float" office:value="19900" calcext:value-type="float">
            <text:p>19900</text:p>
          </table:table-cell>
          <table:table-cell office:value-type="float" office:value="80000" calcext:value-type="float">
            <text:p>80000</text:p>
          </table:table-cell>
          <table:table-cell office:value-type="float" office:value="468" calcext:value-type="float">
            <text:p>468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D 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Luanda</text:p>
          </table:table-cell>
          <table:table-cell office:value-type="float" office:value="6377200" calcext:value-type="float">
            <text:p>6377200</text:p>
          </table:table-cell>
          <table:table-cell office:value-type="float" office:value="28600000" calcext:value-type="float">
            <text:p>28600000</text:p>
          </table:table-cell>
          <table:table-cell office:value-type="float" office:value="1246700" calcext:value-type="float">
            <text:p>12467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O 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und Barbuda</text:p>
          </table:table-cell>
          <table:table-cell office:value-type="string" calcext:value-type="string">
            <text:p>St. John’s</text:p>
          </table:table-cell>
          <table:table-cell office:value-type="float" office:value="21600" calcext:value-type="float">
            <text:p>216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43" calcext:value-type="float">
            <text:p>443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AG 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Äquatorialguinea</text:p>
          </table:table-cell>
          <table:table-cell office:value-type="string" calcext:value-type="string">
            <text:p>Malabo</text:p>
          </table:table-cell>
          <table:table-cell office:value-type="float" office:value="299800" calcext:value-type="float">
            <text:p>29980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28051" calcext:value-type="float">
            <text:p>2805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GQ 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gentinien</text:p>
          </table:table-cell>
          <table:table-cell office:value-type="string" calcext:value-type="string">
            <text:p>Buenos Aires</text:p>
          </table:table-cell>
          <table:table-cell office:value-type="float" office:value="5383500" calcext:value-type="float">
            <text:p>5383500</text:p>
          </table:table-cell>
          <table:table-cell office:value-type="float" office:value="44300000" calcext:value-type="float">
            <text:p>44300000</text:p>
          </table:table-cell>
          <table:table-cell office:value-type="float" office:value="2780400" calcext:value-type="float">
            <text:p>27804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R 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menien</text:p>
          </table:table-cell>
          <table:table-cell office:value-type="string" calcext:value-type="string">
            <text:p>Jerewan</text:p>
          </table:table-cell>
          <table:table-cell office:value-type="float" office:value="1570800" calcext:value-type="float">
            <text:p>157080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9743" calcext:value-type="float">
            <text:p>2974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M 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rbaidschan</text:p>
          </table:table-cell>
          <table:table-cell office:value-type="string" calcext:value-type="string">
            <text:p>Baku</text:p>
          </table:table-cell>
          <table:table-cell office:value-type="float" office:value="2204200" calcext:value-type="float">
            <text:p>2204200</text:p>
          </table:table-cell>
          <table:table-cell office:value-type="float" office:value="9900000" calcext:value-type="float">
            <text:p>9900000</text:p>
          </table:table-cell>
          <table:table-cell office:value-type="float" office:value="86600" calcext:value-type="float">
            <text:p>8660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Z 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Äthiopien</text:p>
          </table:table-cell>
          <table:table-cell office:value-type="string" calcext:value-type="string">
            <text:p>Addis Abeba</text:p>
          </table:table-cell>
          <table:table-cell office:value-type="float" office:value="3273000" calcext:value-type="float">
            <text:p>3273000</text:p>
          </table:table-cell>
          <table:table-cell office:value-type="float" office:value="105000000" calcext:value-type="float">
            <text:p>105000000</text:p>
          </table:table-cell>
          <table:table-cell office:value-type="float" office:value="1104300" calcext:value-type="float">
            <text:p>11043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T 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stralien</text:p>
          </table:table-cell>
          <table:table-cell office:value-type="string" calcext:value-type="string">
            <text:p>Canberra</text:p>
          </table:table-cell>
          <table:table-cell office:value-type="float" office:value="168500" calcext:value-type="float">
            <text:p>168500</text:p>
          </table:table-cell>
          <table:table-cell office:value-type="float" office:value="24500000" calcext:value-type="float">
            <text:p>24500000</text:p>
          </table:table-cell>
          <table:table-cell office:value-type="float" office:value="7741220" calcext:value-type="float">
            <text:p>77412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 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Nassau</text:p>
          </table:table-cell>
          <table:table-cell office:value-type="float" office:value="246300" calcext:value-type="float">
            <text:p>2463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13880" calcext:value-type="float">
            <text:p>1388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S 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Manama</text:p>
          </table:table-cell>
          <table:table-cell office:value-type="float" office:value="329500" calcext:value-type="float">
            <text:p>32950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760" calcext:value-type="float">
            <text:p>760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BH 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ngladesch</text:p>
          </table:table-cell>
          <table:table-cell office:value-type="string" calcext:value-type="string">
            <text:p>Dhaka</text:p>
          </table:table-cell>
          <table:table-cell office:value-type="float" office:value="6970100" calcext:value-type="float">
            <text:p>6970100</text:p>
          </table:table-cell>
          <table:table-cell office:value-type="float" office:value="164700000" calcext:value-type="float">
            <text:p>164700000</text:p>
          </table:table-cell>
          <table:table-cell office:value-type="float" office:value="143998" calcext:value-type="float">
            <text:p>143998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BD 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Bridgetown</text:p>
          </table:table-cell>
          <table:table-cell office:value-type="float" office:value="88500" calcext:value-type="float">
            <text:p>885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430" calcext:value-type="float">
            <text:p>430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BB 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lgien</text:p>
          </table:table-cell>
          <table:table-cell office:value-type="string" calcext:value-type="string">
            <text:p>Brüssel</text:p>
          </table:table-cell>
          <table:table-cell office:value-type="float" office:value="180400" calcext:value-type="float">
            <text:p>180400</text:p>
          </table:table-cell>
          <table:table-cell office:value-type="float" office:value="11300000" calcext:value-type="float">
            <text:p>11300000</text:p>
          </table:table-cell>
          <table:table-cell office:value-type="float" office:value="30528" calcext:value-type="float">
            <text:p>30528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BE 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Belmopan</text:p>
          </table:table-cell>
          <table:table-cell office:value-type="float" office:value="13900" calcext:value-type="float">
            <text:p>139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22966" calcext:value-type="float">
            <text:p>2296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Z 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Porto Novo</text:p>
          </table:table-cell>
          <table:table-cell office:value-type="float" office:value="264300" calcext:value-type="float">
            <text:p>264300</text:p>
          </table:table-cell>
          <table:table-cell office:value-type="float" office:value="11200000" calcext:value-type="float">
            <text:p>11200000</text:p>
          </table:table-cell>
          <table:table-cell office:value-type="float" office:value="112622" calcext:value-type="float">
            <text:p>11262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J 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Thimphu</text:p>
          </table:table-cell>
          <table:table-cell office:value-type="float" office:value="138700" calcext:value-type="float">
            <text:p>1387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38394" calcext:value-type="float">
            <text:p>3839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T 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livien</text:p>
          </table:table-cell>
          <table:table-cell office:value-type="string" calcext:value-type="string">
            <text:p>Sucre</text:p>
          </table:table-cell>
          <table:table-cell office:value-type="float" office:value="766500" calcext:value-type="float">
            <text:p>766500</text:p>
          </table:table-cell>
          <table:table-cell office:value-type="float" office:value="11100000" calcext:value-type="float">
            <text:p>11100000</text:p>
          </table:table-cell>
          <table:table-cell office:value-type="float" office:value="1098581" calcext:value-type="float">
            <text:p>10985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 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snien und Herzegowina</text:p>
          </table:table-cell>
          <table:table-cell office:value-type="string" calcext:value-type="string">
            <text:p>Sarajevo</text:p>
          </table:table-cell>
          <table:table-cell office:value-type="float" office:value="438400" calcext:value-type="float">
            <text:p>438400</text:p>
          </table:table-cell>
          <table:table-cell office:value-type="float" office:value="3500000" calcext:value-type="float">
            <text:p>3500000</text:p>
          </table:table-cell>
          <table:table-cell office:value-type="float" office:value="51197" calcext:value-type="float">
            <text:p>5119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BA 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Gaborone</text:p>
          </table:table-cell>
          <table:table-cell office:value-type="float" office:value="231600" calcext:value-type="float">
            <text:p>231600</text:p>
          </table:table-cell>
          <table:table-cell office:value-type="float" office:value="2300000" calcext:value-type="float">
            <text:p>2300000</text:p>
          </table:table-cell>
          <table:table-cell office:value-type="float" office:value="581730" calcext:value-type="float">
            <text:p>5817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W 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silien</text:p>
          </table:table-cell>
          <table:table-cell office:value-type="string" calcext:value-type="string">
            <text:p>Brasília</text:p>
          </table:table-cell>
          <table:table-cell office:value-type="float" office:value="2974703" calcext:value-type="float">
            <text:p>2974703</text:p>
          </table:table-cell>
          <table:table-cell office:value-type="float" office:value="207900000" calcext:value-type="float">
            <text:p>207900000</text:p>
          </table:table-cell>
          <table:table-cell office:value-type="float" office:value="8514877" calcext:value-type="float">
            <text:p>851487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 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unei</text:p>
          </table:table-cell>
          <table:table-cell office:value-type="string" calcext:value-type="string">
            <text:p>Bandar Seri Begawan</text:p>
          </table:table-cell>
          <table:table-cell office:value-type="float" office:value="27300" calcext:value-type="float">
            <text:p>273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5765" calcext:value-type="float">
            <text:p>576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N 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lgarien</text:p>
          </table:table-cell>
          <table:table-cell office:value-type="string" calcext:value-type="string">
            <text:p>Sofia</text:p>
          </table:table-cell>
          <table:table-cell office:value-type="float" office:value="1256700" calcext:value-type="float">
            <text:p>1256700</text:p>
          </table:table-cell>
          <table:table-cell office:value-type="float" office:value="7100000" calcext:value-type="float">
            <text:p>7100000</text:p>
          </table:table-cell>
          <table:table-cell office:value-type="float" office:value="110879" calcext:value-type="float">
            <text:p>11087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G 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rkina Burkina Faso</text:p>
          </table:table-cell>
          <table:table-cell office:value-type="string" calcext:value-type="string">
            <text:p>Ouagadougou</text:p>
          </table:table-cell>
          <table:table-cell office:value-type="float" office:value="1181700" calcext:value-type="float">
            <text:p>1181700</text:p>
          </table:table-cell>
          <table:table-cell office:value-type="float" office:value="19600000" calcext:value-type="float">
            <text:p>19600000</text:p>
          </table:table-cell>
          <table:table-cell office:value-type="float" office:value="274200" calcext:value-type="float">
            <text:p>27420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F 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Gitega</text:p>
          </table:table-cell>
          <table:table-cell office:value-type="float" office:value="41944" calcext:value-type="float">
            <text:p>41944</text:p>
          </table:table-cell>
          <table:table-cell office:value-type="float" office:value="10400000" calcext:value-type="float">
            <text:p>10400000</text:p>
          </table:table-cell>
          <table:table-cell office:value-type="float" office:value="27830" calcext:value-type="float">
            <text:p>2783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BI 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Santiago de Chile</text:p>
          </table:table-cell>
          <table:table-cell office:value-type="float" office:value="5561300" calcext:value-type="float">
            <text:p>5561300</text:p>
          </table:table-cell>
          <table:table-cell office:value-type="float" office:value="18400000" calcext:value-type="float">
            <text:p>18400000</text:p>
          </table:table-cell>
          <table:table-cell office:value-type="float" office:value="756102" calcext:value-type="float">
            <text:p>7561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L 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Peking</text:p>
          </table:table-cell>
          <table:table-cell office:value-type="float" office:value="21730000" calcext:value-type="float">
            <text:p>21730000</text:p>
          </table:table-cell>
          <table:table-cell office:value-type="float" office:value="1386800000" calcext:value-type="float">
            <text:p>1386800000</text:p>
          </table:table-cell>
          <table:table-cell office:value-type="float" office:value="9596961" calcext:value-type="float">
            <text:p>959696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San José</text:p>
          </table:table-cell>
          <table:table-cell office:value-type="float" office:value="288000" calcext:value-type="float">
            <text:p>288000</text:p>
          </table:table-cell>
          <table:table-cell office:value-type="float" office:value="4900000" calcext:value-type="float">
            <text:p>4900000</text:p>
          </table:table-cell>
          <table:table-cell office:value-type="float" office:value="51100" calcext:value-type="float">
            <text:p>5110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änemark</text:p>
          </table:table-cell>
          <table:table-cell office:value-type="string" calcext:value-type="string">
            <text:p>Kopenhagen</text:p>
          </table:table-cell>
          <table:table-cell office:value-type="float" office:value="591500" calcext:value-type="float">
            <text:p>591500</text:p>
          </table:table-cell>
          <table:table-cell office:value-type="float" office:value="5748769" calcext:value-type="float">
            <text:p>5748769</text:p>
          </table:table-cell>
          <table:table-cell office:value-type="float" office:value="43094" calcext:value-type="float">
            <text:p>430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K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utschland</text:p>
          </table:table-cell>
          <table:table-cell office:value-type="string" calcext:value-type="string">
            <text:p>Berlin</text:p>
          </table:table-cell>
          <table:table-cell office:value-type="float" office:value="3478600" calcext:value-type="float">
            <text:p>3478600</text:p>
          </table:table-cell>
          <table:table-cell office:value-type="float" office:value="83100000" calcext:value-type="float">
            <text:p>83100000</text:p>
          </table:table-cell>
          <table:table-cell office:value-type="float" office:value="357121" calcext:value-type="float">
            <text:p>35712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DE 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Roseau</text:p>
          </table:table-cell>
          <table:table-cell office:value-type="float" office:value="15000" calcext:value-type="float">
            <text:p>15000</text:p>
          </table:table-cell>
          <table:table-cell office:value-type="float" office:value="73000" calcext:value-type="float">
            <text:p>73000</text:p>
          </table:table-cell>
          <table:table-cell office:value-type="float" office:value="751" calcext:value-type="float">
            <text:p>75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M 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kanische Republik</text:p>
          </table:table-cell>
          <table:table-cell office:value-type="string" calcext:value-type="string">
            <text:p>Santo Domingo</text:p>
          </table:table-cell>
          <table:table-cell office:value-type="float" office:value="965000" calcext:value-type="float">
            <text:p>965000</text:p>
          </table:table-cell>
          <table:table-cell office:value-type="float" office:value="10700000" calcext:value-type="float">
            <text:p>10700000</text:p>
          </table:table-cell>
          <table:table-cell office:value-type="float" office:value="48670" calcext:value-type="float">
            <text:p>4867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O 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Dschibuti</text:p>
          </table:table-cell>
          <table:table-cell office:value-type="float" office:value="475300" calcext:value-type="float">
            <text:p>4753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3200" calcext:value-type="float">
            <text:p>2320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J 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Quito</text:p>
          </table:table-cell>
          <table:table-cell office:value-type="float" office:value="2239200" calcext:value-type="float">
            <text:p>2239200</text:p>
          </table:table-cell>
          <table:table-cell office:value-type="float" office:value="16800000" calcext:value-type="float">
            <text:p>16800000</text:p>
          </table:table-cell>
          <table:table-cell office:value-type="float" office:value="283561" calcext:value-type="float">
            <text:p>28356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C 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fenbeinküste</text:p>
          </table:table-cell>
          <table:table-cell office:value-type="string" calcext:value-type="string">
            <text:p>Yamoussoukro</text:p>
          </table:table-cell>
          <table:table-cell office:value-type="float" office:value="4395200" calcext:value-type="float">
            <text:p>4395200</text:p>
          </table:table-cell>
          <table:table-cell office:value-type="float" office:value="6400000" calcext:value-type="float">
            <text:p>6400000</text:p>
          </table:table-cell>
          <table:table-cell office:value-type="float" office:value="21041" calcext:value-type="float">
            <text:p>2104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SV 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San Salvador</text:p>
          </table:table-cell>
          <table:table-cell office:value-type="float" office:value="316100" calcext:value-type="float">
            <text:p>316100</text:p>
          </table:table-cell>
          <table:table-cell office:value-type="float" office:value="24400000" calcext:value-type="float">
            <text:p>24400000</text:p>
          </table:table-cell>
          <table:table-cell office:value-type="float" office:value="322463" calcext:value-type="float">
            <text:p>32246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I 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Asmara</text:p>
          </table:table-cell>
          <table:table-cell office:value-type="float" office:value="563900" calcext:value-type="float">
            <text:p>563900</text:p>
          </table:table-cell>
          <table:table-cell office:value-type="float" office:value="5900000" calcext:value-type="float">
            <text:p>5900000</text:p>
          </table:table-cell>
          <table:table-cell office:value-type="float" office:value="117600" calcext:value-type="float">
            <text:p>1176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R 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tland</text:p>
          </table:table-cell>
          <table:table-cell office:value-type="string" calcext:value-type="string">
            <text:p>Tallinn(Reval) </text:p>
          </table:table-cell>
          <table:table-cell office:value-type="float" office:value="393200" calcext:value-type="float">
            <text:p>39320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45228" calcext:value-type="float">
            <text:p>452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E 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dschi</text:p>
          </table:table-cell>
          <table:table-cell office:value-type="string" calcext:value-type="string">
            <text:p>Suva</text:p>
          </table:table-cell>
          <table:table-cell office:value-type="float" office:value="94100" calcext:value-type="float">
            <text:p>94100</text:p>
          </table:table-cell>
          <table:table-cell office:value-type="float" office:value="900000" calcext:value-type="float">
            <text:p>900000</text:p>
          </table:table-cell>
          <table:table-cell office:value-type="float" office:value="18274" calcext:value-type="float">
            <text:p>1827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J 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nnland</text:p>
          </table:table-cell>
          <table:table-cell office:value-type="string" calcext:value-type="string">
            <text:p>Helsinki</text:p>
          </table:table-cell>
          <table:table-cell office:value-type="float" office:value="629200" calcext:value-type="float">
            <text:p>629200</text:p>
          </table:table-cell>
          <table:table-cell office:value-type="float" office:value="5500000" calcext:value-type="float">
            <text:p>5500000</text:p>
          </table:table-cell>
          <table:table-cell office:value-type="float" office:value="338145" calcext:value-type="float">
            <text:p>33814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I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ankreich</text:p>
          </table:table-cell>
          <table:table-cell office:value-type="string" calcext:value-type="string">
            <text:p>Paris</text:p>
          </table:table-cell>
          <table:table-cell office:value-type="float" office:value="2206488" calcext:value-type="float">
            <text:p>2206488</text:p>
          </table:table-cell>
          <table:table-cell office:value-type="float" office:value="65000000" calcext:value-type="float">
            <text:p>65000000</text:p>
          </table:table-cell>
          <table:table-cell office:value-type="float" office:value="551500" calcext:value-type="float">
            <text:p>55150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FR 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bun</text:p>
          </table:table-cell>
          <table:table-cell office:value-type="string" calcext:value-type="string">
            <text:p>Libreville</text:p>
          </table:table-cell>
          <table:table-cell office:value-type="float" office:value="578200" calcext:value-type="float">
            <text:p>5782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67667" calcext:value-type="float">
            <text:p>2676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A 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mbia</text:p>
          </table:table-cell>
          <table:table-cell office:value-type="string" calcext:value-type="string">
            <text:p>Banjul</text:p>
          </table:table-cell>
          <table:table-cell office:value-type="float" office:value="31300" calcext:value-type="float">
            <text:p>31300</text:p>
          </table:table-cell>
          <table:table-cell office:value-type="float" office:value="2100000" calcext:value-type="float">
            <text:p>2100000</text:p>
          </table:table-cell>
          <table:table-cell office:value-type="float" office:value="11295" calcext:value-type="float">
            <text:p>11295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GM 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orgien</text:p>
          </table:table-cell>
          <table:table-cell office:value-type="string" calcext:value-type="string">
            <text:p>Tiflis</text:p>
          </table:table-cell>
          <table:table-cell office:value-type="float" office:value="1183000" calcext:value-type="float">
            <text:p>1183000</text:p>
          </table:table-cell>
          <table:table-cell office:value-type="float" office:value="3900000" calcext:value-type="float">
            <text:p>3900000</text:p>
          </table:table-cell>
          <table:table-cell office:value-type="float" office:value="69700" calcext:value-type="float">
            <text:p>697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E 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Accra</text:p>
          </table:table-cell>
          <table:table-cell office:value-type="float" office:value="4010000" calcext:value-type="float">
            <text:p>4010000</text:p>
          </table:table-cell>
          <table:table-cell office:value-type="float" office:value="28800000" calcext:value-type="float">
            <text:p>28800000</text:p>
          </table:table-cell>
          <table:table-cell office:value-type="float" office:value="238533" calcext:value-type="float">
            <text:p>23853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GH 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St. George’s</text:p>
          </table:table-cell>
          <table:table-cell office:value-type="float" office:value="33700" calcext:value-type="float">
            <text:p>33700</text:p>
          </table:table-cell>
          <table:table-cell office:value-type="float" office:value="108000" calcext:value-type="float">
            <text:p>108000</text:p>
          </table:table-cell>
          <table:table-cell office:value-type="float" office:value="344" calcext:value-type="float">
            <text:p>344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GD 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iechenland</text:p>
          </table:table-cell>
          <table:table-cell office:value-type="string" calcext:value-type="string">
            <text:p>Athen</text:p>
          </table:table-cell>
          <table:table-cell office:value-type="float" office:value="664000" calcext:value-type="float">
            <text:p>664000</text:p>
          </table:table-cell>
          <table:table-cell office:value-type="float" office:value="10700000" calcext:value-type="float">
            <text:p>10700000</text:p>
          </table:table-cell>
          <table:table-cell office:value-type="float" office:value="131957" calcext:value-type="float">
            <text:p>13195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GR 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Guatemala-Stadt</text:p>
          </table:table-cell>
          <table:table-cell office:value-type="float" office:value="3354000" calcext:value-type="float">
            <text:p>3354000</text:p>
          </table:table-cell>
          <table:table-cell office:value-type="float" office:value="16900000" calcext:value-type="float">
            <text:p>16900000</text:p>
          </table:table-cell>
          <table:table-cell office:value-type="float" office:value="108889" calcext:value-type="float">
            <text:p>10888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GT 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Conakry</text:p>
          </table:table-cell>
          <table:table-cell office:value-type="float" office:value="1667900" calcext:value-type="float">
            <text:p>1667900</text:p>
          </table:table-cell>
          <table:table-cell office:value-type="float" office:value="11500000" calcext:value-type="float">
            <text:p>11500000</text:p>
          </table:table-cell>
          <table:table-cell office:value-type="float" office:value="245857" calcext:value-type="float">
            <text:p>24585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GN 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string" calcext:value-type="string">
            <text:p>Bissau</text:p>
          </table:table-cell>
          <table:table-cell office:value-type="float" office:value="387900" calcext:value-type="float">
            <text:p>387900</text:p>
          </table:table-cell>
          <table:table-cell office:value-type="float" office:value="1900000" calcext:value-type="float">
            <text:p>1900000</text:p>
          </table:table-cell>
          <table:table-cell office:value-type="float" office:value="36125" calcext:value-type="float">
            <text:p>3612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GW 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eorgetown</text:p>
          </table:table-cell>
          <table:table-cell office:value-type="float" office:value="118363" calcext:value-type="float">
            <text:p>118363</text:p>
          </table:table-cell>
          <table:table-cell office:value-type="float" office:value="800000" calcext:value-type="float">
            <text:p>800000</text:p>
          </table:table-cell>
          <table:table-cell office:value-type="float" office:value="214969" calcext:value-type="float">
            <text:p>2149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Y 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Port-au-Prince</text:p>
          </table:table-cell>
          <table:table-cell office:value-type="float" office:value="977800" calcext:value-type="float">
            <text:p>977800</text:p>
          </table:table-cell>
          <table:table-cell office:value-type="float" office:value="10600000" calcext:value-type="float">
            <text:p>10600000</text:p>
          </table:table-cell>
          <table:table-cell office:value-type="float" office:value="27750" calcext:value-type="float">
            <text:p>27750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HT 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Tegucigalpa</text:p>
          </table:table-cell>
          <table:table-cell office:value-type="float" office:value="1169700" calcext:value-type="float">
            <text:p>1169700</text:p>
          </table:table-cell>
          <table:table-cell office:value-type="float" office:value="8900000" calcext:value-type="float">
            <text:p>8900000</text:p>
          </table:table-cell>
          <table:table-cell office:value-type="float" office:value="112090" calcext:value-type="float">
            <text:p>1120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N 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dien</text:p>
          </table:table-cell>
          <table:table-cell office:value-type="string" calcext:value-type="string">
            <text:p>Neu-Delhi</text:p>
          </table:table-cell>
          <table:table-cell office:value-type="float" office:value="250000" calcext:value-type="float">
            <text:p>250000</text:p>
          </table:table-cell>
          <table:table-cell office:value-type="float" office:value="1352600000" calcext:value-type="float">
            <text:p>1352600000</text:p>
          </table:table-cell>
          <table:table-cell office:value-type="float" office:value="3287263" calcext:value-type="float">
            <text:p>3287263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IN 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donesien</text:p>
          </table:table-cell>
          <table:table-cell office:value-type="string" calcext:value-type="string">
            <text:p>Jakarta</text:p>
          </table:table-cell>
          <table:table-cell office:value-type="float" office:value="9512300" calcext:value-type="float">
            <text:p>9512300</text:p>
          </table:table-cell>
          <table:table-cell office:value-type="float" office:value="264000000" calcext:value-type="float">
            <text:p>264000000</text:p>
          </table:table-cell>
          <table:table-cell office:value-type="float" office:value="1904569" calcext:value-type="float">
            <text:p>190456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ID 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rak</text:p>
          </table:table-cell>
          <table:table-cell office:value-type="string" calcext:value-type="string">
            <text:p>Bagdad</text:p>
          </table:table-cell>
          <table:table-cell office:value-type="float" office:value="7180900" calcext:value-type="float">
            <text:p>7180900</text:p>
          </table:table-cell>
          <table:table-cell office:value-type="float" office:value="39200000" calcext:value-type="float">
            <text:p>39200000</text:p>
          </table:table-cell>
          <table:table-cell office:value-type="float" office:value="438317" calcext:value-type="float">
            <text:p>43831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IQ 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ran</text:p>
          </table:table-cell>
          <table:table-cell office:value-type="string" calcext:value-type="string">
            <text:p>Teheran</text:p>
          </table:table-cell>
          <table:table-cell office:value-type="float" office:value="8154000" calcext:value-type="float">
            <text:p>8154000</text:p>
          </table:table-cell>
          <table:table-cell office:value-type="float" office:value="80600000" calcext:value-type="float">
            <text:p>80600000</text:p>
          </table:table-cell>
          <table:table-cell office:value-type="float" office:value="1648195" calcext:value-type="float">
            <text:p>164819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R 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rland</text:p>
          </table:table-cell>
          <table:table-cell office:value-type="string" calcext:value-type="string">
            <text:p>Dublin</text:p>
          </table:table-cell>
          <table:table-cell office:value-type="float" office:value="527600" calcext:value-type="float">
            <text:p>527600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70273" calcext:value-type="float">
            <text:p>7027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IE 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sland</text:p>
          </table:table-cell>
          <table:table-cell office:value-type="string" calcext:value-type="string">
            <text:p>Reykjavík</text:p>
          </table:table-cell>
          <table:table-cell office:value-type="float" office:value="209500" calcext:value-type="float">
            <text:p>209500</text:p>
          </table:table-cell>
          <table:table-cell office:value-type="float" office:value="350000" calcext:value-type="float">
            <text:p>350000</text:p>
          </table:table-cell>
          <table:table-cell office:value-type="float" office:value="103000" calcext:value-type="float">
            <text:p>10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 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Jerusalem</text:p>
          </table:table-cell>
          <table:table-cell office:value-type="float" office:value="904100" calcext:value-type="float">
            <text:p>904100</text:p>
          </table:table-cell>
          <table:table-cell office:value-type="float" office:value="8600000" calcext:value-type="float">
            <text:p>8600000</text:p>
          </table:table-cell>
          <table:table-cell office:value-type="float" office:value="22380" calcext:value-type="float">
            <text:p>2238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IL 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Rom</text:p>
          </table:table-cell>
          <table:table-cell office:value-type="float" office:value="3997500" calcext:value-type="float">
            <text:p>3997500</text:p>
          </table:table-cell>
          <table:table-cell office:value-type="float" office:value="60500000" calcext:value-type="float">
            <text:p>60500000</text:p>
          </table:table-cell>
          <table:table-cell office:value-type="float" office:value="301340" calcext:value-type="float">
            <text:p>30134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IT 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ka</text:p>
          </table:table-cell>
          <table:table-cell office:value-type="string" calcext:value-type="string">
            <text:p>Kingston</text:p>
          </table:table-cell>
          <table:table-cell office:value-type="float" office:value="89100" calcext:value-type="float">
            <text:p>89100</text:p>
          </table:table-cell>
          <table:table-cell office:value-type="float" office:value="2900000" calcext:value-type="float">
            <text:p>2900000</text:p>
          </table:table-cell>
          <table:table-cell office:value-type="float" office:value="10991" calcext:value-type="float">
            <text:p>10991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JM 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Tokio</text:p>
          </table:table-cell>
          <table:table-cell office:value-type="float" office:value="13159400" calcext:value-type="float">
            <text:p>13159400</text:p>
          </table:table-cell>
          <table:table-cell office:value-type="float" office:value="126700000" calcext:value-type="float">
            <text:p>126700000</text:p>
          </table:table-cell>
          <table:table-cell office:value-type="float" office:value="377915" calcext:value-type="float">
            <text:p>377915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JP 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emen</text:p>
          </table:table-cell>
          <table:table-cell office:value-type="string" calcext:value-type="string">
            <text:p>Sanaa</text:p>
          </table:table-cell>
          <table:table-cell office:value-type="float" office:value="568700" calcext:value-type="float">
            <text:p>568700</text:p>
          </table:table-cell>
          <table:table-cell office:value-type="float" office:value="28300000" calcext:value-type="float">
            <text:p>28300000</text:p>
          </table:table-cell>
          <table:table-cell office:value-type="float" office:value="527968" calcext:value-type="float">
            <text:p>52796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YE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rdanien</text:p>
          </table:table-cell>
          <table:table-cell office:value-type="string" calcext:value-type="string">
            <text:p>Amman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9700000" calcext:value-type="float">
            <text:p>9700000</text:p>
          </table:table-cell>
          <table:table-cell office:value-type="float" office:value="89342" calcext:value-type="float">
            <text:p>8934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JO 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mbodscha</text:p>
          </table:table-cell>
          <table:table-cell office:value-type="string" calcext:value-type="string">
            <text:p>Phnom Penh</text:p>
          </table:table-cell>
          <table:table-cell office:value-type="float" office:value="1501700" calcext:value-type="float">
            <text:p>1501700</text:p>
          </table:table-cell>
          <table:table-cell office:value-type="float" office:value="15900000" calcext:value-type="float">
            <text:p>15900000</text:p>
          </table:table-cell>
          <table:table-cell office:value-type="float" office:value="181035" calcext:value-type="float">
            <text:p>18103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KH 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merun</text:p>
          </table:table-cell>
          <table:table-cell office:value-type="string" calcext:value-type="string">
            <text:p>Yaoundé</text:p>
          </table:table-cell>
          <table:table-cell office:value-type="float" office:value="1881900" calcext:value-type="float">
            <text:p>1881900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475440" calcext:value-type="float">
            <text:p>47544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M 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nada</text:p>
          </table:table-cell>
          <table:table-cell office:value-type="string" calcext:value-type="string">
            <text:p>Ottawa</text:p>
          </table:table-cell>
          <table:table-cell office:value-type="float" office:value="1222800" calcext:value-type="float">
            <text:p>1222800</text:p>
          </table:table-cell>
          <table:table-cell office:value-type="float" office:value="36700000" calcext:value-type="float">
            <text:p>36700000</text:p>
          </table:table-cell>
          <table:table-cell office:value-type="float" office:value="9984670" calcext:value-type="float">
            <text:p>99846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 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p Verde</text:p>
          </table:table-cell>
          <table:table-cell office:value-type="string" calcext:value-type="string">
            <text:p>Praia</text:p>
          </table:table-cell>
          <table:table-cell office:value-type="float" office:value="155300" calcext:value-type="float">
            <text:p>155300</text:p>
          </table:table-cell>
          <table:table-cell office:value-type="float" office:value="517000" calcext:value-type="float">
            <text:p>517000</text:p>
          </table:table-cell>
          <table:table-cell office:value-type="float" office:value="4033" calcext:value-type="float">
            <text:p>403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V 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sachstan</text:p>
          </table:table-cell>
          <table:table-cell office:value-type="string" calcext:value-type="string">
            <text:p>Nursultan</text:p>
          </table:table-cell>
          <table:table-cell office:value-type="float" office:value="760500" calcext:value-type="float">
            <text:p>760500</text:p>
          </table:table-cell>
          <table:table-cell office:value-type="float" office:value="18000000" calcext:value-type="float">
            <text:p>18000000</text:p>
          </table:table-cell>
          <table:table-cell office:value-type="float" office:value="2724900" calcext:value-type="float">
            <text:p>27249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Z 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tar</text:p>
          </table:table-cell>
          <table:table-cell office:value-type="string" calcext:value-type="string">
            <text:p>Doha</text:p>
          </table:table-cell>
          <table:table-cell office:value-type="float" office:value="796900" calcext:value-type="float">
            <text:p>796900</text:p>
          </table:table-cell>
          <table:table-cell office:value-type="float" office:value="2700000" calcext:value-type="float">
            <text:p>2700000</text:p>
          </table:table-cell>
          <table:table-cell office:value-type="float" office:value="11586" calcext:value-type="float">
            <text:p>11586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QA 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nia</text:p>
          </table:table-cell>
          <table:table-cell office:value-type="string" calcext:value-type="string">
            <text:p>Nairobi</text:p>
          </table:table-cell>
          <table:table-cell office:value-type="float" office:value="3138400" calcext:value-type="float">
            <text:p>3138400</text:p>
          </table:table-cell>
          <table:table-cell office:value-type="float" office:value="49700000" calcext:value-type="float">
            <text:p>49700000</text:p>
          </table:table-cell>
          <table:table-cell office:value-type="float" office:value="580367" calcext:value-type="float">
            <text:p>58036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KE 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rgisistan</text:p>
          </table:table-cell>
          <table:table-cell office:value-type="string" calcext:value-type="string">
            <text:p>Bischkek</text:p>
          </table:table-cell>
          <table:table-cell office:value-type="float" office:value="865500" calcext:value-type="float">
            <text:p>865500</text:p>
          </table:table-cell>
          <table:table-cell office:value-type="float" office:value="6200000" calcext:value-type="float">
            <text:p>6200000</text:p>
          </table:table-cell>
          <table:table-cell office:value-type="float" office:value="199951" calcext:value-type="float">
            <text:p>19995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KG 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iribati</text:p>
          </table:table-cell>
          <table:table-cell office:value-type="string" calcext:value-type="string">
            <text:p>South Tarawa</text:p>
          </table:table-cell>
          <table:table-cell office:value-type="float" office:value="56300" calcext:value-type="float">
            <text:p>563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811" calcext:value-type="float">
            <text:p>81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KI 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lumbien</text:p>
          </table:table-cell>
          <table:table-cell office:value-type="string" calcext:value-type="string">
            <text:p>Bogotá</text:p>
          </table:table-cell>
          <table:table-cell office:value-type="float" office:value="7878800" calcext:value-type="float">
            <text:p>7878800</text:p>
          </table:table-cell>
          <table:table-cell office:value-type="float" office:value="49300000" calcext:value-type="float">
            <text:p>49300000</text:p>
          </table:table-cell>
          <table:table-cell office:value-type="float" office:value="1138910" calcext:value-type="float">
            <text:p>11389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O 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moren</text:p>
          </table:table-cell>
          <table:table-cell office:value-type="string" calcext:value-type="string">
            <text:p>Moroni</text:p>
          </table:table-cell>
          <table:table-cell office:value-type="float" office:value="43600" calcext:value-type="float">
            <text:p>436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2235" calcext:value-type="float">
            <text:p>2235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KM 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ngo</text:p>
          </table:table-cell>
          <table:table-cell office:value-type="string" calcext:value-type="string">
            <text:p>Kinshasa</text:p>
          </table:table-cell>
          <table:table-cell office:value-type="float" office:value="11575000" calcext:value-type="float">
            <text:p>11575000</text:p>
          </table:table-cell>
          <table:table-cell office:value-type="float" office:value="81500000" calcext:value-type="float">
            <text:p>81500000</text:p>
          </table:table-cell>
          <table:table-cell office:value-type="float" office:value="2344858" calcext:value-type="float">
            <text:p>234485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D 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dkorea</text:p>
          </table:table-cell>
          <table:table-cell office:value-type="string" calcext:value-type="string">
            <text:p>Pjöngjang</text:p>
          </table:table-cell>
          <table:table-cell office:value-type="float" office:value="3255300" calcext:value-type="float">
            <text:p>3255300</text:p>
          </table:table-cell>
          <table:table-cell office:value-type="float" office:value="25500000" calcext:value-type="float">
            <text:p>25500000</text:p>
          </table:table-cell>
          <table:table-cell office:value-type="float" office:value="120538" calcext:value-type="float">
            <text:p>120538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KP 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üdkorea</text:p>
          </table:table-cell>
          <table:table-cell office:value-type="string" calcext:value-type="string">
            <text:p>Seoul</text:p>
          </table:table-cell>
          <table:table-cell office:value-type="float" office:value="9794300" calcext:value-type="float">
            <text:p>9794300</text:p>
          </table:table-cell>
          <table:table-cell office:value-type="float" office:value="51400000" calcext:value-type="float">
            <text:p>51400000</text:p>
          </table:table-cell>
          <table:table-cell office:value-type="float" office:value="99720" calcext:value-type="float">
            <text:p>99720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KR 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roatien</text:p>
          </table:table-cell>
          <table:table-cell office:value-type="string" calcext:value-type="string">
            <text:p>Zagreb</text:p>
          </table:table-cell>
          <table:table-cell office:value-type="float" office:value="688163" calcext:value-type="float">
            <text:p>688163</text:p>
          </table:table-cell>
          <table:table-cell office:value-type="float" office:value="4100000" calcext:value-type="float">
            <text:p>4100000</text:p>
          </table:table-cell>
          <table:table-cell office:value-type="float" office:value="56594" calcext:value-type="float">
            <text:p>5659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R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ba</text:p>
          </table:table-cell>
          <table:table-cell office:value-type="string" calcext:value-type="string">
            <text:p>Havanna</text:p>
          </table:table-cell>
          <table:table-cell office:value-type="float" office:value="2106100" calcext:value-type="float">
            <text:p>2106100</text:p>
          </table:table-cell>
          <table:table-cell office:value-type="float" office:value="11300000" calcext:value-type="float">
            <text:p>11300000</text:p>
          </table:table-cell>
          <table:table-cell office:value-type="float" office:value="110860" calcext:value-type="float">
            <text:p>11086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U 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Kuwait-Stadt</text:p>
          </table:table-cell>
          <table:table-cell office:value-type="float" office:value="31100" calcext:value-type="float">
            <text:p>31100</text:p>
          </table:table-cell>
          <table:table-cell office:value-type="float" office:value="4100000" calcext:value-type="float">
            <text:p>4100000</text:p>
          </table:table-cell>
          <table:table-cell office:value-type="float" office:value="17818" calcext:value-type="float">
            <text:p>17818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KW 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os</text:p>
          </table:table-cell>
          <table:table-cell office:value-type="string" calcext:value-type="string">
            <text:p>Vientiane</text:p>
          </table:table-cell>
          <table:table-cell office:value-type="float" office:value="820900" calcext:value-type="float">
            <text:p>8209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236800" calcext:value-type="float">
            <text:p>2368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A 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sotho</text:p>
          </table:table-cell>
          <table:table-cell office:value-type="string" calcext:value-type="string">
            <text:p>Maseru</text:p>
          </table:table-cell>
          <table:table-cell office:value-type="float" office:value="432000" calcext:value-type="float">
            <text:p>432000</text:p>
          </table:table-cell>
          <table:table-cell office:value-type="float" office:value="2200000" calcext:value-type="float">
            <text:p>2200000</text:p>
          </table:table-cell>
          <table:table-cell office:value-type="float" office:value="30355" calcext:value-type="float">
            <text:p>3035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LS 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ttland</text:p>
          </table:table-cell>
          <table:table-cell office:value-type="string" calcext:value-type="string">
            <text:p>Riga</text:p>
          </table:table-cell>
          <table:table-cell office:value-type="float" office:value="658600" calcext:value-type="float">
            <text:p>658600</text:p>
          </table:table-cell>
          <table:table-cell office:value-type="float" office:value="1900000" calcext:value-type="float">
            <text:p>1900000</text:p>
          </table:table-cell>
          <table:table-cell office:value-type="float" office:value="64589" calcext:value-type="float">
            <text:p>6458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V 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banon</text:p>
          </table:table-cell>
          <table:table-cell office:value-type="string" calcext:value-type="string">
            <text:p>Beirut</text:p>
          </table:table-cell>
          <table:table-cell office:value-type="float" office:value="363000" calcext:value-type="float">
            <text:p>363000</text:p>
          </table:table-cell>
          <table:table-cell office:value-type="float" office:value="6200000" calcext:value-type="float">
            <text:p>6200000</text:p>
          </table:table-cell>
          <table:table-cell office:value-type="float" office:value="10400" calcext:value-type="float">
            <text:p>10400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LB 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beria</text:p>
          </table:table-cell>
          <table:table-cell office:value-type="string" calcext:value-type="string">
            <text:p>Monrovia</text:p>
          </table:table-cell>
          <table:table-cell office:value-type="float" office:value="970800" calcext:value-type="float">
            <text:p>970800</text:p>
          </table:table-cell>
          <table:table-cell office:value-type="float" office:value="4700000" calcext:value-type="float">
            <text:p>4700000</text:p>
          </table:table-cell>
          <table:table-cell office:value-type="float" office:value="111369" calcext:value-type="float">
            <text:p>11136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R 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byen</text:p>
          </table:table-cell>
          <table:table-cell office:value-type="string" calcext:value-type="string">
            <text:p>Tripolis</text:p>
          </table:table-cell>
          <table:table-cell office:value-type="float" office:value="1519000" calcext:value-type="float">
            <text:p>1519000</text:p>
          </table:table-cell>
          <table:table-cell office:value-type="float" office:value="6400000" calcext:value-type="float">
            <text:p>6400000</text:p>
          </table:table-cell>
          <table:table-cell office:value-type="float" office:value="1759540" calcext:value-type="float">
            <text:p>17595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Y 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string" calcext:value-type="string">
            <text:p>Vaduz</text:p>
          </table:table-cell>
          <table:table-cell office:value-type="float" office:value="5400" calcext:value-type="float">
            <text:p>5400</text:p>
          </table:table-cell>
          <table:table-cell office:value-type="float" office:value="40000" calcext:value-type="float">
            <text:p>40000</text:p>
          </table:table-cell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I 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tauen</text:p>
          </table:table-cell>
          <table:table-cell office:value-type="string" calcext:value-type="string">
            <text:p>Vilnius</text:p>
          </table:table-cell>
          <table:table-cell office:value-type="float" office:value="534700" calcext:value-type="float">
            <text:p>534700</text:p>
          </table:table-cell>
          <table:table-cell office:value-type="float" office:value="2800000" calcext:value-type="float">
            <text:p>2800000</text:p>
          </table:table-cell>
          <table:table-cell office:value-type="float" office:value="65300" calcext:value-type="float">
            <text:p>6530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T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Luxemburg</text:p>
          </table:table-cell>
          <table:table-cell office:value-type="float" office:value="115200" calcext:value-type="float">
            <text:p>1152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2586" calcext:value-type="float">
            <text:p>2586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LU 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dagaskar</text:p>
          </table:table-cell>
          <table:table-cell office:value-type="string" calcext:value-type="string">
            <text:p>Antananarivo</text:p>
          </table:table-cell>
          <table:table-cell office:value-type="float" office:value="710200" calcext:value-type="float">
            <text:p>710200</text:p>
          </table:table-cell>
          <table:table-cell office:value-type="float" office:value="25500000" calcext:value-type="float">
            <text:p>25500000</text:p>
          </table:table-cell>
          <table:table-cell office:value-type="float" office:value="587041" calcext:value-type="float">
            <text:p>5870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G 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lawi</text:p>
          </table:table-cell>
          <table:table-cell office:value-type="string" calcext:value-type="string">
            <text:p>Lilongwe</text:p>
          </table:table-cell>
          <table:table-cell office:value-type="float" office:value="1230800" calcext:value-type="float">
            <text:p>1230800</text:p>
          </table:table-cell>
          <table:table-cell office:value-type="float" office:value="18600000" calcext:value-type="float">
            <text:p>18600000</text:p>
          </table:table-cell>
          <table:table-cell office:value-type="float" office:value="118484" calcext:value-type="float">
            <text:p>118484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MW 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Kuala Lumpur</text:p>
          </table:table-cell>
          <table:table-cell office:value-type="float" office:value="1588800" calcext:value-type="float">
            <text:p>1588800</text:p>
          </table:table-cell>
          <table:table-cell office:value-type="float" office:value="31600000" calcext:value-type="float">
            <text:p>31600000</text:p>
          </table:table-cell>
          <table:table-cell office:value-type="float" office:value="329847" calcext:value-type="float">
            <text:p>32984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Y 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lediven</text:p>
          </table:table-cell>
          <table:table-cell office:value-type="string" calcext:value-type="string">
            <text:p>Malé</text:p>
          </table:table-cell>
          <table:table-cell office:value-type="float" office:value="133400" calcext:value-type="float">
            <text:p>1334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298" calcext:value-type="float">
            <text:p>298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MV 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li</text:p>
          </table:table-cell>
          <table:table-cell office:value-type="string" calcext:value-type="string">
            <text:p>Bamako</text:p>
          </table:table-cell>
          <table:table-cell office:value-type="float" office:value="907600" calcext:value-type="float">
            <text:p>907600</text:p>
          </table:table-cell>
          <table:table-cell office:value-type="float" office:value="18900000" calcext:value-type="float">
            <text:p>18900000</text:p>
          </table:table-cell>
          <table:table-cell office:value-type="float" office:value="1240192" calcext:value-type="float">
            <text:p>124019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L 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Valletta</text:p>
          </table:table-cell>
          <table:table-cell office:value-type="float" office:value="5700" calcext:value-type="float">
            <text:p>5700</text:p>
          </table:table-cell>
          <table:table-cell office:value-type="float" office:value="438000" calcext:value-type="float">
            <text:p>438000</text:p>
          </table:table-cell>
          <table:table-cell office:value-type="float" office:value="316" calcext:value-type="float">
            <text:p>316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MT 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okko</text:p>
          </table:table-cell>
          <table:table-cell office:value-type="string" calcext:value-type="string">
            <text:p>Rabat</text:p>
          </table:table-cell>
          <table:table-cell office:value-type="float" office:value="577800" calcext:value-type="float">
            <text:p>577800</text:p>
          </table:table-cell>
          <table:table-cell office:value-type="float" office:value="35100000" calcext:value-type="float">
            <text:p>35100000</text:p>
          </table:table-cell>
          <table:table-cell office:value-type="float" office:value="446550" calcext:value-type="float">
            <text:p>44655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A 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shallinseln</text:p>
          </table:table-cell>
          <table:table-cell office:value-type="string" calcext:value-type="string">
            <text:p>Majuro</text:p>
          </table:table-cell>
          <table:table-cell office:value-type="float" office:value="27800" calcext:value-type="float">
            <text:p>27800</text:p>
          </table:table-cell>
          <table:table-cell office:value-type="float" office:value="60000" calcext:value-type="float">
            <text:p>60000</text:p>
          </table:table-cell>
          <table:table-cell office:value-type="float" office:value="181" calcext:value-type="float">
            <text:p>18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MH 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uretanien</text:p>
          </table:table-cell>
          <table:table-cell office:value-type="string" calcext:value-type="string">
            <text:p>Nouakchott</text:p>
          </table:table-cell>
          <table:table-cell office:value-type="float" office:value="558200" calcext:value-type="float">
            <text:p>558200</text:p>
          </table:table-cell>
          <table:table-cell office:value-type="float" office:value="4400000" calcext:value-type="float">
            <text:p>4400000</text:p>
          </table:table-cell>
          <table:table-cell office:value-type="float" office:value="1030700" calcext:value-type="float">
            <text:p>10307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R 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Port Louis</text:p>
          </table:table-cell>
          <table:table-cell office:value-type="float" office:value="118400" calcext:value-type="float">
            <text:p>11840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2040" calcext:value-type="float">
            <text:p>2040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MU 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ko</text:p>
          </table:table-cell>
          <table:table-cell office:value-type="string" calcext:value-type="string">
            <text:p>Mexiko-Stadt</text:p>
          </table:table-cell>
          <table:table-cell office:value-type="float" office:value="8851100" calcext:value-type="float">
            <text:p>8851100</text:p>
          </table:table-cell>
          <table:table-cell office:value-type="float" office:value="129200000" calcext:value-type="float">
            <text:p>129200000</text:p>
          </table:table-cell>
          <table:table-cell office:value-type="float" office:value="1964375" calcext:value-type="float">
            <text:p>196437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X 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kronesien</text:p>
          </table:table-cell>
          <table:table-cell office:value-type="string" calcext:value-type="string">
            <text:p>Palikir</text:p>
          </table:table-cell>
          <table:table-cell office:value-type="float" office:value="36200" calcext:value-type="float">
            <text:p>36200</text:p>
          </table:table-cell>
          <table:table-cell office:value-type="float" office:value="107000" calcext:value-type="float">
            <text:p>107000</text:p>
          </table:table-cell>
          <table:table-cell office:value-type="float" office:value="702" calcext:value-type="float">
            <text:p>70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FM 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ldau</text:p>
          </table:table-cell>
          <table:table-cell office:value-type="string" calcext:value-type="string">
            <text:p>Chișinău</text:p>
          </table:table-cell>
          <table:table-cell office:value-type="float" office:value="469400" calcext:value-type="float">
            <text:p>469400</text:p>
          </table:table-cell>
          <table:table-cell office:value-type="float" office:value="3900000" calcext:value-type="float">
            <text:p>3900000</text:p>
          </table:table-cell>
          <table:table-cell office:value-type="float" office:value="33851" calcext:value-type="float">
            <text:p>3385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D 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onaco</text:p>
          </table:table-cell>
          <table:table-cell office:value-type="float" office:value="38400" calcext:value-type="float">
            <text:p>38400</text:p>
          </table:table-cell>
          <table:table-cell office:value-type="float" office:value="37800" calcext:value-type="float">
            <text:p>37800</text:p>
          </table:table-cell>
          <table:table-cell office:value-type="float" office:value="2" calcext:value-type="float">
            <text:p>2</text:p>
          </table:table-cell>
          <table:table-cell office:value-type="float" office:value="18900" calcext:value-type="float">
            <text:p>18900</text:p>
          </table:table-cell>
          <table:table-cell office:value-type="string" calcext:value-type="string">
            <text:p>MC 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golei</text:p>
          </table:table-cell>
          <table:table-cell office:value-type="string" calcext:value-type="string">
            <text:p>Ulaanbaatar</text:p>
          </table:table-cell>
          <table:table-cell office:value-type="float" office:value="1396300" calcext:value-type="float">
            <text:p>1396300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1564116" calcext:value-type="float">
            <text:p>1564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N 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enegro</text:p>
          </table:table-cell>
          <table:table-cell office:value-type="string" calcext:value-type="string">
            <text:p>Podgorica</text:p>
          </table:table-cell>
          <table:table-cell office:value-type="float" office:value="187100" calcext:value-type="float">
            <text:p>1871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13812" calcext:value-type="float">
            <text:p>138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E 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sambik</text:p>
          </table:table-cell>
          <table:table-cell office:value-type="string" calcext:value-type="string">
            <text:p>Maputo</text:p>
          </table:table-cell>
          <table:table-cell office:value-type="float" office:value="1101200" calcext:value-type="float">
            <text:p>1101200</text:p>
          </table:table-cell>
          <table:table-cell office:value-type="float" office:value="29700000" calcext:value-type="float">
            <text:p>29700000</text:p>
          </table:table-cell>
          <table:table-cell office:value-type="float" office:value="799380" calcext:value-type="float">
            <text:p>79938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Z 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Naypyidaw</text:p>
          </table:table-cell>
          <table:table-cell office:value-type="float" office:value="1160200" calcext:value-type="float">
            <text:p>1160200</text:p>
          </table:table-cell>
          <table:table-cell office:value-type="float" office:value="53400000" calcext:value-type="float">
            <text:p>53400000</text:p>
          </table:table-cell>
          <table:table-cell office:value-type="float" office:value="676578" calcext:value-type="float">
            <text:p>67657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M 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Windhoek</text:p>
          </table:table-cell>
          <table:table-cell office:value-type="float" office:value="322500" calcext:value-type="float">
            <text:p>322500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824292" calcext:value-type="float">
            <text:p>8242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uru</text:p>
          </table:table-cell>
          <table:table-cell office:value-type="string" calcext:value-type="string">
            <text:p>Yaren</text:p>
          </table:table-cell>
          <table:table-cell office:value-type="float" office:value="750" calcext:value-type="float">
            <text:p>750</text:p>
          </table:table-cell>
          <table:table-cell office:value-type="float" office:value="10000" calcext:value-type="float">
            <text:p>10000</text:p>
          </table:table-cell>
          <table:table-cell office:value-type="float" office:value="21" calcext:value-type="float">
            <text:p>21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NR 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Kathmandu</text:p>
          </table:table-cell>
          <table:table-cell office:value-type="float" office:value="975000" calcext:value-type="float">
            <text:p>975000</text:p>
          </table:table-cell>
          <table:table-cell office:value-type="float" office:value="29400000" calcext:value-type="float">
            <text:p>29400000</text:p>
          </table:table-cell>
          <table:table-cell office:value-type="float" office:value="147181" calcext:value-type="float">
            <text:p>14718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P 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useeland</text:p>
          </table:table-cell>
          <table:table-cell office:value-type="string" calcext:value-type="string">
            <text:p>Wellington</text:p>
          </table:table-cell>
          <table:table-cell office:value-type="float" office:value="471300" calcext:value-type="float">
            <text:p>471300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267710" calcext:value-type="float">
            <text:p>2677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Z 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Managua</text:p>
          </table:table-cell>
          <table:table-cell office:value-type="float" office:value="1263000" calcext:value-type="float">
            <text:p>1263000</text:p>
          </table:table-cell>
          <table:table-cell office:value-type="float" office:value="6200000" calcext:value-type="float">
            <text:p>6200000</text:p>
          </table:table-cell>
          <table:table-cell office:value-type="float" office:value="130730" calcext:value-type="float">
            <text:p>13073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I 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ederlande</text:p>
          </table:table-cell>
          <table:table-cell office:value-type="string" calcext:value-type="string">
            <text:p>Amsterdam</text:p>
          </table:table-cell>
          <table:table-cell office:value-type="float" office:value="799300" calcext:value-type="float">
            <text:p>799300</text:p>
          </table:table-cell>
          <table:table-cell office:value-type="float" office:value="17100000" calcext:value-type="float">
            <text:p>17100000</text:p>
          </table:table-cell>
          <table:table-cell office:value-type="float" office:value="41543" calcext:value-type="float">
            <text:p>41543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NL 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ger</text:p>
          </table:table-cell>
          <table:table-cell office:value-type="string" calcext:value-type="string">
            <text:p>Niamey</text:p>
          </table:table-cell>
          <table:table-cell office:value-type="float" office:value="1222100" calcext:value-type="float">
            <text:p>1222100</text:p>
          </table:table-cell>
          <table:table-cell office:value-type="float" office:value="20600000" calcext:value-type="float">
            <text:p>20600000</text:p>
          </table:table-cell>
          <table:table-cell office:value-type="float" office:value="1267000" calcext:value-type="float">
            <text:p>1267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 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Abuja</text:p>
          </table:table-cell>
          <table:table-cell office:value-type="float" office:value="1406000" calcext:value-type="float">
            <text:p>1406000</text:p>
          </table:table-cell>
          <table:table-cell office:value-type="float" office:value="190900000" calcext:value-type="float">
            <text:p>190900000</text:p>
          </table:table-cell>
          <table:table-cell office:value-type="float" office:value="923768" calcext:value-type="float">
            <text:p>923768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NG 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dmazedonien</text:p>
          </table:table-cell>
          <table:table-cell office:value-type="string" calcext:value-type="string">
            <text:p>Skopje</text:p>
          </table:table-cell>
          <table:table-cell office:value-type="float" office:value="322000" calcext:value-type="float">
            <text:p>322000</text:p>
          </table:table-cell>
          <table:table-cell office:value-type="float" office:value="2100000" calcext:value-type="float">
            <text:p>2100000</text:p>
          </table:table-cell>
          <table:table-cell office:value-type="float" office:value="25713" calcext:value-type="float">
            <text:p>2571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K 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wegen</text:p>
          </table:table-cell>
          <table:table-cell office:value-type="string" calcext:value-type="string">
            <text:p>Oslo</text:p>
          </table:table-cell>
          <table:table-cell office:value-type="float" office:value="612300" calcext:value-type="float">
            <text:p>612300</text:p>
          </table:table-cell>
          <table:table-cell office:value-type="float" office:value="5300000" calcext:value-type="float">
            <text:p>5300000</text:p>
          </table:table-cell>
          <table:table-cell office:value-type="float" office:value="323802" calcext:value-type="float">
            <text:p>3238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 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man</text:p>
          </table:table-cell>
          <table:table-cell office:value-type="string" calcext:value-type="string">
            <text:p>Maskat</text:p>
          </table:table-cell>
          <table:table-cell office:value-type="float" office:value="775900" calcext:value-type="float">
            <text:p>775900</text:p>
          </table:table-cell>
          <table:table-cell office:value-type="float" office:value="4700000" calcext:value-type="float">
            <text:p>4700000</text:p>
          </table:table-cell>
          <table:table-cell office:value-type="float" office:value="309500" calcext:value-type="float">
            <text:p>309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M 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Österreich</text:p>
          </table:table-cell>
          <table:table-cell office:value-type="string" calcext:value-type="string">
            <text:p>Wien</text:p>
          </table:table-cell>
          <table:table-cell office:value-type="float" office:value="1840573" calcext:value-type="float">
            <text:p>1840573</text:p>
          </table:table-cell>
          <table:table-cell office:value-type="float" office:value="8800000" calcext:value-type="float">
            <text:p>8800000</text:p>
          </table:table-cell>
          <table:table-cell office:value-type="float" office:value="83871" calcext:value-type="float">
            <text:p>8387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T 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sttimor</text:p>
          </table:table-cell>
          <table:table-cell office:value-type="string" calcext:value-type="string">
            <text:p>Dili</text:p>
          </table:table-cell>
          <table:table-cell office:value-type="float" office:value="277300" calcext:value-type="float">
            <text:p>27730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874" calcext:value-type="float">
            <text:p>1487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L 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Islamabad</text:p>
          </table:table-cell>
          <table:table-cell office:value-type="float" office:value="2001600" calcext:value-type="float">
            <text:p>2001600</text:p>
          </table:table-cell>
          <table:table-cell office:value-type="float" office:value="207600000" calcext:value-type="float">
            <text:p>207600000</text:p>
          </table:table-cell>
          <table:table-cell office:value-type="float" office:value="796095" calcext:value-type="float">
            <text:p>796095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PK 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lau</text:p>
          </table:table-cell>
          <table:table-cell office:value-type="string" calcext:value-type="string">
            <text:p>Ngerulmud</text:p>
          </table:table-cell>
          <table:table-cell office:value-type="float" office:value="277" calcext:value-type="float">
            <text:p>277</text:p>
          </table:table-cell>
          <table:table-cell office:value-type="float" office:value="21000" calcext:value-type="float">
            <text:p>21000</text:p>
          </table:table-cell>
          <table:table-cell office:value-type="float" office:value="459" calcext:value-type="float">
            <text:p>45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W 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Panama-Stadt</text:p>
          </table:table-cell>
          <table:table-cell office:value-type="float" office:value="880700" calcext:value-type="float">
            <text:p>880700</text:p>
          </table:table-cell>
          <table:table-cell office:value-type="float" office:value="4100000" calcext:value-type="float">
            <text:p>4100000</text:p>
          </table:table-cell>
          <table:table-cell office:value-type="float" office:value="75420" calcext:value-type="float">
            <text:p>7542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 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pua-Neuguinea</text:p>
          </table:table-cell>
          <table:table-cell office:value-type="string" calcext:value-type="string">
            <text:p>Port Moresby</text:p>
          </table:table-cell>
          <table:table-cell office:value-type="float" office:value="364100" calcext:value-type="float">
            <text:p>364100</text:p>
          </table:table-cell>
          <table:table-cell office:value-type="float" office:value="8300000" calcext:value-type="float">
            <text:p>8300000</text:p>
          </table:table-cell>
          <table:table-cell office:value-type="float" office:value="462840" calcext:value-type="float">
            <text:p>46284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G 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Asunción</text:p>
          </table:table-cell>
          <table:table-cell office:value-type="float" office:value="529400" calcext:value-type="float">
            <text:p>529400</text:p>
          </table:table-cell>
          <table:table-cell office:value-type="float" office:value="6800000" calcext:value-type="float">
            <text:p>6800000</text:p>
          </table:table-cell>
          <table:table-cell office:value-type="float" office:value="406752" calcext:value-type="float">
            <text:p>40675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Y 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Lima</text:p>
          </table:table-cell>
          <table:table-cell office:value-type="float" office:value="9485400" calcext:value-type="float">
            <text:p>9485400</text:p>
          </table:table-cell>
          <table:table-cell office:value-type="float" office:value="31800000" calcext:value-type="float">
            <text:p>31800000</text:p>
          </table:table-cell>
          <table:table-cell office:value-type="float" office:value="1285216" calcext:value-type="float">
            <text:p>12852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E 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hilippinen</text:p>
          </table:table-cell>
          <table:table-cell office:value-type="string" calcext:value-type="string">
            <text:p>Manila</text:p>
          </table:table-cell>
          <table:table-cell office:value-type="float" office:value="1652200" calcext:value-type="float">
            <text:p>1652200</text:p>
          </table:table-cell>
          <table:table-cell office:value-type="float" office:value="105000000" calcext:value-type="float">
            <text:p>105000000</text:p>
          </table:table-cell>
          <table:table-cell office:value-type="float" office:value="299000" calcext:value-type="float">
            <text:p>299000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PH 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n</text:p>
          </table:table-cell>
          <table:table-cell office:value-type="string" calcext:value-type="string">
            <text:p>Warschau</text:p>
          </table:table-cell>
          <table:table-cell office:value-type="float" office:value="1735400" calcext:value-type="float">
            <text:p>1735400</text:p>
          </table:table-cell>
          <table:table-cell office:value-type="float" office:value="38400000" calcext:value-type="float">
            <text:p>38400000</text:p>
          </table:table-cell>
          <table:table-cell office:value-type="float" office:value="312685" calcext:value-type="float">
            <text:p>31268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L 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Lissabon</text:p>
          </table:table-cell>
          <table:table-cell office:value-type="float" office:value="2731500" calcext:value-type="float">
            <text:p>2731500</text:p>
          </table:table-cell>
          <table:table-cell office:value-type="float" office:value="10300000" calcext:value-type="float">
            <text:p>10300000</text:p>
          </table:table-cell>
          <table:table-cell office:value-type="float" office:value="92090" calcext:value-type="float">
            <text:p>9209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T 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uanda</text:p>
          </table:table-cell>
          <table:table-cell office:value-type="string" calcext:value-type="string">
            <text:p>Kigali</text:p>
          </table:table-cell>
          <table:table-cell office:value-type="float" office:value="1132700" calcext:value-type="float">
            <text:p>1132700</text:p>
          </table:table-cell>
          <table:table-cell office:value-type="float" office:value="12300000" calcext:value-type="float">
            <text:p>12300000</text:p>
          </table:table-cell>
          <table:table-cell office:value-type="float" office:value="26338" calcext:value-type="float">
            <text:p>26338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RW 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umänien</text:p>
          </table:table-cell>
          <table:table-cell office:value-type="string" calcext:value-type="string">
            <text:p>Bukarest</text:p>
          </table:table-cell>
          <table:table-cell office:value-type="float" office:value="1833400" calcext:value-type="float">
            <text:p>1833400</text:p>
          </table:table-cell>
          <table:table-cell office:value-type="float" office:value="19600000" calcext:value-type="float">
            <text:p>19600000</text:p>
          </table:table-cell>
          <table:table-cell office:value-type="float" office:value="238391" calcext:value-type="float">
            <text:p>23839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O 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ussland</text:p>
          </table:table-cell>
          <table:table-cell office:value-type="string" calcext:value-type="string">
            <text:p>Moskau</text:p>
          </table:table-cell>
          <table:table-cell office:value-type="float" office:value="11514300" calcext:value-type="float">
            <text:p>11514300</text:p>
          </table:table-cell>
          <table:table-cell office:value-type="float" office:value="144500000" calcext:value-type="float">
            <text:p>144500000</text:p>
          </table:table-cell>
          <table:table-cell office:value-type="float" office:value="17098242" calcext:value-type="float">
            <text:p>170982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U 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lomonen</text:p>
          </table:table-cell>
          <table:table-cell office:value-type="string" calcext:value-type="string">
            <text:p>Honiara</text:p>
          </table:table-cell>
          <table:table-cell office:value-type="float" office:value="64600" calcext:value-type="float">
            <text:p>64600</text:p>
          </table:table-cell>
          <table:table-cell office:value-type="float" office:value="700000" calcext:value-type="float">
            <text:p>700000</text:p>
          </table:table-cell>
          <table:table-cell office:value-type="float" office:value="28896" calcext:value-type="float">
            <text:p>288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B 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mbia</text:p>
          </table:table-cell>
          <table:table-cell office:value-type="string" calcext:value-type="string">
            <text:p>Lusaka</text:p>
          </table:table-cell>
          <table:table-cell office:value-type="float" office:value="1747200" calcext:value-type="float">
            <text:p>1747200</text:p>
          </table:table-cell>
          <table:table-cell office:value-type="float" office:value="16400000" calcext:value-type="float">
            <text:p>16400000</text:p>
          </table:table-cell>
          <table:table-cell office:value-type="float" office:value="752618" calcext:value-type="float">
            <text:p>7526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ZM 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moa</text:p>
          </table:table-cell>
          <table:table-cell office:value-type="string" calcext:value-type="string">
            <text:p>Apia</text:p>
          </table:table-cell>
          <table:table-cell office:value-type="float" office:value="35500" calcext:value-type="float">
            <text:p>355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2831" calcext:value-type="float">
            <text:p>283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WS 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an Marino</text:p>
          </table:table-cell>
          <table:table-cell office:value-type="float" office:value="4036" calcext:value-type="float">
            <text:p>4036</text:p>
          </table:table-cell>
          <table:table-cell office:value-type="float" office:value="32800" calcext:value-type="float">
            <text:p>32800</text:p>
          </table:table-cell>
          <table:table-cell office:value-type="float" office:value="61" calcext:value-type="float">
            <text:p>61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SM 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ão Tomé und Príncipe</text:p>
          </table:table-cell>
          <table:table-cell office:value-type="string" calcext:value-type="string">
            <text:p>São Tomé</text:p>
          </table:table-cell>
          <table:table-cell office:value-type="float" office:value="61100" calcext:value-type="float">
            <text:p>611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964" calcext:value-type="float">
            <text:p>964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T 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udi-Arabien</text:p>
          </table:table-cell>
          <table:table-cell office:value-type="string" calcext:value-type="string">
            <text:p>Riad</text:p>
          </table:table-cell>
          <table:table-cell office:value-type="float" office:value="7715500" calcext:value-type="float">
            <text:p>7715500</text:p>
          </table:table-cell>
          <table:table-cell office:value-type="float" office:value="32600000" calcext:value-type="float">
            <text:p>32600000</text:p>
          </table:table-cell>
          <table:table-cell office:value-type="float" office:value="2149690" calcext:value-type="float">
            <text:p>21496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A 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hweden</text:p>
          </table:table-cell>
          <table:table-cell office:value-type="string" calcext:value-type="string">
            <text:p>Stockholm</text:p>
          </table:table-cell>
          <table:table-cell office:value-type="float" office:value="923500" calcext:value-type="float">
            <text:p>923500</text:p>
          </table:table-cell>
          <table:table-cell office:value-type="float" office:value="10100000" calcext:value-type="float">
            <text:p>10100000</text:p>
          </table:table-cell>
          <table:table-cell office:value-type="float" office:value="450295" calcext:value-type="float">
            <text:p>4502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 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hweiz</text:p>
          </table:table-cell>
          <table:table-cell office:value-type="string" calcext:value-type="string">
            <text:p>Bern</text:p>
          </table:table-cell>
          <table:table-cell office:value-type="float" office:value="130100" calcext:value-type="float">
            <text:p>130100</text:p>
          </table:table-cell>
          <table:table-cell office:value-type="float" office:value="8500000" calcext:value-type="float">
            <text:p>8500000</text:p>
          </table:table-cell>
          <table:table-cell office:value-type="float" office:value="41277" calcext:value-type="float">
            <text:p>41277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CH 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Dakar</text:p>
          </table:table-cell>
          <table:table-cell office:value-type="float" office:value="1146000" calcext:value-type="float">
            <text:p>1146000</text:p>
          </table:table-cell>
          <table:table-cell office:value-type="float" office:value="15800000" calcext:value-type="float">
            <text:p>15800000</text:p>
          </table:table-cell>
          <table:table-cell office:value-type="float" office:value="196722" calcext:value-type="float">
            <text:p>1967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N 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rbien</text:p>
          </table:table-cell>
          <table:table-cell office:value-type="string" calcext:value-type="string">
            <text:p>Belgrad</text:p>
          </table:table-cell>
          <table:table-cell office:value-type="float" office:value="1344800" calcext:value-type="float">
            <text:p>13448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77474" calcext:value-type="float">
            <text:p>7747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S 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ychellen</text:p>
          </table:table-cell>
          <table:table-cell office:value-type="string" calcext:value-type="string">
            <text:p>Victoria</text:p>
          </table:table-cell>
          <table:table-cell office:value-type="float" office:value="26500" calcext:value-type="float">
            <text:p>26500</text:p>
          </table:table-cell>
          <table:table-cell office:value-type="float" office:value="90000" calcext:value-type="float">
            <text:p>90000</text:p>
          </table:table-cell>
          <table:table-cell office:value-type="float" office:value="455" calcext:value-type="float">
            <text:p>455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C 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string" calcext:value-type="string">
            <text:p>Freetown</text:p>
          </table:table-cell>
          <table:table-cell office:value-type="float" office:value="1056000" calcext:value-type="float">
            <text:p>1056000</text:p>
          </table:table-cell>
          <table:table-cell office:value-type="float" office:value="7600000" calcext:value-type="float">
            <text:p>7600000</text:p>
          </table:table-cell>
          <table:table-cell office:value-type="float" office:value="71740" calcext:value-type="float">
            <text:p>7174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L 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mbabwe</text:p>
          </table:table-cell>
          <table:table-cell office:value-type="string" calcext:value-type="string">
            <text:p>Harare</text:p>
          </table:table-cell>
          <table:table-cell office:value-type="float" office:value="969200" calcext:value-type="float">
            <text:p>969200</text:p>
          </table:table-cell>
          <table:table-cell office:value-type="float" office:value="16600000" calcext:value-type="float">
            <text:p>16600000</text:p>
          </table:table-cell>
          <table:table-cell office:value-type="float" office:value="390757" calcext:value-type="float">
            <text:p>39075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ZW 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ingapur</text:p>
          </table:table-cell>
          <table:table-cell office:value-type="float" office:value="5076700" calcext:value-type="float">
            <text:p>5076700</text:p>
          </table:table-cell>
          <table:table-cell office:value-type="float" office:value="5700000" calcext:value-type="float">
            <text:p>5700000</text:p>
          </table:table-cell>
          <table:table-cell office:value-type="float" office:value="697" calcext:value-type="float">
            <text:p>697</text:p>
          </table:table-cell>
          <table:table-cell office:value-type="float" office:value="8178" calcext:value-type="float">
            <text:p>8178</text:p>
          </table:table-cell>
          <table:table-cell office:value-type="string" calcext:value-type="string">
            <text:p>SG 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owakei</text:p>
          </table:table-cell>
          <table:table-cell office:value-type="string" calcext:value-type="string">
            <text:p>Bratislava</text:p>
          </table:table-cell>
          <table:table-cell office:value-type="float" office:value="602400" calcext:value-type="float">
            <text:p>602400</text:p>
          </table:table-cell>
          <table:table-cell office:value-type="float" office:value="5400000" calcext:value-type="float">
            <text:p>5400000</text:p>
          </table:table-cell>
          <table:table-cell office:value-type="float" office:value="49035" calcext:value-type="float">
            <text:p>4903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K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owenien</text:p>
          </table:table-cell>
          <table:table-cell office:value-type="string" calcext:value-type="string">
            <text:p>Ljubljana</text:p>
          </table:table-cell>
          <table:table-cell office:value-type="float" office:value="287300" calcext:value-type="float">
            <text:p>287300</text:p>
          </table:table-cell>
          <table:table-cell office:value-type="float" office:value="2100000" calcext:value-type="float">
            <text:p>2100000</text:p>
          </table:table-cell>
          <table:table-cell office:value-type="float" office:value="20273" calcext:value-type="float">
            <text:p>2027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I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Mogadischu</text:p>
          </table:table-cell>
          <table:table-cell office:value-type="float" office:value="2265000" calcext:value-type="float">
            <text:p>2265000</text:p>
          </table:table-cell>
          <table:table-cell office:value-type="float" office:value="14700000" calcext:value-type="float">
            <text:p>14700000</text:p>
          </table:table-cell>
          <table:table-cell office:value-type="float" office:value="637657" calcext:value-type="float">
            <text:p>63765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 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anien</text:p>
          </table:table-cell>
          <table:table-cell office:value-type="string" calcext:value-type="string">
            <text:p>Madrid</text:p>
          </table:table-cell>
          <table:table-cell office:value-type="float" office:value="3142000" calcext:value-type="float">
            <text:p>3142000</text:p>
          </table:table-cell>
          <table:table-cell office:value-type="float" office:value="46600000" calcext:value-type="float">
            <text:p>46600000</text:p>
          </table:table-cell>
          <table:table-cell office:value-type="float" office:value="505370" calcext:value-type="float">
            <text:p>50537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S 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i Lanka</text:p>
          </table:table-cell>
          <table:table-cell office:value-type="string" calcext:value-type="string">
            <text:p>Sri Jayewardenepura</text:p>
          </table:table-cell>
          <table:table-cell office:value-type="float" office:value="107500" calcext:value-type="float">
            <text:p>107500</text:p>
          </table:table-cell>
          <table:table-cell office:value-type="float" office:value="21400000" calcext:value-type="float">
            <text:p>21400000</text:p>
          </table:table-cell>
          <table:table-cell office:value-type="float" office:value="65610" calcext:value-type="float">
            <text:p>65610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LK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üdafrika</text:p>
          </table:table-cell>
          <table:table-cell office:value-type="string" calcext:value-type="string">
            <text:p>Pretoria</text:p>
          </table:table-cell>
          <table:table-cell office:value-type="float" office:value="741700" calcext:value-type="float">
            <text:p>741700</text:p>
          </table:table-cell>
          <table:table-cell office:value-type="float" office:value="56500000" calcext:value-type="float">
            <text:p>56500000</text:p>
          </table:table-cell>
          <table:table-cell office:value-type="float" office:value="1219090" calcext:value-type="float">
            <text:p>121909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ZA 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üdsudan</text:p>
          </table:table-cell>
          <table:table-cell office:value-type="string" calcext:value-type="string">
            <text:p>Juba</text:p>
          </table:table-cell>
          <table:table-cell office:value-type="float" office:value="372400" calcext:value-type="float">
            <text:p>372400</text:p>
          </table:table-cell>
          <table:table-cell office:value-type="float" office:value="12600000" calcext:value-type="float">
            <text:p>12600000</text:p>
          </table:table-cell>
          <table:table-cell office:value-type="float" office:value="619745" calcext:value-type="float">
            <text:p>61974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Khartum</text:p>
          </table:table-cell>
          <table:table-cell office:value-type="float" office:value="639600" calcext:value-type="float">
            <text:p>639600</text:p>
          </table:table-cell>
          <table:table-cell office:value-type="float" office:value="40600000" calcext:value-type="float">
            <text:p>40600000</text:p>
          </table:table-cell>
          <table:table-cell office:value-type="float" office:value="1886068" calcext:value-type="float">
            <text:p>188606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D 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Paramaribo</text:p>
          </table:table-cell>
          <table:table-cell office:value-type="float" office:value="223400" calcext:value-type="float">
            <text:p>2234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163820" calcext:value-type="float">
            <text:p>1638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 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asiland</text:p>
          </table:table-cell>
          <table:table-cell office:value-type="string" calcext:value-type="string">
            <text:p>Mbabane</text:p>
          </table:table-cell>
          <table:table-cell office:value-type="float" office:value="61200" calcext:value-type="float">
            <text:p>61200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17364" calcext:value-type="float">
            <text:p>1736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Z 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rien</text:p>
          </table:table-cell>
          <table:table-cell office:value-type="string" calcext:value-type="string">
            <text:p>Damaskus</text:p>
          </table:table-cell>
          <table:table-cell office:value-type="float" office:value="2574000" calcext:value-type="float">
            <text:p>2574000</text:p>
          </table:table-cell>
          <table:table-cell office:value-type="float" office:value="18300000" calcext:value-type="float">
            <text:p>18300000</text:p>
          </table:table-cell>
          <table:table-cell office:value-type="float" office:value="185180" calcext:value-type="float">
            <text:p>18518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Y 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dschikistan</text:p>
          </table:table-cell>
          <table:table-cell office:value-type="string" calcext:value-type="string">
            <text:p>Duschanbe</text:p>
          </table:table-cell>
          <table:table-cell office:value-type="float" office:value="724800" calcext:value-type="float">
            <text:p>724800</text:p>
          </table:table-cell>
          <table:table-cell office:value-type="float" office:value="8800000" calcext:value-type="float">
            <text:p>8800000</text:p>
          </table:table-cell>
          <table:table-cell office:value-type="float" office:value="143100" calcext:value-type="float">
            <text:p>14310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J 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nsania</text:p>
          </table:table-cell>
          <table:table-cell office:value-type="string" calcext:value-type="string">
            <text:p>Dodoma</text:p>
          </table:table-cell>
          <table:table-cell office:value-type="float" office:value="411000" calcext:value-type="float">
            <text:p>411000</text:p>
          </table:table-cell>
          <table:table-cell office:value-type="float" office:value="57500000" calcext:value-type="float">
            <text:p>57500000</text:p>
          </table:table-cell>
          <table:table-cell office:value-type="float" office:value="947300" calcext:value-type="float">
            <text:p>94730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Z 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Bangkok</text:p>
          </table:table-cell>
          <table:table-cell office:value-type="float" office:value="8305200" calcext:value-type="float">
            <text:p>8305200</text:p>
          </table:table-cell>
          <table:table-cell office:value-type="float" office:value="66100000" calcext:value-type="float">
            <text:p>66100000</text:p>
          </table:table-cell>
          <table:table-cell office:value-type="float" office:value="513120" calcext:value-type="float">
            <text:p>51312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TH 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Lomé</text:p>
          </table:table-cell>
          <table:table-cell office:value-type="float" office:value="839600" calcext:value-type="float">
            <text:p>839600</text:p>
          </table:table-cell>
          <table:table-cell office:value-type="float" office:value="7800000" calcext:value-type="float">
            <text:p>7800000</text:p>
          </table:table-cell>
          <table:table-cell office:value-type="float" office:value="56785" calcext:value-type="float">
            <text:p>5678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G 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nga</text:p>
          </table:table-cell>
          <table:table-cell office:value-type="string" calcext:value-type="string">
            <text:p>Nukuʻalofa</text:p>
          </table:table-cell>
          <table:table-cell office:value-type="float" office:value="35200" calcext:value-type="float">
            <text:p>35200</text:p>
          </table:table-cell>
          <table:table-cell office:value-type="float" office:value="123000" calcext:value-type="float">
            <text:p>123000</text:p>
          </table:table-cell>
          <table:table-cell office:value-type="float" office:value="747" calcext:value-type="float">
            <text:p>74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 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und Tobago</text:p>
          </table:table-cell>
          <table:table-cell office:value-type="string" calcext:value-type="string">
            <text:p>Port of Spain</text:p>
          </table:table-cell>
          <table:table-cell office:value-type="float" office:value="37100" calcext:value-type="float">
            <text:p>37100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5128" calcext:value-type="float">
            <text:p>5128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TT 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schad</text:p>
          </table:table-cell>
          <table:table-cell office:value-type="string" calcext:value-type="string">
            <text:p>N’Djamena</text:p>
          </table:table-cell>
          <table:table-cell office:value-type="float" office:value="993500" calcext:value-type="float">
            <text:p>993500</text:p>
          </table:table-cell>
          <table:table-cell office:value-type="float" office:value="14900000" calcext:value-type="float">
            <text:p>14900000</text:p>
          </table:table-cell>
          <table:table-cell office:value-type="float" office:value="1284000" calcext:value-type="float">
            <text:p>1284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D 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schechien</text:p>
          </table:table-cell>
          <table:table-cell office:value-type="string" calcext:value-type="string">
            <text:p>Prag</text:p>
          </table:table-cell>
          <table:table-cell office:value-type="float" office:value="1268800" calcext:value-type="float">
            <text:p>1268800</text:p>
          </table:table-cell>
          <table:table-cell office:value-type="float" office:value="10600000" calcext:value-type="float">
            <text:p>10600000</text:p>
          </table:table-cell>
          <table:table-cell office:value-type="float" office:value="78867" calcext:value-type="float">
            <text:p>7886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Z 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nesien</text:p>
          </table:table-cell>
          <table:table-cell office:value-type="string" calcext:value-type="string">
            <text:p>Tunis</text:p>
          </table:table-cell>
          <table:table-cell office:value-type="float" office:value="1058600" calcext:value-type="float">
            <text:p>1058600</text:p>
          </table:table-cell>
          <table:table-cell office:value-type="float" office:value="11500000" calcext:value-type="float">
            <text:p>11500000</text:p>
          </table:table-cell>
          <table:table-cell office:value-type="float" office:value="163610" calcext:value-type="float">
            <text:p>1636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N 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ürkei</text:p>
          </table:table-cell>
          <table:table-cell office:value-type="string" calcext:value-type="string">
            <text:p>Ankara</text:p>
          </table:table-cell>
          <table:table-cell office:value-type="float" office:value="5270600" calcext:value-type="float">
            <text:p>5270600</text:p>
          </table:table-cell>
          <table:table-cell office:value-type="float" office:value="80900000" calcext:value-type="float">
            <text:p>80900000</text:p>
          </table:table-cell>
          <table:table-cell office:value-type="float" office:value="783562" calcext:value-type="float">
            <text:p>78356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TR 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string" calcext:value-type="string">
            <text:p>Aşgabat</text:p>
          </table:table-cell>
          <table:table-cell office:value-type="float" office:value="604700" calcext:value-type="float">
            <text:p>604700</text:p>
          </table:table-cell>
          <table:table-cell office:value-type="float" office:value="5800000" calcext:value-type="float">
            <text:p>5800000</text:p>
          </table:table-cell>
          <table:table-cell office:value-type="float" office:value="488100" calcext:value-type="float">
            <text:p>488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M 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valu</text:p>
          </table:table-cell>
          <table:table-cell office:value-type="string" calcext:value-type="string">
            <text:p>Funafuti</text:p>
          </table:table-cell>
          <table:table-cell office:value-type="float" office:value="6200" calcext:value-type="float">
            <text:p>6200</text:p>
          </table:table-cell>
          <table:table-cell office:value-type="float" office:value="10000" calcext:value-type="float">
            <text:p>10000</text:p>
          </table:table-cell>
          <table:table-cell office:value-type="float" office:value="26" calcext:value-type="float">
            <text:p>26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TV 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Kampala</text:p>
          </table:table-cell>
          <table:table-cell office:value-type="float" office:value="1507100" calcext:value-type="float">
            <text:p>1507100</text:p>
          </table:table-cell>
          <table:table-cell office:value-type="float" office:value="42800000" calcext:value-type="float">
            <text:p>42800000</text:p>
          </table:table-cell>
          <table:table-cell office:value-type="float" office:value="241038" calcext:value-type="float">
            <text:p>241038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UG 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kraine</text:p>
          </table:table-cell>
          <table:table-cell office:value-type="string" calcext:value-type="string">
            <text:p>Kiew</text:p>
          </table:table-cell>
          <table:table-cell office:value-type="float" office:value="2567000" calcext:value-type="float">
            <text:p>2567000</text:p>
          </table:table-cell>
          <table:table-cell office:value-type="float" office:value="42300000" calcext:value-type="float">
            <text:p>42300000</text:p>
          </table:table-cell>
          <table:table-cell office:value-type="float" office:value="603550" calcext:value-type="float">
            <text:p>6035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A 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garn</text:p>
          </table:table-cell>
          <table:table-cell office:value-type="string" calcext:value-type="string">
            <text:p>Budapest</text:p>
          </table:table-cell>
          <table:table-cell office:value-type="float" office:value="1729000" calcext:value-type="float">
            <text:p>1729000</text:p>
          </table:table-cell>
          <table:table-cell office:value-type="float" office:value="9800000" calcext:value-type="float">
            <text:p>9800000</text:p>
          </table:table-cell>
          <table:table-cell office:value-type="float" office:value="93028" calcext:value-type="float">
            <text:p>9302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HU 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Montevideo</text:p>
          </table:table-cell>
          <table:table-cell office:value-type="float" office:value="1319100" calcext:value-type="float">
            <text:p>1319100</text:p>
          </table:table-cell>
          <table:table-cell office:value-type="float" office:value="3500000" calcext:value-type="float">
            <text:p>3500000</text:p>
          </table:table-cell>
          <table:table-cell office:value-type="float" office:value="176215" calcext:value-type="float">
            <text:p>1762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Y 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sbekistan</text:p>
          </table:table-cell>
          <table:table-cell office:value-type="string" calcext:value-type="string">
            <text:p>Taschkent</text:p>
          </table:table-cell>
          <table:table-cell office:value-type="float" office:value="2393200" calcext:value-type="float">
            <text:p>2393200</text:p>
          </table:table-cell>
          <table:table-cell office:value-type="float" office:value="32600000" calcext:value-type="float">
            <text:p>32600000</text:p>
          </table:table-cell>
          <table:table-cell office:value-type="float" office:value="447400" calcext:value-type="float">
            <text:p>4474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Z 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nuatu</text:p>
          </table:table-cell>
          <table:table-cell office:value-type="string" calcext:value-type="string">
            <text:p>Port Vila</text:p>
          </table:table-cell>
          <table:table-cell office:value-type="float" office:value="44000" calcext:value-type="float">
            <text:p>44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12189" calcext:value-type="float">
            <text:p>1218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U 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tikan</text:p>
          </table:table-cell>
          <table:table-cell office:value-type="string" calcext:value-type="string">
            <text:p>Vatikanstadt</text:p>
          </table:table-cell>
          <table:table-cell office:value-type="float" office:value="750" calcext:value-type="float">
            <text:p>750</text:p>
          </table:table-cell>
          <table:table-cell office:value-type="float" office:value="829" calcext:value-type="float">
            <text:p>829</text:p>
          </table:table-cell>
          <table:table-cell office:value-type="float" office:value="0.44" calcext:value-type="float">
            <text:p>0,44</text:p>
          </table:table-cell>
          <table:table-cell office:value-type="float" office:value="1884" calcext:value-type="float">
            <text:p>1884</text:p>
          </table:table-cell>
          <table:table-cell office:value-type="string" calcext:value-type="string">
            <text:p>VA 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Caracas</text:p>
          </table:table-cell>
          <table:table-cell office:value-type="float" office:value="3300300" calcext:value-type="float">
            <text:p>3300300</text:p>
          </table:table-cell>
          <table:table-cell office:value-type="float" office:value="31400000" calcext:value-type="float">
            <text:p>31400000</text:p>
          </table:table-cell>
          <table:table-cell office:value-type="float" office:value="912050" calcext:value-type="float">
            <text:p>91205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E 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reinigte Arabische Emirate</text:p>
          </table:table-cell>
          <table:table-cell office:value-type="string" calcext:value-type="string">
            <text:p>Abu Dhabi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9400000" calcext:value-type="float">
            <text:p>9400000</text:p>
          </table:table-cell>
          <table:table-cell office:value-type="float" office:value="83600" calcext:value-type="float">
            <text:p>8360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E 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reinigtes Königreich</text:p>
          </table:table-cell>
          <table:table-cell office:value-type="string" calcext:value-type="string">
            <text:p>London</text:p>
          </table:table-cell>
          <table:table-cell office:value-type="float" office:value="8170000" calcext:value-type="float">
            <text:p>8170000</text:p>
          </table:table-cell>
          <table:table-cell office:value-type="float" office:value="66200000" calcext:value-type="float">
            <text:p>66200000</text:p>
          </table:table-cell>
          <table:table-cell office:value-type="float" office:value="243610" calcext:value-type="float">
            <text:p>243610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GB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reinigte Staaten von Amerika</text:p>
          </table:table-cell>
          <table:table-cell office:value-type="string" calcext:value-type="string">
            <text:p>Washington, D.C.</text:p>
          </table:table-cell>
          <table:table-cell office:value-type="float" office:value="672200" calcext:value-type="float">
            <text:p>672200</text:p>
          </table:table-cell>
          <table:table-cell office:value-type="float" office:value="325400000" calcext:value-type="float">
            <text:p>325400000</text:p>
          </table:table-cell>
          <table:table-cell office:value-type="float" office:value="9826675" calcext:value-type="float">
            <text:p>982667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US 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etnam</text:p>
          </table:table-cell>
          <table:table-cell office:value-type="string" calcext:value-type="string">
            <text:p>Hanoi</text:p>
          </table:table-cell>
          <table:table-cell office:value-type="float" office:value="6451900" calcext:value-type="float">
            <text:p>6451900</text:p>
          </table:table-cell>
          <table:table-cell office:value-type="float" office:value="93700000" calcext:value-type="float">
            <text:p>93700000</text:p>
          </table:table-cell>
          <table:table-cell office:value-type="float" office:value="331210" calcext:value-type="float">
            <text:p>331210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VN 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ißrussland</text:p>
          </table:table-cell>
          <table:table-cell office:value-type="string" calcext:value-type="string">
            <text:p>Minsk</text:p>
          </table:table-cell>
          <table:table-cell office:value-type="float" office:value="1921800" calcext:value-type="float">
            <text:p>1921800</text:p>
          </table:table-cell>
          <table:table-cell office:value-type="float" office:value="9500000" calcext:value-type="float">
            <text:p>9500000</text:p>
          </table:table-cell>
          <table:table-cell office:value-type="float" office:value="207600" calcext:value-type="float">
            <text:p>20760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Y 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entralafrikanische Republik</text:p>
          </table:table-cell>
          <table:table-cell office:value-type="string" calcext:value-type="string">
            <text:p>Bangui</text:p>
          </table:table-cell>
          <table:table-cell office:value-type="float" office:value="622800" calcext:value-type="float">
            <text:p>622800</text:p>
          </table:table-cell>
          <table:table-cell office:value-type="float" office:value="4700000" calcext:value-type="float">
            <text:p>4700000</text:p>
          </table:table-cell>
          <table:table-cell office:value-type="float" office:value="622984" calcext:value-type="float">
            <text:p>6229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F 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ypern</text:p>
          </table:table-cell>
          <table:table-cell office:value-type="string" calcext:value-type="string">
            <text:p>Nikosia</text:p>
          </table:table-cell>
          <table:table-cell office:value-type="float" office:value="55000" calcext:value-type="float">
            <text:p>55000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9251" calcext:value-type="float">
            <text:p>925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Y 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</table:table>
      <table:table table:name="Kontinente" table:style-name="ta1">
        <table:table-column table:style-name="co2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1018" table:default-cell-style-name="Default"/>
        <table:table-row table:style-name="ro1">
          <table:table-cell table:style-name="ce3" office:value-type="string" calcext:value-type="string">
            <text:p>Nr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Größe(millionenkm²)</text:p>
          </table:table-cell>
          <table:table-cell table:style-name="ce3" office:value-type="string" calcext:value-type="string">
            <text:p>% Landoberfläche</text:p>
          </table:table-cell>
          <table:table-cell table:style-name="ce3" office:value-type="string" calcext:value-type="string">
            <text:p>ProzentErdoberfläche</text:p>
          </table:table-cell>
          <table:table-cell table:style-name="ce3" office:value-type="string" calcext:value-type="string">
            <text:p>Einwohner(Mio.)</text:p>
          </table:table-cell>
          <table:table-cell table:style-name="ce3" office:value-type="string" calcext:value-type="string">
            <text:p>Einwohner(ProzentErdbevölkerung)</text:p>
          </table:table-cell>
          <table:table-cell table:style-name="ce3" office:value-type="string" calcext:value-type="string">
            <text:p>Einwohnerkm²</text:p>
          </table:table-cell>
          <table:table-cell table:style-name="ce3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ien</text:p>
          </table:table-cell>
          <table:table-cell office:value-type="float" office:value="44.4" calcext:value-type="float">
            <text:p>44,4</text:p>
          </table:table-cell>
          <table:table-cell office:value-type="float" office:value="29.68" calcext:value-type="float">
            <text:p>29,68</text:p>
          </table:table-cell>
          <table:table-cell office:value-type="float" office:value="8.7" calcext:value-type="float">
            <text:p>8,7</text:p>
          </table:table-cell>
          <table:table-cell office:value-type="float" office:value="4010" calcext:value-type="float">
            <text:p>4010</text:p>
          </table:table-cell>
          <table:table-cell office:value-type="float" office:value="60.5" calcext:value-type="float">
            <text:p>60,5</text:p>
          </table:table-cell>
          <table:table-cell office:value-type="float" office:value="90.3" calcext:value-type="float">
            <text:p>90,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frika</text:p>
          </table:table-cell>
          <table:table-cell office:value-type="float" office:value="30.3" calcext:value-type="float">
            <text:p>30,3</text:p>
          </table:table-cell>
          <table:table-cell office:value-type="float" office:value="20.25" calcext:value-type="float">
            <text:p>20,25</text:p>
          </table:table-cell>
          <table:table-cell office:value-type="float" office:value="5.9" calcext:value-type="float">
            <text:p>5,9</text:p>
          </table:table-cell>
          <table:table-cell office:value-type="float" office:value="944" calcext:value-type="float">
            <text:p>944</text:p>
          </table:table-cell>
          <table:table-cell office:value-type="float" office:value="14.2" calcext:value-type="float">
            <text:p>14,2</text:p>
          </table:table-cell>
          <table:table-cell office:value-type="float" office:value="31.2" calcext:value-type="float">
            <text:p>31,2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damerika</text:p>
          </table:table-cell>
          <table:table-cell office:value-type="float" office:value="24.9" calcext:value-type="float">
            <text:p>24,9</text:p>
          </table:table-cell>
          <table:table-cell office:value-type="float" office:value="16.64" calcext:value-type="float">
            <text:p>16,64</text:p>
          </table:table-cell>
          <table:table-cell office:value-type="float" office:value="4.9" calcext:value-type="float">
            <text:p>4,9</text:p>
          </table:table-cell>
          <table:table-cell office:value-type="float" office:value="523" calcext:value-type="float">
            <text:p>523</text:p>
          </table:table-cell>
          <table:table-cell office:value-type="float" office:value="7.9" calcext:value-type="float">
            <text:p>7,9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üdamerika</text:p>
          </table:table-cell>
          <table:table-cell office:value-type="float" office:value="17.8" calcext:value-type="float">
            <text:p>17,8</text:p>
          </table:table-cell>
          <table:table-cell office:value-type="float" office:value="11.9" calcext:value-type="float">
            <text:p>11,9</text:p>
          </table:table-cell>
          <table:table-cell office:value-type="float" office:value="3.5" calcext:value-type="float">
            <text:p>3,5</text:p>
          </table:table-cell>
          <table:table-cell office:value-type="float" office:value="381" calcext:value-type="float">
            <text:p>381</text:p>
          </table:table-cell>
          <table:table-cell office:value-type="float" office:value="5.8" calcext:value-type="float">
            <text:p>5,8</text:p>
          </table:table-cell>
          <table:table-cell office:value-type="float" office:value="21.4" calcext:value-type="float">
            <text:p>21,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tarktika</text:p>
          </table:table-cell>
          <table:table-cell office:value-type="float" office:value="13.2" calcext:value-type="float">
            <text:p>13,2</text:p>
          </table:table-cell>
          <table:table-cell office:value-type="float" office:value="8.82" calcext:value-type="float">
            <text:p>8,82</text:p>
          </table:table-cell>
          <table:table-cell office:value-type="float" office:value="2.6" calcext:value-type="float">
            <text:p>2,6</text:p>
          </table:table-cell>
          <table:table-cell office:value-type="float" office:value="0.0001" calcext:value-type="float">
            <text:p>0,0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uropa</text:p>
          </table:table-cell>
          <table:table-cell office:value-type="float" office:value="10.5" calcext:value-type="float">
            <text:p>10,5</text:p>
          </table:table-cell>
          <table:table-cell office:value-type="float" office:value="7.02" calcext:value-type="float">
            <text:p>7,02</text:p>
          </table:table-cell>
          <table:table-cell office:value-type="float" office:value="2.1" calcext:value-type="float">
            <text:p>2,1</text:p>
          </table:table-cell>
          <table:table-cell office:value-type="float" office:value="733" calcext:value-type="float">
            <text:p>733</text:p>
          </table:table-cell>
          <table:table-cell office:value-type="float" office:value="11.1" calcext:value-type="float">
            <text:p>11,1</text:p>
          </table:table-cell>
          <table:table-cell office:value-type="float" office:value="69.9" calcext:value-type="float">
            <text:p>69,9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stralien/Ozeanien</text:p>
          </table:table-cell>
          <table:table-cell office:value-type="float" office:value="8.5" calcext:value-type="float">
            <text:p>8,5</text:p>
          </table:table-cell>
          <table:table-cell office:value-type="float" office:value="5.68" calcext:value-type="float">
            <text:p>5,68</text:p>
          </table:table-cell>
          <table:table-cell office:value-type="float" office:value="1.7" calcext:value-type="float">
            <text:p>1,7</text:p>
          </table:table-cell>
          <table:table-cell office:value-type="float" office:value="34" calcext:value-type="float">
            <text:p>34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</table:table>
      <table:table table:name="Tabelle2" table:style-name="ta1">
        <table:table-column table:style-name="co10" table:default-cell-style-name="Default"/>
        <table:table-column table:style-name="co1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Land</text:p>
          </table:table-cell>
          <table:table-cell office:value-type="string" calcext:value-type="string">
            <text:p>Langform</text:p>
          </table:table-cell>
          <table:table-cell office:value-type="string" calcext:value-type="string">
            <text:p>Hauptstadt</text:p>
          </table:table-cell>
          <table:table-cell office:value-type="string" calcext:value-type="string">
            <text:p>Einwohner</text:p>
          </table:table-cell>
          <table:table-cell office:value-type="string" calcext:value-type="string">
            <text:p>Flaeche</text:p>
          </table:table-cell>
          <table:table-cell office:value-type="string" calcext:value-type="string">
            <text:p>Einwohner pro km²</text:p>
          </table:table-cell>
          <table:table-cell office:value-type="string" calcext:value-type="string">
            <text:p>— </text:p>
          </table:table-cell>
          <table:table-cell/>
          <table:table-cell office:value-type="string" calcext:value-type="string">
            <text:p>Abkhazia </text:p>
          </table:table-cell>
          <table:table-cell office:value-type="string" calcext:value-type="string">
            <text:p>Aṗsny (Abchasisch), Abchazija (Russisch)</text:p>
          </table:table-cell>
        </table:table-row>
        <table:table-row table:style-name="ro1">
          <table:table-cell office:value-type="string" calcext:value-type="string">
            <text:p>Afghanistan </text:p>
          </table:table-cell>
          <table:table-cell office:value-type="string" calcext:value-type="string">
            <text:p>Islamische Republik Afghanistan </text:p>
          </table:table-cell>
          <table:table-cell office:value-type="string" calcext:value-type="string">
            <text:p>Kabul </text:p>
          </table:table-cell>
          <table:table-cell office:value-type="float" office:value="35500000" calcext:value-type="float">
            <text:p>35500000</text:p>
          </table:table-cell>
          <table:table-cell office:value-type="float" office:value="652230" calcext:value-type="float">
            <text:p>65223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F </text:p>
          </table:table-cell>
          <table:table-cell office:value-type="string" calcext:value-type="string">
            <text:p>.af </text:p>
          </table:table-cell>
          <table:table-cell office:value-type="string" calcext:value-type="string">
            <text:p>Afghanistan </text:p>
          </table:table-cell>
          <table:table-cell office:value-type="string" calcext:value-type="string">
            <text:p>Afghānestān</text:p>
          </table:table-cell>
        </table:table-row>
        <table:table-row table:style-name="ro1">
          <table:table-cell office:value-type="string" calcext:value-type="string">
            <text:p>Ägypten </text:p>
          </table:table-cell>
          <table:table-cell office:value-type="string" calcext:value-type="string">
            <text:p>Arabische Republik Ägypten </text:p>
          </table:table-cell>
          <table:table-cell office:value-type="string" calcext:value-type="string">
            <text:p>Kairo </text:p>
          </table:table-cell>
          <table:table-cell office:value-type="float" office:value="93400000" calcext:value-type="float">
            <text:p>93400000</text:p>
          </table:table-cell>
          <table:table-cell office:value-type="float" office:value="1001450" calcext:value-type="float">
            <text:p>100145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EG </text:p>
          </table:table-cell>
          <table:table-cell office:value-type="string" calcext:value-type="string">
            <text:p>.eg </text:p>
          </table:table-cell>
          <table:table-cell office:value-type="string" calcext:value-type="string">
            <text:p>Egypt </text:p>
          </table:table-cell>
          <table:table-cell office:value-type="string" calcext:value-type="string">
            <text:p>Misr</text:p>
          </table:table-cell>
        </table:table-row>
        <table:table-row table:style-name="ro1">
          <table:table-cell office:value-type="string" calcext:value-type="string">
            <text:p>Albanien </text:p>
          </table:table-cell>
          <table:table-cell office:value-type="string" calcext:value-type="string">
            <text:p>Republik Albanien </text:p>
          </table:table-cell>
          <table:table-cell office:value-type="string" calcext:value-type="string">
            <text:p>Tirana </text:p>
          </table:table-cell>
          <table:table-cell office:value-type="float" office:value="2900000" calcext:value-type="float">
            <text:p>2900000</text:p>
          </table:table-cell>
          <table:table-cell office:value-type="float" office:value="28748" calcext:value-type="float">
            <text:p>2874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L </text:p>
          </table:table-cell>
          <table:table-cell office:value-type="string" calcext:value-type="string">
            <text:p>.al </text:p>
          </table:table-cell>
          <table:table-cell office:value-type="string" calcext:value-type="string">
            <text:p>Albania </text:p>
          </table:table-cell>
          <table:table-cell office:value-type="string" calcext:value-type="string">
            <text:p>Shqipëria</text:p>
          </table:table-cell>
        </table:table-row>
        <table:table-row table:style-name="ro1">
          <table:table-cell office:value-type="string" calcext:value-type="string">
            <text:p>Algerien </text:p>
          </table:table-cell>
          <table:table-cell office:value-type="string" calcext:value-type="string">
            <text:p>Demokratische Volksrepublik Algerien </text:p>
          </table:table-cell>
          <table:table-cell office:value-type="string" calcext:value-type="string">
            <text:p>Algier </text:p>
          </table:table-cell>
          <table:table-cell office:value-type="float" office:value="42200000" calcext:value-type="float">
            <text:p>42200000</text:p>
          </table:table-cell>
          <table:table-cell office:value-type="float" office:value="2381741" calcext:value-type="float">
            <text:p>238174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Z </text:p>
          </table:table-cell>
          <table:table-cell office:value-type="string" calcext:value-type="string">
            <text:p>.dz </text:p>
          </table:table-cell>
          <table:table-cell office:value-type="string" calcext:value-type="string">
            <text:p>Algeria </text:p>
          </table:table-cell>
          <table:table-cell office:value-type="string" calcext:value-type="string">
            <text:p>al-Dschazā'ir</text:p>
          </table:table-cell>
        </table:table-row>
        <table:table-row table:style-name="ro1">
          <table:table-cell office:value-type="string" calcext:value-type="string">
            <text:p>Andorra </text:p>
          </table:table-cell>
          <table:table-cell office:value-type="string" calcext:value-type="string">
            <text:p>Fürstentum Andorra </text:p>
          </table:table-cell>
          <table:table-cell office:value-type="string" calcext:value-type="string">
            <text:p>Andorra la Vella </text:p>
          </table:table-cell>
          <table:table-cell office:value-type="float" office:value="80000" calcext:value-type="float">
            <text:p>80000</text:p>
          </table:table-cell>
          <table:table-cell office:value-type="float" office:value="468" calcext:value-type="float">
            <text:p>468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D </text:p>
          </table:table-cell>
          <table:table-cell office:value-type="string" calcext:value-type="string">
            <text:p>.ad </text:p>
          </table:table-cell>
          <table:table-cell office:value-type="string" calcext:value-type="string">
            <text:p>Andorra </text:p>
          </table:table-cell>
          <table:table-cell office:value-type="string" calcext:value-type="string">
            <text:p>Andorra</text:p>
          </table:table-cell>
        </table:table-row>
        <table:table-row table:style-name="ro1">
          <table:table-cell office:value-type="string" calcext:value-type="string">
            <text:p>Angola </text:p>
          </table:table-cell>
          <table:table-cell office:value-type="string" calcext:value-type="string">
            <text:p>Republik Angola </text:p>
          </table:table-cell>
          <table:table-cell office:value-type="string" calcext:value-type="string">
            <text:p>Luanda </text:p>
          </table:table-cell>
          <table:table-cell office:value-type="float" office:value="28600000" calcext:value-type="float">
            <text:p>28600000</text:p>
          </table:table-cell>
          <table:table-cell office:value-type="float" office:value="1246700" calcext:value-type="float">
            <text:p>12467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O </text:p>
          </table:table-cell>
          <table:table-cell office:value-type="string" calcext:value-type="string">
            <text:p>.ao </text:p>
          </table:table-cell>
          <table:table-cell office:value-type="string" calcext:value-type="string">
            <text:p>Angola </text:p>
          </table:table-cell>
          <table:table-cell office:value-type="string" calcext:value-type="string">
            <text:p>Angola</text:p>
          </table:table-cell>
        </table:table-row>
        <table:table-row table:style-name="ro1">
          <table:table-cell table:number-columns-repeated="2" office:value-type="string" calcext:value-type="string">
            <text:p>Antigua und Barbuda </text:p>
          </table:table-cell>
          <table:table-cell office:value-type="string" calcext:value-type="string">
            <text:p>Saint John’s </text:p>
          </table:table-cell>
          <table:table-cell office:value-type="float" office:value="100000" calcext:value-type="float">
            <text:p>100000</text:p>
          </table:table-cell>
          <table:table-cell office:value-type="float" office:value="443" calcext:value-type="float">
            <text:p>443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AG </text:p>
          </table:table-cell>
          <table:table-cell office:value-type="string" calcext:value-type="string">
            <text:p>.ag </text:p>
          </table:table-cell>
          <table:table-cell office:value-type="string" calcext:value-type="string">
            <text:p>Antigua and Barbuda </text:p>
          </table:table-cell>
          <table:table-cell office:value-type="string" calcext:value-type="string">
            <text:p>Antigua and Barbuda</text:p>
          </table:table-cell>
        </table:table-row>
        <table:table-row table:style-name="ro1">
          <table:table-cell office:value-type="string" calcext:value-type="string">
            <text:p>Äquatorialguinea </text:p>
          </table:table-cell>
          <table:table-cell office:value-type="string" calcext:value-type="string">
            <text:p>Republik Äquatorial­guinea </text:p>
          </table:table-cell>
          <table:table-cell office:value-type="string" calcext:value-type="string">
            <text:p>Malabo 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28051" calcext:value-type="float">
            <text:p>2805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GQ </text:p>
          </table:table-cell>
          <table:table-cell office:value-type="string" calcext:value-type="string">
            <text:p>.gq </text:p>
          </table:table-cell>
          <table:table-cell office:value-type="string" calcext:value-type="string">
            <text:p>Equatorial Guinea </text:p>
          </table:table-cell>
          <table:table-cell office:value-type="string" calcext:value-type="string">
            <text:p>Guinea Ecuatorial</text:p>
          </table:table-cell>
        </table:table-row>
        <table:table-row table:style-name="ro1">
          <table:table-cell office:value-type="string" calcext:value-type="string">
            <text:p>Argentinien </text:p>
          </table:table-cell>
          <table:table-cell office:value-type="string" calcext:value-type="string">
            <text:p>Argentinische Republik </text:p>
          </table:table-cell>
          <table:table-cell office:value-type="string" calcext:value-type="string">
            <text:p>Buenos Aires </text:p>
          </table:table-cell>
          <table:table-cell office:value-type="float" office:value="44300000" calcext:value-type="float">
            <text:p>44300000</text:p>
          </table:table-cell>
          <table:table-cell office:value-type="float" office:value="2780400" calcext:value-type="float">
            <text:p>27804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R </text:p>
          </table:table-cell>
          <table:table-cell office:value-type="string" calcext:value-type="string">
            <text:p>.ar </text:p>
          </table:table-cell>
          <table:table-cell office:value-type="string" calcext:value-type="string">
            <text:p>Argentina </text:p>
          </table:table-cell>
          <table:table-cell office:value-type="string" calcext:value-type="string">
            <text:p>Argentina</text:p>
          </table:table-cell>
        </table:table-row>
        <table:table-row table:style-name="ro1">
          <table:table-cell office:value-type="string" calcext:value-type="string">
            <text:p>Armenien </text:p>
          </table:table-cell>
          <table:table-cell office:value-type="string" calcext:value-type="string">
            <text:p>Republik Armenien </text:p>
          </table:table-cell>
          <table:table-cell office:value-type="string" calcext:value-type="string">
            <text:p>Jerewan 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9743" calcext:value-type="float">
            <text:p>2974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M </text:p>
          </table:table-cell>
          <table:table-cell office:value-type="string" calcext:value-type="string">
            <text:p>.am </text:p>
          </table:table-cell>
          <table:table-cell office:value-type="string" calcext:value-type="string">
            <text:p>Armenia </text:p>
          </table:table-cell>
          <table:table-cell office:value-type="string" calcext:value-type="string">
            <text:p>Hayastan</text:p>
          </table:table-cell>
        </table:table-row>
        <table:table-row table:style-name="ro1">
          <table:table-cell office:value-type="string" calcext:value-type="string">
            <text:p>Aserbaidschan </text:p>
          </table:table-cell>
          <table:table-cell office:value-type="string" calcext:value-type="string">
            <text:p>Republik Aserbaidschan </text:p>
          </table:table-cell>
          <table:table-cell office:value-type="string" calcext:value-type="string">
            <text:p>Baku </text:p>
          </table:table-cell>
          <table:table-cell office:value-type="float" office:value="9900000" calcext:value-type="float">
            <text:p>9900000</text:p>
          </table:table-cell>
          <table:table-cell office:value-type="float" office:value="86600" calcext:value-type="float">
            <text:p>8660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Z </text:p>
          </table:table-cell>
          <table:table-cell office:value-type="string" calcext:value-type="string">
            <text:p>.az </text:p>
          </table:table-cell>
          <table:table-cell office:value-type="string" calcext:value-type="string">
            <text:p>Azerbaijan </text:p>
          </table:table-cell>
          <table:table-cell office:value-type="string" calcext:value-type="string">
            <text:p>Azǝrbaycan</text:p>
          </table:table-cell>
        </table:table-row>
        <table:table-row table:style-name="ro1">
          <table:table-cell office:value-type="string" calcext:value-type="string">
            <text:p>Äthiopien </text:p>
          </table:table-cell>
          <table:table-cell office:value-type="string" calcext:value-type="string">
            <text:p>Demokratische Bundesrepublik Äthiopien </text:p>
          </table:table-cell>
          <table:table-cell office:value-type="string" calcext:value-type="string">
            <text:p>Addis Abeba </text:p>
          </table:table-cell>
          <table:table-cell office:value-type="float" office:value="105000000" calcext:value-type="float">
            <text:p>105000000</text:p>
          </table:table-cell>
          <table:table-cell office:value-type="float" office:value="1104300" calcext:value-type="float">
            <text:p>11043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T </text:p>
          </table:table-cell>
          <table:table-cell office:value-type="string" calcext:value-type="string">
            <text:p>.et </text:p>
          </table:table-cell>
          <table:table-cell office:value-type="string" calcext:value-type="string">
            <text:p>Ethiopia </text:p>
          </table:table-cell>
          <table:table-cell office:value-type="string" calcext:value-type="string">
            <text:p>Ityop'iya</text:p>
          </table:table-cell>
        </table:table-row>
        <table:table-row table:style-name="ro1">
          <table:table-cell table:number-columns-repeated="2" office:value-type="string" calcext:value-type="string">
            <text:p>Australien </text:p>
          </table:table-cell>
          <table:table-cell office:value-type="string" calcext:value-type="string">
            <text:p>Canberra </text:p>
          </table:table-cell>
          <table:table-cell office:value-type="float" office:value="24500000" calcext:value-type="float">
            <text:p>24500000</text:p>
          </table:table-cell>
          <table:table-cell office:value-type="float" office:value="7741220" calcext:value-type="float">
            <text:p>77412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 </text:p>
          </table:table-cell>
          <table:table-cell office:value-type="string" calcext:value-type="string">
            <text:p>.au </text:p>
          </table:table-cell>
          <table:table-cell office:value-type="string" calcext:value-type="string">
            <text:p>Australia 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Bahamas </text:p>
          </table:table-cell>
          <table:table-cell office:value-type="string" calcext:value-type="string">
            <text:p>Commonwealth der Bahamas </text:p>
          </table:table-cell>
          <table:table-cell office:value-type="string" calcext:value-type="string">
            <text:p>Nassau </text:p>
          </table:table-cell>
          <table:table-cell office:value-type="float" office:value="400000" calcext:value-type="float">
            <text:p>400000</text:p>
          </table:table-cell>
          <table:table-cell office:value-type="float" office:value="13880" calcext:value-type="float">
            <text:p>1388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S </text:p>
          </table:table-cell>
          <table:table-cell office:value-type="string" calcext:value-type="string">
            <text:p>.bs </text:p>
          </table:table-cell>
          <table:table-cell office:value-type="string" calcext:value-type="string">
            <text:p>Bahamas </text:p>
          </table:table-cell>
          <table:table-cell office:value-type="string" calcext:value-type="string">
            <text:p>Bahamas</text:p>
          </table:table-cell>
        </table:table-row>
        <table:table-row table:style-name="ro1">
          <table:table-cell office:value-type="string" calcext:value-type="string">
            <text:p>Bahrain </text:p>
          </table:table-cell>
          <table:table-cell office:value-type="string" calcext:value-type="string">
            <text:p>Königreich Bahrain </text:p>
          </table:table-cell>
          <table:table-cell office:value-type="string" calcext:value-type="string">
            <text:p>Manama 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760" calcext:value-type="float">
            <text:p>760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BH </text:p>
          </table:table-cell>
          <table:table-cell office:value-type="string" calcext:value-type="string">
            <text:p>.bh </text:p>
          </table:table-cell>
          <table:table-cell office:value-type="string" calcext:value-type="string">
            <text:p>Bahrain </text:p>
          </table:table-cell>
          <table:table-cell office:value-type="string" calcext:value-type="string">
            <text:p>al-Bahrayn</text:p>
          </table:table-cell>
        </table:table-row>
        <table:table-row table:style-name="ro1">
          <table:table-cell office:value-type="string" calcext:value-type="string">
            <text:p>Bangladesch </text:p>
          </table:table-cell>
          <table:table-cell office:value-type="string" calcext:value-type="string">
            <text:p>Volksrepublik Bangladesch </text:p>
          </table:table-cell>
          <table:table-cell office:value-type="string" calcext:value-type="string">
            <text:p>Dhaka </text:p>
          </table:table-cell>
          <table:table-cell office:value-type="float" office:value="164700000" calcext:value-type="float">
            <text:p>164700000</text:p>
          </table:table-cell>
          <table:table-cell office:value-type="float" office:value="143998" calcext:value-type="float">
            <text:p>143998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BD </text:p>
          </table:table-cell>
          <table:table-cell office:value-type="string" calcext:value-type="string">
            <text:p>.bd </text:p>
          </table:table-cell>
          <table:table-cell office:value-type="string" calcext:value-type="string">
            <text:p>Bangladesh </text:p>
          </table:table-cell>
          <table:table-cell office:value-type="string" calcext:value-type="string">
            <text:p>Bāṃlādeś</text:p>
          </table:table-cell>
        </table:table-row>
        <table:table-row table:style-name="ro1">
          <table:table-cell table:number-columns-repeated="2" office:value-type="string" calcext:value-type="string">
            <text:p>Barbados </text:p>
          </table:table-cell>
          <table:table-cell office:value-type="string" calcext:value-type="string">
            <text:p>Bridgetown </text:p>
          </table:table-cell>
          <table:table-cell office:value-type="float" office:value="300000" calcext:value-type="float">
            <text:p>300000</text:p>
          </table:table-cell>
          <table:table-cell office:value-type="float" office:value="430" calcext:value-type="float">
            <text:p>430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BB </text:p>
          </table:table-cell>
          <table:table-cell office:value-type="string" calcext:value-type="string">
            <text:p>.bb </text:p>
          </table:table-cell>
          <table:table-cell office:value-type="string" calcext:value-type="string">
            <text:p>Barbados </text:p>
          </table:table-cell>
          <table:table-cell office:value-type="string" calcext:value-type="string">
            <text:p>Barbados</text:p>
          </table:table-cell>
        </table:table-row>
        <table:table-row table:style-name="ro1">
          <table:table-cell office:value-type="string" calcext:value-type="string">
            <text:p>Belgien </text:p>
          </table:table-cell>
          <table:table-cell office:value-type="string" calcext:value-type="string">
            <text:p>Königreich Belgien </text:p>
          </table:table-cell>
          <table:table-cell office:value-type="string" calcext:value-type="string">
            <text:p>Brüssel </text:p>
          </table:table-cell>
          <table:table-cell office:value-type="float" office:value="11300000" calcext:value-type="float">
            <text:p>11300000</text:p>
          </table:table-cell>
          <table:table-cell office:value-type="float" office:value="30528" calcext:value-type="float">
            <text:p>30528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BE </text:p>
          </table:table-cell>
          <table:table-cell office:value-type="string" calcext:value-type="string">
            <text:p>.be </text:p>
          </table:table-cell>
          <table:table-cell office:value-type="string" calcext:value-type="string">
            <text:p>Belgium </text:p>
          </table:table-cell>
          <table:table-cell office:value-type="string" calcext:value-type="string">
            <text:p>België (Niederländisch), Belgique (Französisch), Belgien (Deutsch)</text:p>
          </table:table-cell>
        </table:table-row>
        <table:table-row table:style-name="ro1">
          <table:table-cell table:number-columns-repeated="2" office:value-type="string" calcext:value-type="string">
            <text:p>Belize </text:p>
          </table:table-cell>
          <table:table-cell office:value-type="string" calcext:value-type="string">
            <text:p>Belmopan </text:p>
          </table:table-cell>
          <table:table-cell office:value-type="float" office:value="400000" calcext:value-type="float">
            <text:p>400000</text:p>
          </table:table-cell>
          <table:table-cell office:value-type="float" office:value="22966" calcext:value-type="float">
            <text:p>2296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Z </text:p>
          </table:table-cell>
          <table:table-cell office:value-type="string" calcext:value-type="string">
            <text:p>.bz </text:p>
          </table:table-cell>
          <table:table-cell office:value-type="string" calcext:value-type="string">
            <text:p>Belize </text:p>
          </table:table-cell>
          <table:table-cell office:value-type="string" calcext:value-type="string">
            <text:p>Belize</text:p>
          </table:table-cell>
        </table:table-row>
        <table:table-row table:style-name="ro1">
          <table:table-cell office:value-type="string" calcext:value-type="string">
            <text:p>Benin </text:p>
          </table:table-cell>
          <table:table-cell office:value-type="string" calcext:value-type="string">
            <text:p>Republik Benin </text:p>
          </table:table-cell>
          <table:table-cell office:value-type="string" calcext:value-type="string">
            <text:p>Porto-Novo </text:p>
          </table:table-cell>
          <table:table-cell office:value-type="float" office:value="11200000" calcext:value-type="float">
            <text:p>11200000</text:p>
          </table:table-cell>
          <table:table-cell office:value-type="float" office:value="112622" calcext:value-type="float">
            <text:p>11262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J </text:p>
          </table:table-cell>
          <table:table-cell office:value-type="string" calcext:value-type="string">
            <text:p>.bj </text:p>
          </table:table-cell>
          <table:table-cell office:value-type="string" calcext:value-type="string">
            <text:p>Benin </text:p>
          </table:table-cell>
          <table:table-cell office:value-type="string" calcext:value-type="string">
            <text:p>Bénin</text:p>
          </table:table-cell>
        </table:table-row>
        <table:table-row table:style-name="ro1">
          <table:table-cell office:value-type="string" calcext:value-type="string">
            <text:p>Bhutan </text:p>
          </table:table-cell>
          <table:table-cell office:value-type="string" calcext:value-type="string">
            <text:p>Königreich Bhutan </text:p>
          </table:table-cell>
          <table:table-cell office:value-type="string" calcext:value-type="string">
            <text:p>Thimphu </text:p>
          </table:table-cell>
          <table:table-cell office:value-type="float" office:value="800000" calcext:value-type="float">
            <text:p>800000</text:p>
          </table:table-cell>
          <table:table-cell office:value-type="float" office:value="38394" calcext:value-type="float">
            <text:p>3839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T </text:p>
          </table:table-cell>
          <table:table-cell office:value-type="string" calcext:value-type="string">
            <text:p>.bt </text:p>
          </table:table-cell>
          <table:table-cell office:value-type="string" calcext:value-type="string">
            <text:p>Bhutan </text:p>
          </table:table-cell>
          <table:table-cell office:value-type="string" calcext:value-type="string">
            <text:p>Bhutan</text:p>
          </table:table-cell>
        </table:table-row>
        <table:table-row table:style-name="ro1">
          <table:table-cell office:value-type="string" calcext:value-type="string">
            <text:p>Bolivien </text:p>
          </table:table-cell>
          <table:table-cell office:value-type="string" calcext:value-type="string">
            <text:p>Plurinationaler Staat Bolivien </text:p>
          </table:table-cell>
          <table:table-cell office:value-type="string" calcext:value-type="string">
            <text:p>Sucre </text:p>
          </table:table-cell>
          <table:table-cell office:value-type="float" office:value="11100000" calcext:value-type="float">
            <text:p>11100000</text:p>
          </table:table-cell>
          <table:table-cell office:value-type="float" office:value="1098581" calcext:value-type="float">
            <text:p>10985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 </text:p>
          </table:table-cell>
          <table:table-cell office:value-type="string" calcext:value-type="string">
            <text:p>.bo </text:p>
          </table:table-cell>
          <table:table-cell office:value-type="string" calcext:value-type="string">
            <text:p>Bolivia </text:p>
          </table:table-cell>
          <table:table-cell office:value-type="string" calcext:value-type="string">
            <text:p>Bolivia</text:p>
          </table:table-cell>
        </table:table-row>
        <table:table-row table:style-name="ro1">
          <table:table-cell table:number-columns-repeated="2" office:value-type="string" calcext:value-type="string">
            <text:p>Bosnien und Herzegowina </text:p>
          </table:table-cell>
          <table:table-cell office:value-type="string" calcext:value-type="string">
            <text:p>Sarajevo </text:p>
          </table:table-cell>
          <table:table-cell office:value-type="float" office:value="3500000" calcext:value-type="float">
            <text:p>3500000</text:p>
          </table:table-cell>
          <table:table-cell office:value-type="float" office:value="51197" calcext:value-type="float">
            <text:p>5119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BA </text:p>
          </table:table-cell>
          <table:table-cell office:value-type="string" calcext:value-type="string">
            <text:p>.ba </text:p>
          </table:table-cell>
          <table:table-cell office:value-type="string" calcext:value-type="string">
            <text:p>Bosnia and Herzegovina </text:p>
          </table:table-cell>
          <table:table-cell office:value-type="string" calcext:value-type="string">
            <text:p>Bosna i Hercegovina</text:p>
          </table:table-cell>
        </table:table-row>
        <table:table-row table:style-name="ro1">
          <table:table-cell office:value-type="string" calcext:value-type="string">
            <text:p>Botswana </text:p>
          </table:table-cell>
          <table:table-cell office:value-type="string" calcext:value-type="string">
            <text:p>Republik Botsuana </text:p>
          </table:table-cell>
          <table:table-cell office:value-type="string" calcext:value-type="string">
            <text:p>Gaborone </text:p>
          </table:table-cell>
          <table:table-cell office:value-type="float" office:value="2300000" calcext:value-type="float">
            <text:p>2300000</text:p>
          </table:table-cell>
          <table:table-cell office:value-type="float" office:value="581730" calcext:value-type="float">
            <text:p>5817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W </text:p>
          </table:table-cell>
          <table:table-cell office:value-type="string" calcext:value-type="string">
            <text:p>.bw </text:p>
          </table:table-cell>
          <table:table-cell office:value-type="string" calcext:value-type="string">
            <text:p>Botswana </text:p>
          </table:table-cell>
          <table:table-cell office:value-type="string" calcext:value-type="string">
            <text:p>Botswana</text:p>
          </table:table-cell>
        </table:table-row>
        <table:table-row table:style-name="ro1">
          <table:table-cell office:value-type="string" calcext:value-type="string">
            <text:p>Brasilien </text:p>
          </table:table-cell>
          <table:table-cell office:value-type="string" calcext:value-type="string">
            <text:p>Föderative Republik Brasilien </text:p>
          </table:table-cell>
          <table:table-cell office:value-type="string" calcext:value-type="string">
            <text:p>Brasília </text:p>
          </table:table-cell>
          <table:table-cell office:value-type="float" office:value="207900000" calcext:value-type="float">
            <text:p>207900000</text:p>
          </table:table-cell>
          <table:table-cell office:value-type="float" office:value="8514877" calcext:value-type="float">
            <text:p>851487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 </text:p>
          </table:table-cell>
          <table:table-cell office:value-type="string" calcext:value-type="string">
            <text:p>.br </text:p>
          </table:table-cell>
          <table:table-cell office:value-type="string" calcext:value-type="string">
            <text:p>Brazil </text:p>
          </table:table-cell>
          <table:table-cell office:value-type="string" calcext:value-type="string">
            <text:p>Brasil</text:p>
          </table:table-cell>
        </table:table-row>
        <table:table-row table:style-name="ro1">
          <table:table-cell office:value-type="string" calcext:value-type="string">
            <text:p>Brunei </text:p>
          </table:table-cell>
          <table:table-cell office:value-type="string" calcext:value-type="string">
            <text:p>Brunei Darussalam </text:p>
          </table:table-cell>
          <table:table-cell office:value-type="string" calcext:value-type="string">
            <text:p>Bandar Seri Begawan </text:p>
          </table:table-cell>
          <table:table-cell office:value-type="float" office:value="400000" calcext:value-type="float">
            <text:p>400000</text:p>
          </table:table-cell>
          <table:table-cell office:value-type="float" office:value="5765" calcext:value-type="float">
            <text:p>576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N </text:p>
          </table:table-cell>
          <table:table-cell office:value-type="string" calcext:value-type="string">
            <text:p>.bn </text:p>
          </table:table-cell>
          <table:table-cell office:value-type="string" calcext:value-type="string">
            <text:p>Brunei Darussalam </text:p>
          </table:table-cell>
          <table:table-cell office:value-type="string" calcext:value-type="string">
            <text:p>Negara Brunei Darussalam</text:p>
          </table:table-cell>
        </table:table-row>
        <table:table-row table:style-name="ro1">
          <table:table-cell office:value-type="string" calcext:value-type="string">
            <text:p>Bulgarien </text:p>
          </table:table-cell>
          <table:table-cell office:value-type="string" calcext:value-type="string">
            <text:p>Republik Bulgarien </text:p>
          </table:table-cell>
          <table:table-cell office:value-type="string" calcext:value-type="string">
            <text:p>Sofia </text:p>
          </table:table-cell>
          <table:table-cell office:value-type="float" office:value="7100000" calcext:value-type="float">
            <text:p>7100000</text:p>
          </table:table-cell>
          <table:table-cell office:value-type="float" office:value="110879" calcext:value-type="float">
            <text:p>11087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G </text:p>
          </table:table-cell>
          <table:table-cell office:value-type="string" calcext:value-type="string">
            <text:p>.bg </text:p>
          </table:table-cell>
          <table:table-cell office:value-type="string" calcext:value-type="string">
            <text:p>Bulgaria </text:p>
          </table:table-cell>
          <table:table-cell office:value-type="string" calcext:value-type="string">
            <text:p>Bălgarija</text:p>
          </table:table-cell>
        </table:table-row>
        <table:table-row table:style-name="ro1">
          <table:table-cell table:number-columns-repeated="2" office:value-type="string" calcext:value-type="string">
            <text:p>Burkina Faso </text:p>
          </table:table-cell>
          <table:table-cell office:value-type="string" calcext:value-type="string">
            <text:p>Ouagadougou </text:p>
          </table:table-cell>
          <table:table-cell office:value-type="float" office:value="19600000" calcext:value-type="float">
            <text:p>19600000</text:p>
          </table:table-cell>
          <table:table-cell office:value-type="float" office:value="274200" calcext:value-type="float">
            <text:p>27420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F </text:p>
          </table:table-cell>
          <table:table-cell office:value-type="string" calcext:value-type="string">
            <text:p>.bf </text:p>
          </table:table-cell>
          <table:table-cell office:value-type="string" calcext:value-type="string">
            <text:p>Burkina Faso </text:p>
          </table:table-cell>
          <table:table-cell office:value-type="string" calcext:value-type="string">
            <text:p>Burkina Faso</text:p>
          </table:table-cell>
        </table:table-row>
        <table:table-row table:style-name="ro1">
          <table:table-cell office:value-type="string" calcext:value-type="string">
            <text:p>Burundi </text:p>
          </table:table-cell>
          <table:table-cell office:value-type="string" calcext:value-type="string">
            <text:p>Republik Burundi </text:p>
          </table:table-cell>
          <table:table-cell office:value-type="string" calcext:value-type="string">
            <text:p>Gitega </text:p>
          </table:table-cell>
          <table:table-cell office:value-type="float" office:value="10400000" calcext:value-type="float">
            <text:p>10400000</text:p>
          </table:table-cell>
          <table:table-cell office:value-type="float" office:value="27830" calcext:value-type="float">
            <text:p>2783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BI </text:p>
          </table:table-cell>
          <table:table-cell office:value-type="string" calcext:value-type="string">
            <text:p>.bi </text:p>
          </table:table-cell>
          <table:table-cell office:value-type="string" calcext:value-type="string">
            <text:p>Burundi </text:p>
          </table:table-cell>
          <table:table-cell office:value-type="string" calcext:value-type="string">
            <text:p>Burundi</text:p>
          </table:table-cell>
        </table:table-row>
        <table:table-row table:style-name="ro1">
          <table:table-cell office:value-type="string" calcext:value-type="string">
            <text:p>Chile </text:p>
          </table:table-cell>
          <table:table-cell office:value-type="string" calcext:value-type="string">
            <text:p>Republik Chile </text:p>
          </table:table-cell>
          <table:table-cell office:value-type="string" calcext:value-type="string">
            <text:p>Santiago de Chile </text:p>
          </table:table-cell>
          <table:table-cell office:value-type="float" office:value="18400000" calcext:value-type="float">
            <text:p>18400000</text:p>
          </table:table-cell>
          <table:table-cell office:value-type="float" office:value="756102" calcext:value-type="float">
            <text:p>7561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L </text:p>
          </table:table-cell>
          <table:table-cell office:value-type="string" calcext:value-type="string">
            <text:p>.cl </text:p>
          </table:table-cell>
          <table:table-cell office:value-type="string" calcext:value-type="string">
            <text:p>Chile </text:p>
          </table:table-cell>
          <table:table-cell office:value-type="string" calcext:value-type="string">
            <text:p>Chile</text:p>
          </table:table-cell>
        </table:table-row>
        <table:table-row table:style-name="ro2">
          <table:table-cell office:value-type="string" calcext:value-type="string">
            <text:p>Republik China[9][12] </text:p>
          </table:table-cell>
          <table:table-cell office:value-type="string" calcext:value-type="string">
            <text:p>Republik China (Taiwan)[10] </text:p>
          </table:table-cell>
          <table:table-cell office:value-type="string" calcext:value-type="string">
            <text:p>Taipeh </text:p>
          </table:table-cell>
          <table:table-cell office:value-type="float" office:value="23600000" calcext:value-type="float">
            <text:p>23600000</text:p>
          </table:table-cell>
          <table:table-cell office:value-type="float" office:value="35980" calcext:value-type="float">
            <text:p>35980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TW </text:p>
          </table:table-cell>
          <table:table-cell office:value-type="string" calcext:value-type="string">
            <text:p>.tw </text:p>
          </table:table-cell>
          <table:table-cell office:value-type="string" calcext:value-type="string">
            <text:p>Taiwan oder Republic of China </text:p>
          </table:table-cell>
          <table:table-cell office:value-type="string" calcext:value-type="string">
            <text:p>中華民國 Zhonghua Minguo</text:p>
          </table:table-cell>
        </table:table-row>
        <table:table-row table:style-name="ro1">
          <table:table-cell office:value-type="string" calcext:value-type="string">
            <text:p>Volksrepublik Chin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t Hongkong (HK) und Macau (MO) </text:p>
          </table:table-cell>
          <table:table-cell office:value-type="string" calcext:value-type="string">
            <text:p>Volksrepublik China </text:p>
          </table:table-cell>
          <table:table-cell office:value-type="string" calcext:value-type="string">
            <text:p>Peking </text:p>
          </table:table-cell>
          <table:table-cell office:value-type="float" office:value="1386800000" calcext:value-type="float">
            <text:p>13868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rnla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* 7.400.000 H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* 600.000 MO </text:p>
          </table:table-cell>
          <table:table-cell office:value-type="string" calcext:value-type="string">
            <text:p>9.596.961 ges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* 1.104 H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* 28,2 MO </text:p>
          </table:table-cell>
          <table:table-cell office:value-type="string" calcext:value-type="string">
            <text:p>145 ges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* 6703 H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* 21276,6 MO </text:p>
          </table:table-cell>
          <table:table-cell office:value-type="string" calcext:value-type="string">
            <text:p>Volksrepublik Chi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ngkong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cau </text:p>
          </table:table-cell>
          <table:table-cell office:value-type="string" calcext:value-type="string">
            <text:p>CHN </text:p>
          </table:table-cell>
          <table:table-cell office:value-type="string" calcext:value-type="string">
            <text:p>CN </text:p>
          </table:table-cell>
          <table:table-cell office:value-type="string" calcext:value-type="string">
            <text:p>.cn </text:p>
          </table:table-cell>
          <table:table-cell office:value-type="string" calcext:value-type="string">
            <text:p>China </text:p>
          </table:table-cell>
          <table:table-cell office:value-type="string" calcext:value-type="string">
            <text:p>中华人民共和国 Zhonghua Renmin Gonghegu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okinseln[9] </text:p>
          </table:table-cell>
          <table:table-cell office:value-type="string" calcext:value-type="string">
            <text:p>Cookinseln </text:p>
          </table:table-cell>
          <table:table-cell office:value-type="string" calcext:value-type="string">
            <text:p>Avarua </text:p>
          </table:table-cell>
          <table:table-cell office:value-type="float" office:value="11500" calcext:value-type="float">
            <text:p>11500</text:p>
          </table:table-cell>
          <table:table-cell office:value-type="float" office:value="236" calcext:value-type="float">
            <text:p>23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K </text:p>
          </table:table-cell>
          <table:table-cell office:value-type="string" calcext:value-type="string">
            <text:p>.ck </text:p>
          </table:table-cell>
          <table:table-cell office:value-type="string" calcext:value-type="string">
            <text:p>Cook Islands </text:p>
          </table:table-cell>
          <table:table-cell office:value-type="string" calcext:value-type="string">
            <text:p>Cook Islands</text:p>
          </table:table-cell>
        </table:table-row>
        <table:table-row table:style-name="ro1">
          <table:table-cell office:value-type="string" calcext:value-type="string">
            <text:p>Costa Rica </text:p>
          </table:table-cell>
          <table:table-cell office:value-type="string" calcext:value-type="string">
            <text:p>Republik Costa Rica </text:p>
          </table:table-cell>
          <table:table-cell office:value-type="string" calcext:value-type="string">
            <text:p>San José </text:p>
          </table:table-cell>
          <table:table-cell office:value-type="float" office:value="4900000" calcext:value-type="float">
            <text:p>4900000</text:p>
          </table:table-cell>
          <table:table-cell office:value-type="float" office:value="51100" calcext:value-type="float">
            <text:p>5110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R </text:p>
          </table:table-cell>
          <table:table-cell office:value-type="string" calcext:value-type="string">
            <text:p>.cr </text:p>
          </table:table-cell>
          <table:table-cell office:value-type="string" calcext:value-type="string">
            <text:p>Costa Rica </text:p>
          </table:table-cell>
          <table:table-cell office:value-type="string" calcext:value-type="string">
            <text:p>Costa Rica</text:p>
          </table:table-cell>
        </table:table-row>
        <table:table-row table:style-name="ro1">
          <table:table-cell office:value-type="string" calcext:value-type="string">
            <text:p>Dänemar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t Färöer (FO) und Grönland (GL) </text:p>
          </table:table-cell>
          <table:table-cell office:value-type="string" calcext:value-type="string">
            <text:p>Königreich Dänemark </text:p>
          </table:table-cell>
          <table:table-cell office:value-type="string" calcext:value-type="string">
            <text:p>Kopenhagen </text:p>
          </table:table-cell>
          <table:table-cell office:value-type="float" office:value="5748769" calcext:value-type="float">
            <text:p>57487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rnla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* 48.354 F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* 56.584 G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* 5.853.707 ges. </text:p>
          </table:table-cell>
          <table:table-cell office:value-type="string" calcext:value-type="string">
            <text:p>43.094 Kernlan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* 1.393 F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* 2.166.086 G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* 2.210.573 ges. </text:p>
          </table:table-cell>
          <table:table-cell office:value-type="string" calcext:value-type="string">
            <text:p>128,0 Kernlan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* 35,2 F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* 0,03 G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* 2,5 ges. </text:p>
          </table:table-cell>
          <table:table-cell office:value-type="string" calcext:value-type="string">
            <text:p>Dänemar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ärö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önland </text:p>
          </table:table-cell>
          <table:table-cell office:value-type="string" calcext:value-type="string">
            <text:p>DNK </text:p>
          </table:table-cell>
          <table:table-cell office:value-type="string" calcext:value-type="string">
            <text:p>DK </text:p>
          </table:table-cell>
          <table:table-cell office:value-type="string" calcext:value-type="string">
            <text:p>.dk </text:p>
          </table:table-cell>
          <table:table-cell office:value-type="string" calcext:value-type="string">
            <text:p>Denmark </text:p>
          </table:table-cell>
          <table:table-cell office:value-type="string" calcext:value-type="string">
            <text:p>Danma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utschland </text:p>
          </table:table-cell>
          <table:table-cell office:value-type="string" calcext:value-type="string">
            <text:p>Bundesrepublik Deutschland </text:p>
          </table:table-cell>
          <table:table-cell office:value-type="string" calcext:value-type="string">
            <text:p>Berlin </text:p>
          </table:table-cell>
          <table:table-cell office:value-type="float" office:value="83100000" calcext:value-type="float">
            <text:p>83100000</text:p>
          </table:table-cell>
          <table:table-cell office:value-type="float" office:value="357121" calcext:value-type="float">
            <text:p>35712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DE </text:p>
          </table:table-cell>
          <table:table-cell office:value-type="string" calcext:value-type="string">
            <text:p>.de </text:p>
          </table:table-cell>
          <table:table-cell office:value-type="string" calcext:value-type="string">
            <text:p>Germany </text:p>
          </table:table-cell>
          <table:table-cell office:value-type="string" calcext:value-type="string">
            <text:p>Deutschland</text:p>
          </table:table-cell>
        </table:table-row>
        <table:table-row table:style-name="ro1">
          <table:table-cell office:value-type="string" calcext:value-type="string">
            <text:p>Dominica </text:p>
          </table:table-cell>
          <table:table-cell office:value-type="string" calcext:value-type="string">
            <text:p>Commonwealth Dominica </text:p>
          </table:table-cell>
          <table:table-cell office:value-type="string" calcext:value-type="string">
            <text:p>Roseau </text:p>
          </table:table-cell>
          <table:table-cell office:value-type="float" office:value="73000" calcext:value-type="float">
            <text:p>73000</text:p>
          </table:table-cell>
          <table:table-cell office:value-type="float" office:value="751" calcext:value-type="float">
            <text:p>75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M </text:p>
          </table:table-cell>
          <table:table-cell office:value-type="string" calcext:value-type="string">
            <text:p>.dm </text:p>
          </table:table-cell>
          <table:table-cell office:value-type="string" calcext:value-type="string">
            <text:p>Dominica </text:p>
          </table:table-cell>
          <table:table-cell office:value-type="string" calcext:value-type="string">
            <text:p>Dominica</text:p>
          </table:table-cell>
        </table:table-row>
        <table:table-row table:style-name="ro1">
          <table:table-cell table:number-columns-repeated="2" office:value-type="string" calcext:value-type="string">
            <text:p>Dominikanische Republik </text:p>
          </table:table-cell>
          <table:table-cell office:value-type="string" calcext:value-type="string">
            <text:p>Santo Domingo </text:p>
          </table:table-cell>
          <table:table-cell office:value-type="float" office:value="10700000" calcext:value-type="float">
            <text:p>10700000</text:p>
          </table:table-cell>
          <table:table-cell office:value-type="float" office:value="48670" calcext:value-type="float">
            <text:p>4867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O </text:p>
          </table:table-cell>
          <table:table-cell office:value-type="string" calcext:value-type="string">
            <text:p>.do </text:p>
          </table:table-cell>
          <table:table-cell office:value-type="string" calcext:value-type="string">
            <text:p>Dominican Republic </text:p>
          </table:table-cell>
          <table:table-cell office:value-type="string" calcext:value-type="string">
            <text:p>República Dominicana</text:p>
          </table:table-cell>
        </table:table-row>
        <table:table-row table:style-name="ro1">
          <table:table-cell office:value-type="string" calcext:value-type="string">
            <text:p>Dschibuti </text:p>
          </table:table-cell>
          <table:table-cell office:value-type="string" calcext:value-type="string">
            <text:p>Republik Dschibuti </text:p>
          </table:table-cell>
          <table:table-cell office:value-type="string" calcext:value-type="string">
            <text:p>Dschibuti-Stadt 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3200" calcext:value-type="float">
            <text:p>2320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J </text:p>
          </table:table-cell>
          <table:table-cell office:value-type="string" calcext:value-type="string">
            <text:p>.dj </text:p>
          </table:table-cell>
          <table:table-cell office:value-type="string" calcext:value-type="string">
            <text:p>Djibouti </text:p>
          </table:table-cell>
          <table:table-cell office:value-type="string" calcext:value-type="string">
            <text:p>Djibouti</text:p>
          </table:table-cell>
        </table:table-row>
        <table:table-row table:style-name="ro1">
          <table:table-cell office:value-type="string" calcext:value-type="string">
            <text:p>Ecuador </text:p>
          </table:table-cell>
          <table:table-cell office:value-type="string" calcext:value-type="string">
            <text:p>Republik Ecuador </text:p>
          </table:table-cell>
          <table:table-cell office:value-type="string" calcext:value-type="string">
            <text:p>Quito </text:p>
          </table:table-cell>
          <table:table-cell office:value-type="float" office:value="16800000" calcext:value-type="float">
            <text:p>16800000</text:p>
          </table:table-cell>
          <table:table-cell office:value-type="float" office:value="283561" calcext:value-type="float">
            <text:p>28356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C </text:p>
          </table:table-cell>
          <table:table-cell office:value-type="string" calcext:value-type="string">
            <text:p>.ec </text:p>
          </table:table-cell>
          <table:table-cell office:value-type="string" calcext:value-type="string">
            <text:p>Ecuador </text:p>
          </table:table-cell>
          <table:table-cell office:value-type="string" calcext:value-type="string">
            <text:p>Ecuador</text:p>
          </table:table-cell>
        </table:table-row>
        <table:table-row table:style-name="ro1">
          <table:table-cell office:value-type="string" calcext:value-type="string">
            <text:p>El Salvador </text:p>
          </table:table-cell>
          <table:table-cell office:value-type="string" calcext:value-type="string">
            <text:p>Republik El Salvador </text:p>
          </table:table-cell>
          <table:table-cell office:value-type="string" calcext:value-type="string">
            <text:p>San Salvador </text:p>
          </table:table-cell>
          <table:table-cell office:value-type="float" office:value="6400000" calcext:value-type="float">
            <text:p>6400000</text:p>
          </table:table-cell>
          <table:table-cell office:value-type="float" office:value="21041" calcext:value-type="float">
            <text:p>2104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SV </text:p>
          </table:table-cell>
          <table:table-cell office:value-type="string" calcext:value-type="string">
            <text:p>.sv </text:p>
          </table:table-cell>
          <table:table-cell office:value-type="string" calcext:value-type="string">
            <text:p>El Salvador </text:p>
          </table:table-cell>
          <table:table-cell office:value-type="string" calcext:value-type="string">
            <text:p>El Salvador</text:p>
          </table:table-cell>
        </table:table-row>
        <table:table-row table:style-name="ro1">
          <table:table-cell office:value-type="string" calcext:value-type="string">
            <text:p>Elfenbeinküste </text:p>
          </table:table-cell>
          <table:table-cell office:value-type="string" calcext:value-type="string">
            <text:p>Republik Côte d’Ivoire </text:p>
          </table:table-cell>
          <table:table-cell office:value-type="string" calcext:value-type="string">
            <text:p>Yamoussoukro </text:p>
          </table:table-cell>
          <table:table-cell office:value-type="float" office:value="24400000" calcext:value-type="float">
            <text:p>24400000</text:p>
          </table:table-cell>
          <table:table-cell office:value-type="float" office:value="322463" calcext:value-type="float">
            <text:p>32246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I </text:p>
          </table:table-cell>
          <table:table-cell office:value-type="string" calcext:value-type="string">
            <text:p>.ci </text:p>
          </table:table-cell>
          <table:table-cell office:value-type="string" calcext:value-type="string">
            <text:p>Ivory Coast </text:p>
          </table:table-cell>
          <table:table-cell office:value-type="string" calcext:value-type="string">
            <text:p>Côte d’Ivoire</text:p>
          </table:table-cell>
        </table:table-row>
        <table:table-row table:style-name="ro1">
          <table:table-cell office:value-type="string" calcext:value-type="string">
            <text:p>Eritrea </text:p>
          </table:table-cell>
          <table:table-cell office:value-type="string" calcext:value-type="string">
            <text:p>Staat Eritrea </text:p>
          </table:table-cell>
          <table:table-cell office:value-type="string" calcext:value-type="string">
            <text:p>Asmara </text:p>
          </table:table-cell>
          <table:table-cell office:value-type="float" office:value="5900000" calcext:value-type="float">
            <text:p>5900000</text:p>
          </table:table-cell>
          <table:table-cell office:value-type="float" office:value="117600" calcext:value-type="float">
            <text:p>1176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R </text:p>
          </table:table-cell>
          <table:table-cell office:value-type="string" calcext:value-type="string">
            <text:p>.er </text:p>
          </table:table-cell>
          <table:table-cell office:value-type="string" calcext:value-type="string">
            <text:p>Eritrea </text:p>
          </table:table-cell>
          <table:table-cell office:value-type="string" calcext:value-type="string">
            <text:p>Ertra</text:p>
          </table:table-cell>
        </table:table-row>
        <table:table-row table:style-name="ro1">
          <table:table-cell office:value-type="string" calcext:value-type="string">
            <text:p>Estland </text:p>
          </table:table-cell>
          <table:table-cell office:value-type="string" calcext:value-type="string">
            <text:p>Republik Estland </text:p>
          </table:table-cell>
          <table:table-cell office:value-type="string" calcext:value-type="string">
            <text:p>Tallinn 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45228" calcext:value-type="float">
            <text:p>452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E </text:p>
          </table:table-cell>
          <table:table-cell office:value-type="string" calcext:value-type="string">
            <text:p>.ee </text:p>
          </table:table-cell>
          <table:table-cell office:value-type="string" calcext:value-type="string">
            <text:p>Estonia </text:p>
          </table:table-cell>
          <table:table-cell office:value-type="string" calcext:value-type="string">
            <text:p>Eesti</text:p>
          </table:table-cell>
        </table:table-row>
        <table:table-row table:style-name="ro1">
          <table:table-cell office:value-type="string" calcext:value-type="string">
            <text:p>Fidschi </text:p>
          </table:table-cell>
          <table:table-cell office:value-type="string" calcext:value-type="string">
            <text:p>Republik Fidschi </text:p>
          </table:table-cell>
          <table:table-cell office:value-type="string" calcext:value-type="string">
            <text:p>Suva </text:p>
          </table:table-cell>
          <table:table-cell office:value-type="float" office:value="900000" calcext:value-type="float">
            <text:p>900000</text:p>
          </table:table-cell>
          <table:table-cell office:value-type="float" office:value="18274" calcext:value-type="float">
            <text:p>1827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J </text:p>
          </table:table-cell>
          <table:table-cell office:value-type="string" calcext:value-type="string">
            <text:p>.fj </text:p>
          </table:table-cell>
          <table:table-cell office:value-type="string" calcext:value-type="string">
            <text:p>Fiji </text:p>
          </table:table-cell>
          <table:table-cell office:value-type="string" calcext:value-type="string">
            <text:p>Fiji</text:p>
          </table:table-cell>
        </table:table-row>
        <table:table-row table:style-name="ro1">
          <table:table-cell office:value-type="string" calcext:value-type="string">
            <text:p>Finnland </text:p>
          </table:table-cell>
          <table:table-cell office:value-type="string" calcext:value-type="string">
            <text:p>Republik Finnland </text:p>
          </table:table-cell>
          <table:table-cell office:value-type="string" calcext:value-type="string">
            <text:p>Helsinki </text:p>
          </table:table-cell>
          <table:table-cell office:value-type="float" office:value="5500000" calcext:value-type="float">
            <text:p>5500000</text:p>
          </table:table-cell>
          <table:table-cell office:value-type="float" office:value="338145" calcext:value-type="float">
            <text:p>33814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I (SF) </text:p>
          </table:table-cell>
          <table:table-cell office:value-type="string" calcext:value-type="string">
            <text:p>.fi </text:p>
          </table:table-cell>
          <table:table-cell office:value-type="string" calcext:value-type="string">
            <text:p>Finland </text:p>
          </table:table-cell>
          <table:table-cell office:value-type="string" calcext:value-type="string">
            <text:p>Suomi (Finnisch), Finland (Schwedisch)</text:p>
          </table:table-cell>
        </table:table-row>
        <table:table-row table:style-name="ro1">
          <table:table-cell office:value-type="string" calcext:value-type="string">
            <text:p>Frankreic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hne Überseegebiete </text:p>
          </table:table-cell>
          <table:table-cell office:value-type="string" calcext:value-type="string">
            <text:p>Französische Republik </text:p>
          </table:table-cell>
          <table:table-cell office:value-type="string" calcext:value-type="string">
            <text:p>Paris </text:p>
          </table:table-cell>
          <table:table-cell office:value-type="float" office:value="65000000" calcext:value-type="float">
            <text:p>65000000</text:p>
          </table:table-cell>
          <table:table-cell office:value-type="float" office:value="551500" calcext:value-type="float">
            <text:p>55150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FR </text:p>
          </table:table-cell>
          <table:table-cell office:value-type="string" calcext:value-type="string">
            <text:p>.fr </text:p>
          </table:table-cell>
          <table:table-cell office:value-type="string" calcext:value-type="string">
            <text:p>France 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Gabun </text:p>
          </table:table-cell>
          <table:table-cell office:value-type="string" calcext:value-type="string">
            <text:p>Gabunische Republik </text:p>
          </table:table-cell>
          <table:table-cell office:value-type="string" calcext:value-type="string">
            <text:p>Libreville 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67667" calcext:value-type="float">
            <text:p>2676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A </text:p>
          </table:table-cell>
          <table:table-cell office:value-type="string" calcext:value-type="string">
            <text:p>.ga </text:p>
          </table:table-cell>
          <table:table-cell office:value-type="string" calcext:value-type="string">
            <text:p>Gabon </text:p>
          </table:table-cell>
          <table:table-cell office:value-type="string" calcext:value-type="string">
            <text:p>Gabon</text:p>
          </table:table-cell>
        </table:table-row>
        <table:table-row table:style-name="ro1">
          <table:table-cell office:value-type="string" calcext:value-type="string">
            <text:p>Gambia </text:p>
          </table:table-cell>
          <table:table-cell office:value-type="string" calcext:value-type="string">
            <text:p>Republik Gambia </text:p>
          </table:table-cell>
          <table:table-cell office:value-type="string" calcext:value-type="string">
            <text:p>Banjul </text:p>
          </table:table-cell>
          <table:table-cell office:value-type="float" office:value="2100000" calcext:value-type="float">
            <text:p>2100000</text:p>
          </table:table-cell>
          <table:table-cell office:value-type="float" office:value="11295" calcext:value-type="float">
            <text:p>11295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GM </text:p>
          </table:table-cell>
          <table:table-cell office:value-type="string" calcext:value-type="string">
            <text:p>.gm </text:p>
          </table:table-cell>
          <table:table-cell office:value-type="string" calcext:value-type="string">
            <text:p>Gambia, the </text:p>
          </table:table-cell>
          <table:table-cell office:value-type="string" calcext:value-type="string">
            <text:p>Gambia, the</text:p>
          </table:table-cell>
        </table:table-row>
        <table:table-row table:style-name="ro1">
          <table:table-cell office:value-type="string" calcext:value-type="string">
            <text:p>Georgi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t Abchasien und Südossetien </text:p>
          </table:table-cell>
          <table:table-cell office:value-type="string" calcext:value-type="string">
            <text:p>Georgien </text:p>
          </table:table-cell>
          <table:table-cell office:value-type="string" calcext:value-type="string">
            <text:p>Tiflis </text:p>
          </table:table-cell>
          <table:table-cell office:value-type="float" office:value="3900000" calcext:value-type="float">
            <text:p>3900000</text:p>
          </table:table-cell>
          <table:table-cell office:value-type="float" office:value="69700" calcext:value-type="float">
            <text:p>697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E </text:p>
          </table:table-cell>
          <table:table-cell office:value-type="string" calcext:value-type="string">
            <text:p>.ge </text:p>
          </table:table-cell>
          <table:table-cell office:value-type="string" calcext:value-type="string">
            <text:p>Georgia </text:p>
          </table:table-cell>
          <table:table-cell office:value-type="string" calcext:value-type="string">
            <text:p>Sak'art'velo</text:p>
          </table:table-cell>
        </table:table-row>
        <table:table-row table:style-name="ro1">
          <table:table-cell office:value-type="string" calcext:value-type="string">
            <text:p>Ghana </text:p>
          </table:table-cell>
          <table:table-cell office:value-type="string" calcext:value-type="string">
            <text:p>Republik Ghana </text:p>
          </table:table-cell>
          <table:table-cell office:value-type="string" calcext:value-type="string">
            <text:p>Accra </text:p>
          </table:table-cell>
          <table:table-cell office:value-type="float" office:value="28800000" calcext:value-type="float">
            <text:p>28800000</text:p>
          </table:table-cell>
          <table:table-cell office:value-type="float" office:value="238533" calcext:value-type="float">
            <text:p>23853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GH </text:p>
          </table:table-cell>
          <table:table-cell office:value-type="string" calcext:value-type="string">
            <text:p>.gh </text:p>
          </table:table-cell>
          <table:table-cell office:value-type="string" calcext:value-type="string">
            <text:p>Ghana </text:p>
          </table:table-cell>
          <table:table-cell office:value-type="string" calcext:value-type="string">
            <text:p>Ghana</text:p>
          </table:table-cell>
        </table:table-row>
        <table:table-row table:style-name="ro1">
          <table:table-cell table:number-columns-repeated="2" office:value-type="string" calcext:value-type="string">
            <text:p>Grenada </text:p>
          </table:table-cell>
          <table:table-cell office:value-type="string" calcext:value-type="string">
            <text:p>St. George’s </text:p>
          </table:table-cell>
          <table:table-cell office:value-type="float" office:value="108000" calcext:value-type="float">
            <text:p>108000</text:p>
          </table:table-cell>
          <table:table-cell office:value-type="float" office:value="344" calcext:value-type="float">
            <text:p>344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GD </text:p>
          </table:table-cell>
          <table:table-cell office:value-type="string" calcext:value-type="string">
            <text:p>.gd </text:p>
          </table:table-cell>
          <table:table-cell office:value-type="string" calcext:value-type="string">
            <text:p>Grenada </text:p>
          </table:table-cell>
          <table:table-cell office:value-type="string" calcext:value-type="string">
            <text:p>Grenada</text:p>
          </table:table-cell>
        </table:table-row>
        <table:table-row table:style-name="ro1">
          <table:table-cell office:value-type="string" calcext:value-type="string">
            <text:p>Griechenland </text:p>
          </table:table-cell>
          <table:table-cell office:value-type="string" calcext:value-type="string">
            <text:p>Hellenische Republik </text:p>
          </table:table-cell>
          <table:table-cell office:value-type="string" calcext:value-type="string">
            <text:p>Athen </text:p>
          </table:table-cell>
          <table:table-cell office:value-type="float" office:value="10700000" calcext:value-type="float">
            <text:p>10700000</text:p>
          </table:table-cell>
          <table:table-cell office:value-type="float" office:value="131957" calcext:value-type="float">
            <text:p>13195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GR </text:p>
          </table:table-cell>
          <table:table-cell office:value-type="string" calcext:value-type="string">
            <text:p>.gr </text:p>
          </table:table-cell>
          <table:table-cell office:value-type="string" calcext:value-type="string">
            <text:p>Greece </text:p>
          </table:table-cell>
          <table:table-cell office:value-type="string" calcext:value-type="string">
            <text:p>Elláda, Ellás</text:p>
          </table:table-cell>
        </table:table-row>
        <table:table-row table:style-name="ro1">
          <table:table-cell office:value-type="string" calcext:value-type="string">
            <text:p>Guatemala </text:p>
          </table:table-cell>
          <table:table-cell office:value-type="string" calcext:value-type="string">
            <text:p>Republik Guatemala </text:p>
          </table:table-cell>
          <table:table-cell office:value-type="string" calcext:value-type="string">
            <text:p>Guatemala-Stadt </text:p>
          </table:table-cell>
          <table:table-cell office:value-type="float" office:value="16900000" calcext:value-type="float">
            <text:p>16900000</text:p>
          </table:table-cell>
          <table:table-cell office:value-type="float" office:value="108889" calcext:value-type="float">
            <text:p>10888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GT </text:p>
          </table:table-cell>
          <table:table-cell office:value-type="string" calcext:value-type="string">
            <text:p>.gt </text:p>
          </table:table-cell>
          <table:table-cell office:value-type="string" calcext:value-type="string">
            <text:p>Guatemala </text:p>
          </table:table-cell>
          <table:table-cell office:value-type="string" calcext:value-type="string">
            <text:p>Guatemala</text:p>
          </table:table-cell>
        </table:table-row>
        <table:table-row table:style-name="ro1">
          <table:table-cell office:value-type="string" calcext:value-type="string">
            <text:p>Guinea </text:p>
          </table:table-cell>
          <table:table-cell office:value-type="string" calcext:value-type="string">
            <text:p>Republik Guinea </text:p>
          </table:table-cell>
          <table:table-cell office:value-type="string" calcext:value-type="string">
            <text:p>Conakry </text:p>
          </table:table-cell>
          <table:table-cell office:value-type="float" office:value="11500000" calcext:value-type="float">
            <text:p>11500000</text:p>
          </table:table-cell>
          <table:table-cell office:value-type="float" office:value="245857" calcext:value-type="float">
            <text:p>24585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GN </text:p>
          </table:table-cell>
          <table:table-cell office:value-type="string" calcext:value-type="string">
            <text:p>.gn </text:p>
          </table:table-cell>
          <table:table-cell office:value-type="string" calcext:value-type="string">
            <text:p>Guinea </text:p>
          </table:table-cell>
          <table:table-cell office:value-type="string" calcext:value-type="string">
            <text:p>Guinée</text:p>
          </table:table-cell>
        </table:table-row>
        <table:table-row table:style-name="ro1">
          <table:table-cell office:value-type="string" calcext:value-type="string">
            <text:p>Guinea-Bissau </text:p>
          </table:table-cell>
          <table:table-cell office:value-type="string" calcext:value-type="string">
            <text:p>Republik Guinea-Bissau </text:p>
          </table:table-cell>
          <table:table-cell office:value-type="string" calcext:value-type="string">
            <text:p>Bissau </text:p>
          </table:table-cell>
          <table:table-cell office:value-type="float" office:value="1900000" calcext:value-type="float">
            <text:p>1900000</text:p>
          </table:table-cell>
          <table:table-cell office:value-type="float" office:value="36125" calcext:value-type="float">
            <text:p>3612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GW </text:p>
          </table:table-cell>
          <table:table-cell office:value-type="string" calcext:value-type="string">
            <text:p>.gw </text:p>
          </table:table-cell>
          <table:table-cell office:value-type="string" calcext:value-type="string">
            <text:p>Guinea-Bissau </text:p>
          </table:table-cell>
          <table:table-cell office:value-type="string" calcext:value-type="string">
            <text:p>Guiné-Bissau</text:p>
          </table:table-cell>
        </table:table-row>
        <table:table-row table:style-name="ro1">
          <table:table-cell office:value-type="string" calcext:value-type="string">
            <text:p>Guyana </text:p>
          </table:table-cell>
          <table:table-cell office:value-type="string" calcext:value-type="string">
            <text:p>Kooperative Republik Guyana </text:p>
          </table:table-cell>
          <table:table-cell office:value-type="string" calcext:value-type="string">
            <text:p>Georgetown </text:p>
          </table:table-cell>
          <table:table-cell office:value-type="float" office:value="800000" calcext:value-type="float">
            <text:p>800000</text:p>
          </table:table-cell>
          <table:table-cell office:value-type="float" office:value="214969" calcext:value-type="float">
            <text:p>2149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Y </text:p>
          </table:table-cell>
          <table:table-cell office:value-type="string" calcext:value-type="string">
            <text:p>.gy </text:p>
          </table:table-cell>
          <table:table-cell office:value-type="string" calcext:value-type="string">
            <text:p>Guyana </text:p>
          </table:table-cell>
          <table:table-cell office:value-type="string" calcext:value-type="string">
            <text:p>Guyana</text:p>
          </table:table-cell>
        </table:table-row>
        <table:table-row table:style-name="ro1">
          <table:table-cell office:value-type="string" calcext:value-type="string">
            <text:p>Haiti </text:p>
          </table:table-cell>
          <table:table-cell office:value-type="string" calcext:value-type="string">
            <text:p>Republik Haiti </text:p>
          </table:table-cell>
          <table:table-cell office:value-type="string" calcext:value-type="string">
            <text:p>Port-au-Prince </text:p>
          </table:table-cell>
          <table:table-cell office:value-type="float" office:value="10600000" calcext:value-type="float">
            <text:p>10600000</text:p>
          </table:table-cell>
          <table:table-cell office:value-type="float" office:value="27750" calcext:value-type="float">
            <text:p>27750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HT </text:p>
          </table:table-cell>
          <table:table-cell office:value-type="string" calcext:value-type="string">
            <text:p>.ht </text:p>
          </table:table-cell>
          <table:table-cell office:value-type="string" calcext:value-type="string">
            <text:p>Haiti </text:p>
          </table:table-cell>
          <table:table-cell office:value-type="string" calcext:value-type="string">
            <text:p>Haïti</text:p>
          </table:table-cell>
        </table:table-row>
        <table:table-row table:style-name="ro1">
          <table:table-cell office:value-type="string" calcext:value-type="string">
            <text:p>Honduras </text:p>
          </table:table-cell>
          <table:table-cell office:value-type="string" calcext:value-type="string">
            <text:p>Republik Honduras </text:p>
          </table:table-cell>
          <table:table-cell office:value-type="string" calcext:value-type="string">
            <text:p>Tegucigalpa </text:p>
          </table:table-cell>
          <table:table-cell office:value-type="float" office:value="8900000" calcext:value-type="float">
            <text:p>8900000</text:p>
          </table:table-cell>
          <table:table-cell office:value-type="float" office:value="112090" calcext:value-type="float">
            <text:p>1120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N </text:p>
          </table:table-cell>
          <table:table-cell office:value-type="string" calcext:value-type="string">
            <text:p>.hn </text:p>
          </table:table-cell>
          <table:table-cell office:value-type="string" calcext:value-type="string">
            <text:p>Honduras </text:p>
          </table:table-cell>
          <table:table-cell office:value-type="string" calcext:value-type="string">
            <text:p>Honduras</text:p>
          </table:table-cell>
        </table:table-row>
        <table:table-row table:style-name="ro1">
          <table:table-cell office:value-type="string" calcext:value-type="string">
            <text:p>Indi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t Kaschmir </text:p>
          </table:table-cell>
          <table:table-cell office:value-type="string" calcext:value-type="string">
            <text:p>Republik Indien </text:p>
          </table:table-cell>
          <table:table-cell office:value-type="string" calcext:value-type="string">
            <text:p>Neu-Delhi </text:p>
          </table:table-cell>
          <table:table-cell office:value-type="float" office:value="1352600000" calcext:value-type="float">
            <text:p>1352600000</text:p>
          </table:table-cell>
          <table:table-cell office:value-type="float" office:value="3287263" calcext:value-type="float">
            <text:p>3287263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IN </text:p>
          </table:table-cell>
          <table:table-cell office:value-type="string" calcext:value-type="string">
            <text:p>.in </text:p>
          </table:table-cell>
          <table:table-cell office:value-type="string" calcext:value-type="string">
            <text:p>India </text:p>
          </table:table-cell>
          <table:table-cell office:value-type="string" calcext:value-type="string">
            <text:p>India (Englisch), Bharat (Hindi)</text:p>
          </table:table-cell>
        </table:table-row>
        <table:table-row table:style-name="ro1">
          <table:table-cell office:value-type="string" calcext:value-type="string">
            <text:p>Indonesien </text:p>
          </table:table-cell>
          <table:table-cell office:value-type="string" calcext:value-type="string">
            <text:p>Republik Indonesien </text:p>
          </table:table-cell>
          <table:table-cell office:value-type="string" calcext:value-type="string">
            <text:p>Jakarta </text:p>
          </table:table-cell>
          <table:table-cell office:value-type="float" office:value="264000000" calcext:value-type="float">
            <text:p>264000000</text:p>
          </table:table-cell>
          <table:table-cell office:value-type="float" office:value="1904569" calcext:value-type="float">
            <text:p>190456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ID </text:p>
          </table:table-cell>
          <table:table-cell office:value-type="string" calcext:value-type="string">
            <text:p>.id </text:p>
          </table:table-cell>
          <table:table-cell office:value-type="string" calcext:value-type="string">
            <text:p>Indonesia </text:p>
          </table:table-cell>
          <table:table-cell office:value-type="string" calcext:value-type="string">
            <text:p>Indonesia</text:p>
          </table:table-cell>
        </table:table-row>
        <table:table-row table:style-name="ro1">
          <table:table-cell office:value-type="string" calcext:value-type="string">
            <text:p>Irak </text:p>
          </table:table-cell>
          <table:table-cell office:value-type="string" calcext:value-type="string">
            <text:p>Republik Irak </text:p>
          </table:table-cell>
          <table:table-cell office:value-type="string" calcext:value-type="string">
            <text:p>Bagdad </text:p>
          </table:table-cell>
          <table:table-cell office:value-type="float" office:value="39200000" calcext:value-type="float">
            <text:p>39200000</text:p>
          </table:table-cell>
          <table:table-cell office:value-type="float" office:value="438317" calcext:value-type="float">
            <text:p>43831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IQ </text:p>
          </table:table-cell>
          <table:table-cell office:value-type="string" calcext:value-type="string">
            <text:p>.iq </text:p>
          </table:table-cell>
          <table:table-cell office:value-type="string" calcext:value-type="string">
            <text:p>Iraq </text:p>
          </table:table-cell>
          <table:table-cell office:value-type="string" calcext:value-type="string">
            <text:p>al-ʿIrāq</text:p>
          </table:table-cell>
        </table:table-row>
        <table:table-row table:style-name="ro1">
          <table:table-cell office:value-type="string" calcext:value-type="string">
            <text:p>Iran </text:p>
          </table:table-cell>
          <table:table-cell office:value-type="string" calcext:value-type="string">
            <text:p>Islamische Republik Iran </text:p>
          </table:table-cell>
          <table:table-cell office:value-type="string" calcext:value-type="string">
            <text:p>Teheran </text:p>
          </table:table-cell>
          <table:table-cell office:value-type="float" office:value="80600000" calcext:value-type="float">
            <text:p>80600000</text:p>
          </table:table-cell>
          <table:table-cell office:value-type="float" office:value="1648195" calcext:value-type="float">
            <text:p>164819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R </text:p>
          </table:table-cell>
          <table:table-cell office:value-type="string" calcext:value-type="string">
            <text:p>.ir </text:p>
          </table:table-cell>
          <table:table-cell office:value-type="string" calcext:value-type="string">
            <text:p>Iran </text:p>
          </table:table-cell>
          <table:table-cell office:value-type="string" calcext:value-type="string">
            <text:p>Īrān</text:p>
          </table:table-cell>
        </table:table-row>
        <table:table-row table:style-name="ro1">
          <table:table-cell table:number-columns-repeated="2" office:value-type="string" calcext:value-type="string">
            <text:p>Irland </text:p>
          </table:table-cell>
          <table:table-cell office:value-type="string" calcext:value-type="string">
            <text:p>Dublin 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70273" calcext:value-type="float">
            <text:p>7027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IE </text:p>
          </table:table-cell>
          <table:table-cell office:value-type="string" calcext:value-type="string">
            <text:p>.ie </text:p>
          </table:table-cell>
          <table:table-cell office:value-type="string" calcext:value-type="string">
            <text:p>Ireland </text:p>
          </table:table-cell>
          <table:table-cell office:value-type="string" calcext:value-type="string">
            <text:p>Éire (Irisch),</text:p>
          </table:table-cell>
        </table:table-row>
        <table:table-row table:style-name="ro1">
          <table:table-cell office:value-type="string" calcext:value-type="string">
            <text:p>Ireland (Englisch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sland </text:p>
          </table:table-cell>
          <table:table-cell office:value-type="string" calcext:value-type="string">
            <text:p>Republik Island </text:p>
          </table:table-cell>
          <table:table-cell office:value-type="string" calcext:value-type="string">
            <text:p>Reykjavík </text:p>
          </table:table-cell>
          <table:table-cell office:value-type="float" office:value="350000" calcext:value-type="float">
            <text:p>350000</text:p>
          </table:table-cell>
          <table:table-cell office:value-type="float" office:value="103000" calcext:value-type="float">
            <text:p>10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 </text:p>
          </table:table-cell>
          <table:table-cell office:value-type="string" calcext:value-type="string">
            <text:p>.is </text:p>
          </table:table-cell>
          <table:table-cell office:value-type="string" calcext:value-type="string">
            <text:p>Iceland </text:p>
          </table:table-cell>
          <table:table-cell office:value-type="string" calcext:value-type="string">
            <text:p>Ísland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t Golanhöhen und Ostjerusalem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hne Gazastreifen und Westjordanland </text:p>
          </table:table-cell>
          <table:table-cell office:value-type="string" calcext:value-type="string">
            <text:p>Staat Israel </text:p>
          </table:table-cell>
          <table:table-cell office:value-type="string" calcext:value-type="string">
            <text:p>Jerusalem </text:p>
          </table:table-cell>
          <table:table-cell office:value-type="float" office:value="8600000" calcext:value-type="float">
            <text:p>8600000</text:p>
          </table:table-cell>
          <table:table-cell office:value-type="float" office:value="22380" calcext:value-type="float">
            <text:p>2238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IL </text:p>
          </table:table-cell>
          <table:table-cell office:value-type="string" calcext:value-type="string">
            <text:p>.il </text:p>
          </table:table-cell>
          <table:table-cell office:value-type="string" calcext:value-type="string">
            <text:p>Israel </text:p>
          </table:table-cell>
          <table:table-cell office:value-type="string" calcext:value-type="string">
            <text:p>Yisra'el</text:p>
          </table:table-cell>
        </table:table-row>
        <table:table-row table:style-name="ro1">
          <table:table-cell office:value-type="string" calcext:value-type="string">
            <text:p>Italien </text:p>
          </table:table-cell>
          <table:table-cell office:value-type="string" calcext:value-type="string">
            <text:p>Italienische Republik </text:p>
          </table:table-cell>
          <table:table-cell office:value-type="string" calcext:value-type="string">
            <text:p>Rom </text:p>
          </table:table-cell>
          <table:table-cell office:value-type="float" office:value="60500000" calcext:value-type="float">
            <text:p>60500000</text:p>
          </table:table-cell>
          <table:table-cell office:value-type="float" office:value="301340" calcext:value-type="float">
            <text:p>30134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IT </text:p>
          </table:table-cell>
          <table:table-cell office:value-type="string" calcext:value-type="string">
            <text:p>.it </text:p>
          </table:table-cell>
          <table:table-cell office:value-type="string" calcext:value-type="string">
            <text:p>Italy </text:p>
          </table:table-cell>
          <table:table-cell office:value-type="string" calcext:value-type="string">
            <text:p>Italia</text:p>
          </table:table-cell>
        </table:table-row>
        <table:table-row table:style-name="ro1">
          <table:table-cell table:number-columns-repeated="2" office:value-type="string" calcext:value-type="string">
            <text:p>Jamaika </text:p>
          </table:table-cell>
          <table:table-cell office:value-type="string" calcext:value-type="string">
            <text:p>Kingston </text:p>
          </table:table-cell>
          <table:table-cell office:value-type="float" office:value="2900000" calcext:value-type="float">
            <text:p>2900000</text:p>
          </table:table-cell>
          <table:table-cell office:value-type="float" office:value="10991" calcext:value-type="float">
            <text:p>10991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JM </text:p>
          </table:table-cell>
          <table:table-cell office:value-type="string" calcext:value-type="string">
            <text:p>.jm </text:p>
          </table:table-cell>
          <table:table-cell office:value-type="string" calcext:value-type="string">
            <text:p>Jamaica </text:p>
          </table:table-cell>
          <table:table-cell office:value-type="string" calcext:value-type="string">
            <text:p>Jamaica</text:p>
          </table:table-cell>
        </table:table-row>
        <table:table-row table:style-name="ro2">
          <table:table-cell table:number-columns-repeated="2" office:value-type="string" calcext:value-type="string">
            <text:p>Japan </text:p>
          </table:table-cell>
          <table:table-cell office:value-type="string" calcext:value-type="string">
            <text:p>Tokio </text:p>
          </table:table-cell>
          <table:table-cell office:value-type="float" office:value="126700000" calcext:value-type="float">
            <text:p>126700000</text:p>
          </table:table-cell>
          <table:table-cell office:value-type="float" office:value="377915" calcext:value-type="float">
            <text:p>377915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JP </text:p>
          </table:table-cell>
          <table:table-cell office:value-type="string" calcext:value-type="string">
            <text:p>.jp </text:p>
          </table:table-cell>
          <table:table-cell office:value-type="string" calcext:value-type="string">
            <text:p>Japan </text:p>
          </table:table-cell>
          <table:table-cell office:value-type="string" calcext:value-type="string">
            <text:p>日本 Nihon/Nippon</text:p>
          </table:table-cell>
        </table:table-row>
        <table:table-row table:style-name="ro1">
          <table:table-cell office:value-type="string" calcext:value-type="string">
            <text:p>Jemen </text:p>
          </table:table-cell>
          <table:table-cell office:value-type="string" calcext:value-type="string">
            <text:p>Republik Jemen </text:p>
          </table:table-cell>
          <table:table-cell office:value-type="string" calcext:value-type="string">
            <text:p>Sanaa (de jur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en (de facto) </text:p>
          </table:table-cell>
          <table:table-cell office:value-type="float" office:value="28300000" calcext:value-type="float">
            <text:p>28300000</text:p>
          </table:table-cell>
          <table:table-cell office:value-type="float" office:value="527968" calcext:value-type="float">
            <text:p>52796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Jemen </text:p>
          </table:table-cell>
          <table:table-cell office:value-type="string" calcext:value-type="string">
            <text:p>YEM </text:p>
          </table:table-cell>
          <table:table-cell office:value-type="string" calcext:value-type="string">
            <text:p>Yemen </text:p>
          </table:table-cell>
          <table:table-cell office:value-type="string" calcext:value-type="string">
            <text:p>al-Ya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rdanien </text:p>
          </table:table-cell>
          <table:table-cell office:value-type="string" calcext:value-type="string">
            <text:p>Haschemitisches Königreich Jordanien </text:p>
          </table:table-cell>
          <table:table-cell office:value-type="string" calcext:value-type="string">
            <text:p>Amman </text:p>
          </table:table-cell>
          <table:table-cell office:value-type="float" office:value="9700000" calcext:value-type="float">
            <text:p>9700000</text:p>
          </table:table-cell>
          <table:table-cell office:value-type="float" office:value="89342" calcext:value-type="float">
            <text:p>8934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JO </text:p>
          </table:table-cell>
          <table:table-cell office:value-type="string" calcext:value-type="string">
            <text:p>.jo </text:p>
          </table:table-cell>
          <table:table-cell office:value-type="string" calcext:value-type="string">
            <text:p>Jordan </text:p>
          </table:table-cell>
          <table:table-cell office:value-type="string" calcext:value-type="string">
            <text:p>al-Urdunn</text:p>
          </table:table-cell>
        </table:table-row>
        <table:table-row table:style-name="ro1">
          <table:table-cell office:value-type="string" calcext:value-type="string">
            <text:p>Kambodscha </text:p>
          </table:table-cell>
          <table:table-cell office:value-type="string" calcext:value-type="string">
            <text:p>Königreich Kambodscha </text:p>
          </table:table-cell>
          <table:table-cell office:value-type="string" calcext:value-type="string">
            <text:p>Phnom Penh </text:p>
          </table:table-cell>
          <table:table-cell office:value-type="float" office:value="15900000" calcext:value-type="float">
            <text:p>15900000</text:p>
          </table:table-cell>
          <table:table-cell office:value-type="float" office:value="181035" calcext:value-type="float">
            <text:p>18103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KH </text:p>
          </table:table-cell>
          <table:table-cell office:value-type="string" calcext:value-type="string">
            <text:p>.kh </text:p>
          </table:table-cell>
          <table:table-cell office:value-type="string" calcext:value-type="string">
            <text:p>Cambodia </text:p>
          </table:table-cell>
          <table:table-cell office:value-type="string" calcext:value-type="string">
            <text:p>Kampuchea</text:p>
          </table:table-cell>
        </table:table-row>
        <table:table-row table:style-name="ro1">
          <table:table-cell office:value-type="string" calcext:value-type="string">
            <text:p>Kamerun </text:p>
          </table:table-cell>
          <table:table-cell office:value-type="string" calcext:value-type="string">
            <text:p>Republik Kamerun </text:p>
          </table:table-cell>
          <table:table-cell office:value-type="string" calcext:value-type="string">
            <text:p>Yaoundé 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475440" calcext:value-type="float">
            <text:p>47544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M </text:p>
          </table:table-cell>
          <table:table-cell office:value-type="string" calcext:value-type="string">
            <text:p>.cm </text:p>
          </table:table-cell>
          <table:table-cell office:value-type="string" calcext:value-type="string">
            <text:p>Cameroon </text:p>
          </table:table-cell>
          <table:table-cell office:value-type="string" calcext:value-type="string">
            <text:p>Cameroun (Französisch), Cameroon (Englisch)</text:p>
          </table:table-cell>
        </table:table-row>
        <table:table-row table:style-name="ro1">
          <table:table-cell table:number-columns-repeated="2" office:value-type="string" calcext:value-type="string">
            <text:p>Kanada </text:p>
          </table:table-cell>
          <table:table-cell office:value-type="string" calcext:value-type="string">
            <text:p>Ottawa </text:p>
          </table:table-cell>
          <table:table-cell office:value-type="float" office:value="36700000" calcext:value-type="float">
            <text:p>36700000</text:p>
          </table:table-cell>
          <table:table-cell office:value-type="float" office:value="9984670" calcext:value-type="float">
            <text:p>99846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 </text:p>
          </table:table-cell>
          <table:table-cell office:value-type="string" calcext:value-type="string">
            <text:p>.ca </text:p>
          </table:table-cell>
          <table:table-cell office:value-type="string" calcext:value-type="string">
            <text:p>Canada 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Kap Verde </text:p>
          </table:table-cell>
          <table:table-cell office:value-type="string" calcext:value-type="string">
            <text:p>Republik Cabo Verde </text:p>
          </table:table-cell>
          <table:table-cell office:value-type="string" calcext:value-type="string">
            <text:p>Praia </text:p>
          </table:table-cell>
          <table:table-cell office:value-type="float" office:value="517000" calcext:value-type="float">
            <text:p>517000</text:p>
          </table:table-cell>
          <table:table-cell office:value-type="float" office:value="4033" calcext:value-type="float">
            <text:p>403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V </text:p>
          </table:table-cell>
          <table:table-cell office:value-type="string" calcext:value-type="string">
            <text:p>.cv </text:p>
          </table:table-cell>
          <table:table-cell office:value-type="string" calcext:value-type="string">
            <text:p>Cape Verde </text:p>
          </table:table-cell>
          <table:table-cell office:value-type="string" calcext:value-type="string">
            <text:p>Cabo Verde</text:p>
          </table:table-cell>
        </table:table-row>
        <table:table-row table:style-name="ro1">
          <table:table-cell office:value-type="string" calcext:value-type="string">
            <text:p>Kasachstan </text:p>
          </table:table-cell>
          <table:table-cell office:value-type="string" calcext:value-type="string">
            <text:p>Republik Kasachstan </text:p>
          </table:table-cell>
          <table:table-cell office:value-type="string" calcext:value-type="string">
            <text:p>Astana </text:p>
          </table:table-cell>
          <table:table-cell office:value-type="float" office:value="18000000" calcext:value-type="float">
            <text:p>18000000</text:p>
          </table:table-cell>
          <table:table-cell office:value-type="float" office:value="2724900" calcext:value-type="float">
            <text:p>27249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Z </text:p>
          </table:table-cell>
          <table:table-cell office:value-type="string" calcext:value-type="string">
            <text:p>.kz </text:p>
          </table:table-cell>
          <table:table-cell office:value-type="string" calcext:value-type="string">
            <text:p>Kazakhstan </text:p>
          </table:table-cell>
          <table:table-cell office:value-type="string" calcext:value-type="string">
            <text:p>Qazaqstan (Kasachisch), Kazahstan (Russisch)</text:p>
          </table:table-cell>
        </table:table-row>
        <table:table-row table:style-name="ro1">
          <table:table-cell office:value-type="string" calcext:value-type="string">
            <text:p>Katar </text:p>
          </table:table-cell>
          <table:table-cell office:value-type="string" calcext:value-type="string">
            <text:p>Staat Katar </text:p>
          </table:table-cell>
          <table:table-cell office:value-type="string" calcext:value-type="string">
            <text:p>Doha </text:p>
          </table:table-cell>
          <table:table-cell office:value-type="float" office:value="2700000" calcext:value-type="float">
            <text:p>2700000</text:p>
          </table:table-cell>
          <table:table-cell office:value-type="float" office:value="11586" calcext:value-type="float">
            <text:p>11586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QA </text:p>
          </table:table-cell>
          <table:table-cell office:value-type="string" calcext:value-type="string">
            <text:p>.qa </text:p>
          </table:table-cell>
          <table:table-cell office:value-type="string" calcext:value-type="string">
            <text:p>Qatar </text:p>
          </table:table-cell>
          <table:table-cell office:value-type="string" calcext:value-type="string">
            <text:p>Dawlat Qatar</text:p>
          </table:table-cell>
        </table:table-row>
        <table:table-row table:style-name="ro1">
          <table:table-cell office:value-type="string" calcext:value-type="string">
            <text:p>Kenia </text:p>
          </table:table-cell>
          <table:table-cell office:value-type="string" calcext:value-type="string">
            <text:p>Republik Kenia </text:p>
          </table:table-cell>
          <table:table-cell office:value-type="string" calcext:value-type="string">
            <text:p>Nairobi </text:p>
          </table:table-cell>
          <table:table-cell office:value-type="float" office:value="49700000" calcext:value-type="float">
            <text:p>49700000</text:p>
          </table:table-cell>
          <table:table-cell office:value-type="float" office:value="580367" calcext:value-type="float">
            <text:p>58036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KE </text:p>
          </table:table-cell>
          <table:table-cell office:value-type="string" calcext:value-type="string">
            <text:p>.ke </text:p>
          </table:table-cell>
          <table:table-cell office:value-type="string" calcext:value-type="string">
            <text:p>Kenya </text:p>
          </table:table-cell>
          <table:table-cell office:value-type="string" calcext:value-type="string">
            <text:p>Kenya</text:p>
          </table:table-cell>
        </table:table-row>
        <table:table-row table:style-name="ro1">
          <table:table-cell office:value-type="string" calcext:value-type="string">
            <text:p>Kirgisistan </text:p>
          </table:table-cell>
          <table:table-cell office:value-type="string" calcext:value-type="string">
            <text:p>Kirgisische Republik </text:p>
          </table:table-cell>
          <table:table-cell office:value-type="string" calcext:value-type="string">
            <text:p>Bischkek </text:p>
          </table:table-cell>
          <table:table-cell office:value-type="float" office:value="6200000" calcext:value-type="float">
            <text:p>6200000</text:p>
          </table:table-cell>
          <table:table-cell office:value-type="float" office:value="199951" calcext:value-type="float">
            <text:p>19995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KG </text:p>
          </table:table-cell>
          <table:table-cell office:value-type="string" calcext:value-type="string">
            <text:p>.kg </text:p>
          </table:table-cell>
          <table:table-cell office:value-type="string" calcext:value-type="string">
            <text:p>Kyrgyzstan </text:p>
          </table:table-cell>
          <table:table-cell office:value-type="string" calcext:value-type="string">
            <text:p>Kyrgyzstan (Kirgisisch),</text:p>
          </table:table-cell>
        </table:table-row>
        <table:table-row table:style-name="ro1">
          <table:table-cell office:value-type="string" calcext:value-type="string">
            <text:p>Kirgizija (Russisch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iribati </text:p>
          </table:table-cell>
          <table:table-cell office:value-type="string" calcext:value-type="string">
            <text:p>Republik Kiribati </text:p>
          </table:table-cell>
          <table:table-cell office:value-type="string" calcext:value-type="string">
            <text:p>South Tarawa </text:p>
          </table:table-cell>
          <table:table-cell office:value-type="float" office:value="100000" calcext:value-type="float">
            <text:p>100000</text:p>
          </table:table-cell>
          <table:table-cell office:value-type="float" office:value="811" calcext:value-type="float">
            <text:p>81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KI </text:p>
          </table:table-cell>
          <table:table-cell office:value-type="string" calcext:value-type="string">
            <text:p>.ki </text:p>
          </table:table-cell>
          <table:table-cell office:value-type="string" calcext:value-type="string">
            <text:p>Kiribati </text:p>
          </table:table-cell>
          <table:table-cell office:value-type="string" calcext:value-type="string">
            <text:p>Kiribati oder Kiribas</text:p>
          </table:table-cell>
        </table:table-row>
        <table:table-row table:style-name="ro1">
          <table:table-cell office:value-type="string" calcext:value-type="string">
            <text:p>Kolumbien </text:p>
          </table:table-cell>
          <table:table-cell office:value-type="string" calcext:value-type="string">
            <text:p>Republik Kolumbien </text:p>
          </table:table-cell>
          <table:table-cell office:value-type="string" calcext:value-type="string">
            <text:p>Bogotá </text:p>
          </table:table-cell>
          <table:table-cell office:value-type="float" office:value="49300000" calcext:value-type="float">
            <text:p>49300000</text:p>
          </table:table-cell>
          <table:table-cell office:value-type="float" office:value="1138910" calcext:value-type="float">
            <text:p>11389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O </text:p>
          </table:table-cell>
          <table:table-cell office:value-type="string" calcext:value-type="string">
            <text:p>.co </text:p>
          </table:table-cell>
          <table:table-cell office:value-type="string" calcext:value-type="string">
            <text:p>Colombia </text:p>
          </table:table-cell>
          <table:table-cell office:value-type="string" calcext:value-type="string">
            <text:p>Colombia</text:p>
          </table:table-cell>
        </table:table-row>
        <table:table-row table:style-name="ro1">
          <table:table-cell office:value-type="string" calcext:value-type="string">
            <text:p>Komoren </text:p>
          </table:table-cell>
          <table:table-cell office:value-type="string" calcext:value-type="string">
            <text:p>Union der Komoren </text:p>
          </table:table-cell>
          <table:table-cell office:value-type="string" calcext:value-type="string">
            <text:p>Moroni </text:p>
          </table:table-cell>
          <table:table-cell office:value-type="float" office:value="800000" calcext:value-type="float">
            <text:p>800000</text:p>
          </table:table-cell>
          <table:table-cell office:value-type="float" office:value="2235" calcext:value-type="float">
            <text:p>2235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KM </text:p>
          </table:table-cell>
          <table:table-cell office:value-type="string" calcext:value-type="string">
            <text:p>.km </text:p>
          </table:table-cell>
          <table:table-cell office:value-type="string" calcext:value-type="string">
            <text:p>Comoros </text:p>
          </table:table-cell>
          <table:table-cell office:value-type="string" calcext:value-type="string">
            <text:p>Comores</text:p>
          </table:table-cell>
        </table:table-row>
        <table:table-row table:style-name="ro1">
          <table:table-cell office:value-type="string" calcext:value-type="string">
            <text:p>Kongo, Demokratische Republik </text:p>
          </table:table-cell>
          <table:table-cell office:value-type="string" calcext:value-type="string">
            <text:p>Demokratische Republik Kongo </text:p>
          </table:table-cell>
          <table:table-cell office:value-type="string" calcext:value-type="string">
            <text:p>Kinshasa </text:p>
          </table:table-cell>
          <table:table-cell office:value-type="float" office:value="81500000" calcext:value-type="float">
            <text:p>81500000</text:p>
          </table:table-cell>
          <table:table-cell office:value-type="float" office:value="2344858" calcext:value-type="float">
            <text:p>234485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D </text:p>
          </table:table-cell>
          <table:table-cell office:value-type="string" calcext:value-type="string">
            <text:p>.cd </text:p>
          </table:table-cell>
          <table:table-cell office:value-type="string" calcext:value-type="string">
            <text:p>Congo, Democratic Republic of the (Kinshasa) </text:p>
          </table:table-cell>
          <table:table-cell office:value-type="string" calcext:value-type="string">
            <text:p>Congo, République Démocratique du</text:p>
          </table:table-cell>
        </table:table-row>
        <table:table-row table:style-name="ro1">
          <table:table-cell office:value-type="string" calcext:value-type="string">
            <text:p>Kongo, Republik </text:p>
          </table:table-cell>
          <table:table-cell office:value-type="string" calcext:value-type="string">
            <text:p>Republik Kongo </text:p>
          </table:table-cell>
          <table:table-cell office:value-type="string" calcext:value-type="string">
            <text:p>Brazzaville 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42000" calcext:value-type="float">
            <text:p>342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G </text:p>
          </table:table-cell>
          <table:table-cell office:value-type="string" calcext:value-type="string">
            <text:p>.cg </text:p>
          </table:table-cell>
          <table:table-cell office:value-type="string" calcext:value-type="string">
            <text:p>Congo, Republic of (Brazzaville) </text:p>
          </table:table-cell>
          <table:table-cell office:value-type="string" calcext:value-type="string">
            <text:p>Congo, République du</text:p>
          </table:table-cell>
        </table:table-row>
        <table:table-row table:style-name="ro2">
          <table:table-cell office:value-type="string" calcext:value-type="string">
            <text:p>Korea, Nord </text:p>
          </table:table-cell>
          <table:table-cell office:value-type="string" calcext:value-type="string">
            <text:p>Demokratische Volksrepublik Korea </text:p>
          </table:table-cell>
          <table:table-cell office:value-type="string" calcext:value-type="string">
            <text:p>Pjöngjang </text:p>
          </table:table-cell>
          <table:table-cell office:value-type="float" office:value="25500000" calcext:value-type="float">
            <text:p>25500000</text:p>
          </table:table-cell>
          <table:table-cell office:value-type="float" office:value="120538" calcext:value-type="float">
            <text:p>120538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KP </text:p>
          </table:table-cell>
          <table:table-cell office:value-type="string" calcext:value-type="string">
            <text:p>.kp </text:p>
          </table:table-cell>
          <table:table-cell office:value-type="string" calcext:value-type="string">
            <text:p>Korea, Democratic People's Republic of (North Korea) </text:p>
          </table:table-cell>
          <table:table-cell office:value-type="string" calcext:value-type="string">
            <text:p>조선민주주의인민공화국, 朝鮮民主主義人民共和國 Chosŏn</text:p>
          </table:table-cell>
        </table:table-row>
        <table:table-row table:style-name="ro2">
          <table:table-cell office:value-type="string" calcext:value-type="string">
            <text:p>Korea, Süd </text:p>
          </table:table-cell>
          <table:table-cell office:value-type="string" calcext:value-type="string">
            <text:p>Republik Korea </text:p>
          </table:table-cell>
          <table:table-cell office:value-type="string" calcext:value-type="string">
            <text:p>Seoul </text:p>
          </table:table-cell>
          <table:table-cell office:value-type="float" office:value="51400000" calcext:value-type="float">
            <text:p>51400000</text:p>
          </table:table-cell>
          <table:table-cell office:value-type="float" office:value="99720" calcext:value-type="float">
            <text:p>99720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KR </text:p>
          </table:table-cell>
          <table:table-cell office:value-type="string" calcext:value-type="string">
            <text:p>.kr </text:p>
          </table:table-cell>
          <table:table-cell office:value-type="string" calcext:value-type="string">
            <text:p>Korea, Republic of (South Korea) </text:p>
          </table:table-cell>
          <table:table-cell office:value-type="string" calcext:value-type="string">
            <text:p>대한민국, 大韓民國 Hanguk/Namhan</text:p>
          </table:table-cell>
        </table:table-row>
        <table:table-row table:style-name="ro1">
          <table:table-cell office:value-type="string" calcext:value-type="string">
            <text:p>Kosovo[9] </text:p>
          </table:table-cell>
          <table:table-cell office:value-type="string" calcext:value-type="string">
            <text:p>Republik Kosovo[10] </text:p>
          </table:table-cell>
          <table:table-cell office:value-type="string" calcext:value-type="string">
            <text:p>Pristina 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10887" calcext:value-type="float">
            <text:p>1088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XK </text:p>
          </table:table-cell>
          <table:table-cell/>
          <table:table-cell office:value-type="string" calcext:value-type="string">
            <text:p>Kosovo </text:p>
          </table:table-cell>
          <table:table-cell office:value-type="string" calcext:value-type="string">
            <text:p>Kosova/Kosovë (albanisch), Kosovo/Косово (serbisch)</text:p>
          </table:table-cell>
        </table:table-row>
        <table:table-row table:style-name="ro1">
          <table:table-cell office:value-type="string" calcext:value-type="string">
            <text:p>Kroatien </text:p>
          </table:table-cell>
          <table:table-cell office:value-type="string" calcext:value-type="string">
            <text:p>Republik Kroatien </text:p>
          </table:table-cell>
          <table:table-cell office:value-type="string" calcext:value-type="string">
            <text:p>Zagre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Agram) </text:p>
          </table:table-cell>
          <table:table-cell office:value-type="float" office:value="4100000" calcext:value-type="float">
            <text:p>4100000</text:p>
          </table:table-cell>
          <table:table-cell office:value-type="float" office:value="56594" calcext:value-type="float">
            <text:p>5659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Kroatien </text:p>
          </table:table-cell>
          <table:table-cell office:value-type="string" calcext:value-type="string">
            <text:p>HRV </text:p>
          </table:table-cell>
          <table:table-cell office:value-type="string" calcext:value-type="string">
            <text:p>Croatia </text:p>
          </table:table-cell>
          <table:table-cell office:value-type="string" calcext:value-type="string">
            <text:p>Hrvats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ba </text:p>
          </table:table-cell>
          <table:table-cell office:value-type="string" calcext:value-type="string">
            <text:p>Republik Kuba </text:p>
          </table:table-cell>
          <table:table-cell office:value-type="string" calcext:value-type="string">
            <text:p>Havanna </text:p>
          </table:table-cell>
          <table:table-cell office:value-type="float" office:value="11300000" calcext:value-type="float">
            <text:p>11300000</text:p>
          </table:table-cell>
          <table:table-cell office:value-type="float" office:value="110860" calcext:value-type="float">
            <text:p>11086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U </text:p>
          </table:table-cell>
          <table:table-cell office:value-type="string" calcext:value-type="string">
            <text:p>.cu </text:p>
          </table:table-cell>
          <table:table-cell office:value-type="string" calcext:value-type="string">
            <text:p>Cuba </text:p>
          </table:table-cell>
          <table:table-cell office:value-type="string" calcext:value-type="string">
            <text:p>Cuba</text:p>
          </table:table-cell>
        </table:table-row>
        <table:table-row table:style-name="ro1">
          <table:table-cell office:value-type="string" calcext:value-type="string">
            <text:p>Kuwait </text:p>
          </table:table-cell>
          <table:table-cell office:value-type="string" calcext:value-type="string">
            <text:p>Staat Kuwait </text:p>
          </table:table-cell>
          <table:table-cell office:value-type="string" calcext:value-type="string">
            <text:p>Kuwait-Stadt </text:p>
          </table:table-cell>
          <table:table-cell office:value-type="float" office:value="4100000" calcext:value-type="float">
            <text:p>4100000</text:p>
          </table:table-cell>
          <table:table-cell office:value-type="float" office:value="17818" calcext:value-type="float">
            <text:p>17818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KW </text:p>
          </table:table-cell>
          <table:table-cell office:value-type="string" calcext:value-type="string">
            <text:p>.kw </text:p>
          </table:table-cell>
          <table:table-cell office:value-type="string" calcext:value-type="string">
            <text:p>Kuwait </text:p>
          </table:table-cell>
          <table:table-cell office:value-type="string" calcext:value-type="string">
            <text:p>al-Kuwayt</text:p>
          </table:table-cell>
        </table:table-row>
        <table:table-row table:style-name="ro1">
          <table:table-cell office:value-type="string" calcext:value-type="string">
            <text:p>Laos </text:p>
          </table:table-cell>
          <table:table-cell office:value-type="string" calcext:value-type="string">
            <text:p>Demokratische Volksrepublik Laos </text:p>
          </table:table-cell>
          <table:table-cell office:value-type="string" calcext:value-type="string">
            <text:p>Vientiane 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236800" calcext:value-type="float">
            <text:p>2368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A </text:p>
          </table:table-cell>
          <table:table-cell office:value-type="string" calcext:value-type="string">
            <text:p>.la </text:p>
          </table:table-cell>
          <table:table-cell office:value-type="string" calcext:value-type="string">
            <text:p>Lao, People’s Democratic Republic of </text:p>
          </table:table-cell>
          <table:table-cell office:value-type="string" calcext:value-type="string">
            <text:p>Lao</text:p>
          </table:table-cell>
        </table:table-row>
        <table:table-row table:style-name="ro1">
          <table:table-cell office:value-type="string" calcext:value-type="string">
            <text:p>Lesotho </text:p>
          </table:table-cell>
          <table:table-cell office:value-type="string" calcext:value-type="string">
            <text:p>Königreich Lesotho </text:p>
          </table:table-cell>
          <table:table-cell office:value-type="string" calcext:value-type="string">
            <text:p>Maseru </text:p>
          </table:table-cell>
          <table:table-cell office:value-type="float" office:value="2200000" calcext:value-type="float">
            <text:p>2200000</text:p>
          </table:table-cell>
          <table:table-cell office:value-type="float" office:value="30355" calcext:value-type="float">
            <text:p>3035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LS </text:p>
          </table:table-cell>
          <table:table-cell office:value-type="string" calcext:value-type="string">
            <text:p>.ls </text:p>
          </table:table-cell>
          <table:table-cell office:value-type="string" calcext:value-type="string">
            <text:p>Lesotho </text:p>
          </table:table-cell>
          <table:table-cell office:value-type="string" calcext:value-type="string">
            <text:p>Lesotho</text:p>
          </table:table-cell>
        </table:table-row>
        <table:table-row table:style-name="ro1">
          <table:table-cell office:value-type="string" calcext:value-type="string">
            <text:p>Lettland </text:p>
          </table:table-cell>
          <table:table-cell office:value-type="string" calcext:value-type="string">
            <text:p>Republik Lettland </text:p>
          </table:table-cell>
          <table:table-cell office:value-type="string" calcext:value-type="string">
            <text:p>Riga </text:p>
          </table:table-cell>
          <table:table-cell office:value-type="float" office:value="1900000" calcext:value-type="float">
            <text:p>1900000</text:p>
          </table:table-cell>
          <table:table-cell office:value-type="float" office:value="64589" calcext:value-type="float">
            <text:p>6458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V </text:p>
          </table:table-cell>
          <table:table-cell office:value-type="string" calcext:value-type="string">
            <text:p>.lv </text:p>
          </table:table-cell>
          <table:table-cell office:value-type="string" calcext:value-type="string">
            <text:p>Latvia </text:p>
          </table:table-cell>
          <table:table-cell office:value-type="string" calcext:value-type="string">
            <text:p>Latvija</text:p>
          </table:table-cell>
        </table:table-row>
        <table:table-row table:style-name="ro1">
          <table:table-cell office:value-type="string" calcext:value-type="string">
            <text:p>Libanon </text:p>
          </table:table-cell>
          <table:table-cell office:value-type="string" calcext:value-type="string">
            <text:p>Libanesische Republik </text:p>
          </table:table-cell>
          <table:table-cell office:value-type="string" calcext:value-type="string">
            <text:p>Beirut </text:p>
          </table:table-cell>
          <table:table-cell office:value-type="float" office:value="6200000" calcext:value-type="float">
            <text:p>6200000</text:p>
          </table:table-cell>
          <table:table-cell office:value-type="float" office:value="10400" calcext:value-type="float">
            <text:p>10400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LB </text:p>
          </table:table-cell>
          <table:table-cell office:value-type="string" calcext:value-type="string">
            <text:p>.lb </text:p>
          </table:table-cell>
          <table:table-cell office:value-type="string" calcext:value-type="string">
            <text:p>Lebanon </text:p>
          </table:table-cell>
          <table:table-cell office:value-type="string" calcext:value-type="string">
            <text:p>Lubnān</text:p>
          </table:table-cell>
        </table:table-row>
        <table:table-row table:style-name="ro1">
          <table:table-cell office:value-type="string" calcext:value-type="string">
            <text:p>Liberia </text:p>
          </table:table-cell>
          <table:table-cell office:value-type="string" calcext:value-type="string">
            <text:p>Republik Liberia </text:p>
          </table:table-cell>
          <table:table-cell office:value-type="string" calcext:value-type="string">
            <text:p>Monrovia </text:p>
          </table:table-cell>
          <table:table-cell office:value-type="float" office:value="4700000" calcext:value-type="float">
            <text:p>4700000</text:p>
          </table:table-cell>
          <table:table-cell office:value-type="float" office:value="111369" calcext:value-type="float">
            <text:p>11136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R </text:p>
          </table:table-cell>
          <table:table-cell office:value-type="string" calcext:value-type="string">
            <text:p>.lr </text:p>
          </table:table-cell>
          <table:table-cell office:value-type="string" calcext:value-type="string">
            <text:p>Liberia </text:p>
          </table:table-cell>
          <table:table-cell office:value-type="string" calcext:value-type="string">
            <text:p>Liberia</text:p>
          </table:table-cell>
        </table:table-row>
        <table:table-row table:style-name="ro1">
          <table:table-cell office:value-type="string" calcext:value-type="string">
            <text:p>Libyen </text:p>
          </table:table-cell>
          <table:table-cell office:value-type="string" calcext:value-type="string">
            <text:p>Staat Libyen </text:p>
          </table:table-cell>
          <table:table-cell office:value-type="string" calcext:value-type="string">
            <text:p>Tripolis </text:p>
          </table:table-cell>
          <table:table-cell office:value-type="float" office:value="6400000" calcext:value-type="float">
            <text:p>6400000</text:p>
          </table:table-cell>
          <table:table-cell office:value-type="float" office:value="1759540" calcext:value-type="float">
            <text:p>17595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Y </text:p>
          </table:table-cell>
          <table:table-cell office:value-type="string" calcext:value-type="string">
            <text:p>.ly </text:p>
          </table:table-cell>
          <table:table-cell office:value-type="string" calcext:value-type="string">
            <text:p>Libya </text:p>
          </table:table-cell>
          <table:table-cell office:value-type="string" calcext:value-type="string">
            <text:p>Lībiyā</text:p>
          </table:table-cell>
        </table:table-row>
        <table:table-row table:style-name="ro1">
          <table:table-cell office:value-type="string" calcext:value-type="string">
            <text:p>Liechtenstein </text:p>
          </table:table-cell>
          <table:table-cell office:value-type="string" calcext:value-type="string">
            <text:p>Fürstentum Liechtenstein </text:p>
          </table:table-cell>
          <table:table-cell office:value-type="string" calcext:value-type="string">
            <text:p>Vaduz[8] </text:p>
          </table:table-cell>
          <table:table-cell office:value-type="float" office:value="40000" calcext:value-type="float">
            <text:p>40000</text:p>
          </table:table-cell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I </text:p>
          </table:table-cell>
          <table:table-cell office:value-type="string" calcext:value-type="string">
            <text:p>.li </text:p>
          </table:table-cell>
          <table:table-cell office:value-type="string" calcext:value-type="string">
            <text:p>Liechtenstein </text:p>
          </table:table-cell>
          <table:table-cell office:value-type="string" calcext:value-type="string">
            <text:p>Liechtenstein</text:p>
          </table:table-cell>
        </table:table-row>
        <table:table-row table:style-name="ro1">
          <table:table-cell office:value-type="string" calcext:value-type="string">
            <text:p>Litauen </text:p>
          </table:table-cell>
          <table:table-cell office:value-type="string" calcext:value-type="string">
            <text:p>Republik Litauen </text:p>
          </table:table-cell>
          <table:table-cell office:value-type="string" calcext:value-type="string">
            <text:p>Vilniu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Wilna) </text:p>
          </table:table-cell>
          <table:table-cell office:value-type="float" office:value="2800000" calcext:value-type="float">
            <text:p>2800000</text:p>
          </table:table-cell>
          <table:table-cell office:value-type="float" office:value="65300" calcext:value-type="float">
            <text:p>6530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itauen </text:p>
          </table:table-cell>
          <table:table-cell office:value-type="string" calcext:value-type="string">
            <text:p>LTU </text:p>
          </table:table-cell>
          <table:table-cell office:value-type="string" calcext:value-type="string">
            <text:p>Lithuania </text:p>
          </table:table-cell>
          <table:table-cell office:value-type="string" calcext:value-type="string">
            <text:p>Lietu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xemburg </text:p>
          </table:table-cell>
          <table:table-cell office:value-type="string" calcext:value-type="string">
            <text:p>Großherzogtum Luxemburg </text:p>
          </table:table-cell>
          <table:table-cell office:value-type="string" calcext:value-type="string">
            <text:p>Luxemburg </text:p>
          </table:table-cell>
          <table:table-cell office:value-type="float" office:value="600000" calcext:value-type="float">
            <text:p>600000</text:p>
          </table:table-cell>
          <table:table-cell office:value-type="float" office:value="2586" calcext:value-type="float">
            <text:p>2586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LU </text:p>
          </table:table-cell>
          <table:table-cell office:value-type="string" calcext:value-type="string">
            <text:p>.lu </text:p>
          </table:table-cell>
          <table:table-cell office:value-type="string" calcext:value-type="string">
            <text:p>Luxembourg </text:p>
          </table:table-cell>
          <table:table-cell office:value-type="string" calcext:value-type="string">
            <text:p>Luxemburg (Deutsch), Luxembourg (Französisch), Lëtzebuerg (Luxemburgisch)</text:p>
          </table:table-cell>
        </table:table-row>
        <table:table-row table:style-name="ro1">
          <table:table-cell office:value-type="string" calcext:value-type="string">
            <text:p>Madagaskar </text:p>
          </table:table-cell>
          <table:table-cell office:value-type="string" calcext:value-type="string">
            <text:p>Republik Madagaskar </text:p>
          </table:table-cell>
          <table:table-cell office:value-type="string" calcext:value-type="string">
            <text:p>Antananarivo </text:p>
          </table:table-cell>
          <table:table-cell office:value-type="float" office:value="25500000" calcext:value-type="float">
            <text:p>25500000</text:p>
          </table:table-cell>
          <table:table-cell office:value-type="float" office:value="587041" calcext:value-type="float">
            <text:p>5870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G </text:p>
          </table:table-cell>
          <table:table-cell office:value-type="string" calcext:value-type="string">
            <text:p>.mg </text:p>
          </table:table-cell>
          <table:table-cell office:value-type="string" calcext:value-type="string">
            <text:p>Madagascar </text:p>
          </table:table-cell>
          <table:table-cell office:value-type="string" calcext:value-type="string">
            <text:p>Madagascar</text:p>
          </table:table-cell>
        </table:table-row>
        <table:table-row table:style-name="ro1">
          <table:table-cell office:value-type="string" calcext:value-type="string">
            <text:p>Malawi </text:p>
          </table:table-cell>
          <table:table-cell office:value-type="string" calcext:value-type="string">
            <text:p>Republik Malawi </text:p>
          </table:table-cell>
          <table:table-cell office:value-type="string" calcext:value-type="string">
            <text:p>Lilongwe </text:p>
          </table:table-cell>
          <table:table-cell office:value-type="float" office:value="18600000" calcext:value-type="float">
            <text:p>18600000</text:p>
          </table:table-cell>
          <table:table-cell office:value-type="float" office:value="118484" calcext:value-type="float">
            <text:p>118484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MW </text:p>
          </table:table-cell>
          <table:table-cell office:value-type="string" calcext:value-type="string">
            <text:p>.mw </text:p>
          </table:table-cell>
          <table:table-cell office:value-type="string" calcext:value-type="string">
            <text:p>Malawi </text:p>
          </table:table-cell>
          <table:table-cell office:value-type="string" calcext:value-type="string">
            <text:p>Malawi</text:p>
          </table:table-cell>
        </table:table-row>
        <table:table-row table:style-name="ro1">
          <table:table-cell office:value-type="string" calcext:value-type="string">
            <text:p>Malaysia </text:p>
          </table:table-cell>
          <table:table-cell office:value-type="string" calcext:value-type="string">
            <text:p>Malaysia[14] </text:p>
          </table:table-cell>
          <table:table-cell office:value-type="string" calcext:value-type="string">
            <text:p>Kuala Lumpur </text:p>
          </table:table-cell>
          <table:table-cell office:value-type="float" office:value="31600000" calcext:value-type="float">
            <text:p>31600000</text:p>
          </table:table-cell>
          <table:table-cell office:value-type="float" office:value="329847" calcext:value-type="float">
            <text:p>32984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Y </text:p>
          </table:table-cell>
          <table:table-cell office:value-type="string" calcext:value-type="string">
            <text:p>.my </text:p>
          </table:table-cell>
          <table:table-cell office:value-type="string" calcext:value-type="string">
            <text:p>Malaysia </text:p>
          </table:table-cell>
          <table:table-cell office:value-type="string" calcext:value-type="string">
            <text:p>Malaysia</text:p>
          </table:table-cell>
        </table:table-row>
        <table:table-row table:style-name="ro1">
          <table:table-cell office:value-type="string" calcext:value-type="string">
            <text:p>Malediven </text:p>
          </table:table-cell>
          <table:table-cell office:value-type="string" calcext:value-type="string">
            <text:p>Republik Malediven </text:p>
          </table:table-cell>
          <table:table-cell office:value-type="string" calcext:value-type="string">
            <text:p>Malé </text:p>
          </table:table-cell>
          <table:table-cell office:value-type="float" office:value="400000" calcext:value-type="float">
            <text:p>400000</text:p>
          </table:table-cell>
          <table:table-cell office:value-type="float" office:value="298" calcext:value-type="float">
            <text:p>298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MV </text:p>
          </table:table-cell>
          <table:table-cell office:value-type="string" calcext:value-type="string">
            <text:p>.mv </text:p>
          </table:table-cell>
          <table:table-cell office:value-type="string" calcext:value-type="string">
            <text:p>Maldives </text:p>
          </table:table-cell>
          <table:table-cell office:value-type="string" calcext:value-type="string">
            <text:p>Dhivehi Raajje</text:p>
          </table:table-cell>
        </table:table-row>
        <table:table-row table:style-name="ro1">
          <table:table-cell office:value-type="string" calcext:value-type="string">
            <text:p>Mali </text:p>
          </table:table-cell>
          <table:table-cell office:value-type="string" calcext:value-type="string">
            <text:p>Republik Mali </text:p>
          </table:table-cell>
          <table:table-cell office:value-type="string" calcext:value-type="string">
            <text:p>Bamako </text:p>
          </table:table-cell>
          <table:table-cell office:value-type="float" office:value="18900000" calcext:value-type="float">
            <text:p>18900000</text:p>
          </table:table-cell>
          <table:table-cell office:value-type="float" office:value="1240192" calcext:value-type="float">
            <text:p>124019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L </text:p>
          </table:table-cell>
          <table:table-cell office:value-type="string" calcext:value-type="string">
            <text:p>.ml </text:p>
          </table:table-cell>
          <table:table-cell office:value-type="string" calcext:value-type="string">
            <text:p>Mali </text:p>
          </table:table-cell>
          <table:table-cell office:value-type="string" calcext:value-type="string">
            <text:p>Mali</text:p>
          </table:table-cell>
        </table:table-row>
        <table:table-row table:style-name="ro1">
          <table:table-cell office:value-type="string" calcext:value-type="string">
            <text:p>Malta </text:p>
          </table:table-cell>
          <table:table-cell office:value-type="string" calcext:value-type="string">
            <text:p>Republik Malta </text:p>
          </table:table-cell>
          <table:table-cell office:value-type="string" calcext:value-type="string">
            <text:p>Valletta </text:p>
          </table:table-cell>
          <table:table-cell office:value-type="float" office:value="438000" calcext:value-type="float">
            <text:p>438000</text:p>
          </table:table-cell>
          <table:table-cell office:value-type="float" office:value="316" calcext:value-type="float">
            <text:p>316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MT </text:p>
          </table:table-cell>
          <table:table-cell office:value-type="string" calcext:value-type="string">
            <text:p>.mt </text:p>
          </table:table-cell>
          <table:table-cell office:value-type="string" calcext:value-type="string">
            <text:p>Malta </text:p>
          </table:table-cell>
          <table:table-cell office:value-type="string" calcext:value-type="string">
            <text:p>Malta</text:p>
          </table:table-cell>
        </table:table-row>
        <table:table-row table:style-name="ro1">
          <table:table-cell office:value-type="string" calcext:value-type="string">
            <text:p>Marokk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hne Westsahara (EH) </text:p>
          </table:table-cell>
          <table:table-cell office:value-type="string" calcext:value-type="string">
            <text:p>Königreich Marokko </text:p>
          </table:table-cell>
          <table:table-cell office:value-type="string" calcext:value-type="string">
            <text:p>Rabat </text:p>
          </table:table-cell>
          <table:table-cell office:value-type="float" office:value="35100000" calcext:value-type="float">
            <text:p>35100000</text:p>
          </table:table-cell>
          <table:table-cell office:value-type="float" office:value="446550" calcext:value-type="float">
            <text:p>44655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A </text:p>
          </table:table-cell>
          <table:table-cell office:value-type="string" calcext:value-type="string">
            <text:p>.ma </text:p>
          </table:table-cell>
          <table:table-cell office:value-type="string" calcext:value-type="string">
            <text:p>Morocco </text:p>
          </table:table-cell>
          <table:table-cell office:value-type="string" calcext:value-type="string">
            <text:p>al-Maghrib</text:p>
          </table:table-cell>
        </table:table-row>
        <table:table-row table:style-name="ro1">
          <table:table-cell office:value-type="string" calcext:value-type="string">
            <text:p>Marshallinseln </text:p>
          </table:table-cell>
          <table:table-cell office:value-type="string" calcext:value-type="string">
            <text:p>Republik Marshallinseln </text:p>
          </table:table-cell>
          <table:table-cell office:value-type="string" calcext:value-type="string">
            <text:p>Majuro </text:p>
          </table:table-cell>
          <table:table-cell office:value-type="float" office:value="60000" calcext:value-type="float">
            <text:p>60000</text:p>
          </table:table-cell>
          <table:table-cell office:value-type="float" office:value="181" calcext:value-type="float">
            <text:p>18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MH </text:p>
          </table:table-cell>
          <table:table-cell office:value-type="string" calcext:value-type="string">
            <text:p>.mh </text:p>
          </table:table-cell>
          <table:table-cell office:value-type="string" calcext:value-type="string">
            <text:p>Marshall Islands </text:p>
          </table:table-cell>
          <table:table-cell office:value-type="string" calcext:value-type="string">
            <text:p>Marshall Islands</text:p>
          </table:table-cell>
        </table:table-row>
        <table:table-row table:style-name="ro1">
          <table:table-cell office:value-type="string" calcext:value-type="string">
            <text:p>Mauretanien </text:p>
          </table:table-cell>
          <table:table-cell office:value-type="string" calcext:value-type="string">
            <text:p>Islamische Republik Mauretanien </text:p>
          </table:table-cell>
          <table:table-cell office:value-type="string" calcext:value-type="string">
            <text:p>Nouakchott </text:p>
          </table:table-cell>
          <table:table-cell office:value-type="float" office:value="4400000" calcext:value-type="float">
            <text:p>4400000</text:p>
          </table:table-cell>
          <table:table-cell office:value-type="float" office:value="1030700" calcext:value-type="float">
            <text:p>10307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R </text:p>
          </table:table-cell>
          <table:table-cell office:value-type="string" calcext:value-type="string">
            <text:p>.mr </text:p>
          </table:table-cell>
          <table:table-cell office:value-type="string" calcext:value-type="string">
            <text:p>Mauritania </text:p>
          </table:table-cell>
          <table:table-cell office:value-type="string" calcext:value-type="string">
            <text:p>Mūrītānīya</text:p>
          </table:table-cell>
        </table:table-row>
        <table:table-row table:style-name="ro1">
          <table:table-cell office:value-type="string" calcext:value-type="string">
            <text:p>Mauritius </text:p>
          </table:table-cell>
          <table:table-cell office:value-type="string" calcext:value-type="string">
            <text:p>Republik Mauritius </text:p>
          </table:table-cell>
          <table:table-cell office:value-type="string" calcext:value-type="string">
            <text:p>Port Louis 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2040" calcext:value-type="float">
            <text:p>2040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MU </text:p>
          </table:table-cell>
          <table:table-cell office:value-type="string" calcext:value-type="string">
            <text:p>.mu </text:p>
          </table:table-cell>
          <table:table-cell office:value-type="string" calcext:value-type="string">
            <text:p>Mauritius </text:p>
          </table:table-cell>
          <table:table-cell office:value-type="string" calcext:value-type="string">
            <text:p>Mauritius</text:p>
          </table:table-cell>
        </table:table-row>
        <table:table-row table:style-name="ro1">
          <table:table-cell office:value-type="string" calcext:value-type="string">
            <text:p>Mexiko </text:p>
          </table:table-cell>
          <table:table-cell office:value-type="string" calcext:value-type="string">
            <text:p>Vereinigte Mexikanische Staaten </text:p>
          </table:table-cell>
          <table:table-cell office:value-type="string" calcext:value-type="string">
            <text:p>Mexiko-Stadt </text:p>
          </table:table-cell>
          <table:table-cell office:value-type="float" office:value="129200000" calcext:value-type="float">
            <text:p>129200000</text:p>
          </table:table-cell>
          <table:table-cell office:value-type="float" office:value="1964375" calcext:value-type="float">
            <text:p>196437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X </text:p>
          </table:table-cell>
          <table:table-cell office:value-type="string" calcext:value-type="string">
            <text:p>.mx </text:p>
          </table:table-cell>
          <table:table-cell office:value-type="string" calcext:value-type="string">
            <text:p>Mexico </text:p>
          </table:table-cell>
          <table:table-cell office:value-type="string" calcext:value-type="string">
            <text:p>México</text:p>
          </table:table-cell>
        </table:table-row>
        <table:table-row table:style-name="ro1">
          <table:table-cell office:value-type="string" calcext:value-type="string">
            <text:p>Mikronesien </text:p>
          </table:table-cell>
          <table:table-cell office:value-type="string" calcext:value-type="string">
            <text:p>Föderierte Staaten von Mikronesien </text:p>
          </table:table-cell>
          <table:table-cell office:value-type="string" calcext:value-type="string">
            <text:p>Palikir </text:p>
          </table:table-cell>
          <table:table-cell office:value-type="float" office:value="107000" calcext:value-type="float">
            <text:p>107000</text:p>
          </table:table-cell>
          <table:table-cell office:value-type="float" office:value="702" calcext:value-type="float">
            <text:p>70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FM </text:p>
          </table:table-cell>
          <table:table-cell office:value-type="string" calcext:value-type="string">
            <text:p>.fm </text:p>
          </table:table-cell>
          <table:table-cell office:value-type="string" calcext:value-type="string">
            <text:p>Micronesia, Federal States of </text:p>
          </table:table-cell>
          <table:table-cell office:value-type="string" calcext:value-type="string">
            <text:p>Micronesia</text:p>
          </table:table-cell>
        </table:table-row>
        <table:table-row table:style-name="ro1">
          <table:table-cell office:value-type="string" calcext:value-type="string">
            <text:p>Molda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t Transnistrien </text:p>
          </table:table-cell>
          <table:table-cell office:value-type="string" calcext:value-type="string">
            <text:p>Republik Moldau </text:p>
          </table:table-cell>
          <table:table-cell office:value-type="string" calcext:value-type="string">
            <text:p>Chișinău </text:p>
          </table:table-cell>
          <table:table-cell office:value-type="float" office:value="3900000" calcext:value-type="float">
            <text:p>3900000</text:p>
          </table:table-cell>
          <table:table-cell office:value-type="float" office:value="33851" calcext:value-type="float">
            <text:p>3385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D </text:p>
          </table:table-cell>
          <table:table-cell office:value-type="string" calcext:value-type="string">
            <text:p>.md </text:p>
          </table:table-cell>
          <table:table-cell office:value-type="string" calcext:value-type="string">
            <text:p>Moldova </text:p>
          </table:table-cell>
          <table:table-cell office:value-type="string" calcext:value-type="string">
            <text:p>Moldova</text:p>
          </table:table-cell>
        </table:table-row>
        <table:table-row table:style-name="ro1">
          <table:table-cell office:value-type="string" calcext:value-type="string">
            <text:p>Monaco </text:p>
          </table:table-cell>
          <table:table-cell office:value-type="string" calcext:value-type="string">
            <text:p>Fürstentum Monaco </text:p>
          </table:table-cell>
          <table:table-cell office:value-type="string" calcext:value-type="string">
            <text:p>Stadtstaat[8] </text:p>
          </table:table-cell>
          <table:table-cell office:value-type="float" office:value="37800" calcext:value-type="float">
            <text:p>37800</text:p>
          </table:table-cell>
          <table:table-cell office:value-type="float" office:value="2" calcext:value-type="float">
            <text:p>2</text:p>
          </table:table-cell>
          <table:table-cell office:value-type="float" office:value="18900" calcext:value-type="float">
            <text:p>18900</text:p>
          </table:table-cell>
          <table:table-cell office:value-type="string" calcext:value-type="string">
            <text:p>MC </text:p>
          </table:table-cell>
          <table:table-cell office:value-type="string" calcext:value-type="string">
            <text:p>.mc </text:p>
          </table:table-cell>
          <table:table-cell office:value-type="string" calcext:value-type="string">
            <text:p>Monaco </text:p>
          </table:table-cell>
          <table:table-cell office:value-type="string" calcext:value-type="string">
            <text:p>Monaco</text:p>
          </table:table-cell>
        </table:table-row>
        <table:table-row table:style-name="ro1">
          <table:table-cell table:number-columns-repeated="2" office:value-type="string" calcext:value-type="string">
            <text:p>Mongolei </text:p>
          </table:table-cell>
          <table:table-cell office:value-type="string" calcext:value-type="string">
            <text:p>Ulaanbaatar 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1564116" calcext:value-type="float">
            <text:p>1564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N </text:p>
          </table:table-cell>
          <table:table-cell office:value-type="string" calcext:value-type="string">
            <text:p>.mn </text:p>
          </table:table-cell>
          <table:table-cell office:value-type="string" calcext:value-type="string">
            <text:p>Mongolia </text:p>
          </table:table-cell>
          <table:table-cell office:value-type="string" calcext:value-type="string">
            <text:p>Mongol Uls</text:p>
          </table:table-cell>
        </table:table-row>
        <table:table-row table:style-name="ro1">
          <table:table-cell table:number-columns-repeated="2" office:value-type="string" calcext:value-type="string">
            <text:p>Montenegro </text:p>
          </table:table-cell>
          <table:table-cell office:value-type="string" calcext:value-type="string">
            <text:p>Podgorica </text:p>
          </table:table-cell>
          <table:table-cell office:value-type="float" office:value="600000" calcext:value-type="float">
            <text:p>600000</text:p>
          </table:table-cell>
          <table:table-cell office:value-type="float" office:value="13812" calcext:value-type="float">
            <text:p>138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E </text:p>
          </table:table-cell>
          <table:table-cell office:value-type="string" calcext:value-type="string">
            <text:p>.me </text:p>
          </table:table-cell>
          <table:table-cell office:value-type="string" calcext:value-type="string">
            <text:p>Montenegro </text:p>
          </table:table-cell>
          <table:table-cell office:value-type="string" calcext:value-type="string">
            <text:p>Crna Gora</text:p>
          </table:table-cell>
        </table:table-row>
        <table:table-row table:style-name="ro1">
          <table:table-cell office:value-type="string" calcext:value-type="string">
            <text:p>Mosambik </text:p>
          </table:table-cell>
          <table:table-cell office:value-type="string" calcext:value-type="string">
            <text:p>Republik Mosambik </text:p>
          </table:table-cell>
          <table:table-cell office:value-type="string" calcext:value-type="string">
            <text:p>Maputo </text:p>
          </table:table-cell>
          <table:table-cell office:value-type="float" office:value="29700000" calcext:value-type="float">
            <text:p>29700000</text:p>
          </table:table-cell>
          <table:table-cell office:value-type="float" office:value="799380" calcext:value-type="float">
            <text:p>79938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Z </text:p>
          </table:table-cell>
          <table:table-cell office:value-type="string" calcext:value-type="string">
            <text:p>.mz </text:p>
          </table:table-cell>
          <table:table-cell office:value-type="string" calcext:value-type="string">
            <text:p>Mozambique </text:p>
          </table:table-cell>
          <table:table-cell office:value-type="string" calcext:value-type="string">
            <text:p>Moçambique</text:p>
          </table:table-cell>
        </table:table-row>
        <table:table-row table:style-name="ro1">
          <table:table-cell office:value-type="string" calcext:value-type="string">
            <text:p>Myanmar </text:p>
          </table:table-cell>
          <table:table-cell office:value-type="string" calcext:value-type="string">
            <text:p>Republik der Union Myanmar </text:p>
          </table:table-cell>
          <table:table-cell office:value-type="string" calcext:value-type="string">
            <text:p>Naypyidaw </text:p>
          </table:table-cell>
          <table:table-cell office:value-type="float" office:value="53400000" calcext:value-type="float">
            <text:p>53400000</text:p>
          </table:table-cell>
          <table:table-cell office:value-type="float" office:value="676578" calcext:value-type="float">
            <text:p>67657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M </text:p>
          </table:table-cell>
          <table:table-cell office:value-type="string" calcext:value-type="string">
            <text:p>.mm </text:p>
          </table:table-cell>
          <table:table-cell office:value-type="string" calcext:value-type="string">
            <text:p>Myanmar oder Burma </text:p>
          </table:table-cell>
          <table:table-cell office:value-type="string" calcext:value-type="string">
            <text:p>Myanma Naingngandaw</text:p>
          </table:table-cell>
        </table:table-row>
        <table:table-row table:style-name="ro1">
          <table:table-cell office:value-type="string" calcext:value-type="string">
            <text:p>Namibia </text:p>
          </table:table-cell>
          <table:table-cell office:value-type="string" calcext:value-type="string">
            <text:p>Republik Namibia </text:p>
          </table:table-cell>
          <table:table-cell office:value-type="string" calcext:value-type="string">
            <text:p>Windhoek 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824292" calcext:value-type="float">
            <text:p>8242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</text:p>
          </table:table-cell>
          <table:table-cell office:value-type="string" calcext:value-type="string">
            <text:p>.na </text:p>
          </table:table-cell>
          <table:table-cell office:value-type="string" calcext:value-type="string">
            <text:p>Namibia </text:p>
          </table:table-cell>
          <table:table-cell office:value-type="string" calcext:value-type="string">
            <text:p>Namibia</text:p>
          </table:table-cell>
        </table:table-row>
        <table:table-row table:style-name="ro1">
          <table:table-cell office:value-type="string" calcext:value-type="string">
            <text:p>Nauru </text:p>
          </table:table-cell>
          <table:table-cell office:value-type="string" calcext:value-type="string">
            <text:p>Republik Nauru </text:p>
          </table:table-cell>
          <table:table-cell office:value-type="string" calcext:value-type="string">
            <text:p>Yaren[8] </text:p>
          </table:table-cell>
          <table:table-cell office:value-type="float" office:value="10000" calcext:value-type="float">
            <text:p>10000</text:p>
          </table:table-cell>
          <table:table-cell office:value-type="float" office:value="21" calcext:value-type="float">
            <text:p>21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NR </text:p>
          </table:table-cell>
          <table:table-cell office:value-type="string" calcext:value-type="string">
            <text:p>.nr </text:p>
          </table:table-cell>
          <table:table-cell office:value-type="string" calcext:value-type="string">
            <text:p>Nauru </text:p>
          </table:table-cell>
          <table:table-cell office:value-type="string" calcext:value-type="string">
            <text:p>Nauru</text:p>
          </table:table-cell>
        </table:table-row>
        <table:table-row table:style-name="ro1">
          <table:table-cell office:value-type="string" calcext:value-type="string">
            <text:p>Nepal </text:p>
          </table:table-cell>
          <table:table-cell office:value-type="string" calcext:value-type="string">
            <text:p>Demokratische Bundesrepublik Nepal </text:p>
          </table:table-cell>
          <table:table-cell office:value-type="string" calcext:value-type="string">
            <text:p>Kathmandu </text:p>
          </table:table-cell>
          <table:table-cell office:value-type="float" office:value="29400000" calcext:value-type="float">
            <text:p>29400000</text:p>
          </table:table-cell>
          <table:table-cell office:value-type="float" office:value="147181" calcext:value-type="float">
            <text:p>14718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P </text:p>
          </table:table-cell>
          <table:table-cell office:value-type="string" calcext:value-type="string">
            <text:p>.np </text:p>
          </table:table-cell>
          <table:table-cell office:value-type="string" calcext:value-type="string">
            <text:p>Nepal </text:p>
          </table:table-cell>
          <table:table-cell office:value-type="string" calcext:value-type="string">
            <text:p>Nepal</text:p>
          </table:table-cell>
        </table:table-row>
        <table:table-row table:style-name="ro1">
          <table:table-cell table:number-columns-repeated="2" office:value-type="string" calcext:value-type="string">
            <text:p>Neuseeland </text:p>
          </table:table-cell>
          <table:table-cell office:value-type="string" calcext:value-type="string">
            <text:p>Wellington 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267710" calcext:value-type="float">
            <text:p>2677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Z </text:p>
          </table:table-cell>
          <table:table-cell office:value-type="string" calcext:value-type="string">
            <text:p>.nz </text:p>
          </table:table-cell>
          <table:table-cell office:value-type="string" calcext:value-type="string">
            <text:p>New Zealand </text:p>
          </table:table-cell>
          <table:table-cell office:value-type="string" calcext:value-type="string">
            <text:p>New Zealand (Englisch),</text:p>
          </table:table-cell>
        </table:table-row>
        <table:table-row table:style-name="ro1">
          <table:table-cell office:value-type="string" calcext:value-type="string">
            <text:p>Aotearoa (Maorisch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icaragua </text:p>
          </table:table-cell>
          <table:table-cell office:value-type="string" calcext:value-type="string">
            <text:p>Republik Nicaragua </text:p>
          </table:table-cell>
          <table:table-cell office:value-type="string" calcext:value-type="string">
            <text:p>Managua </text:p>
          </table:table-cell>
          <table:table-cell office:value-type="float" office:value="6200000" calcext:value-type="float">
            <text:p>6200000</text:p>
          </table:table-cell>
          <table:table-cell office:value-type="float" office:value="130730" calcext:value-type="float">
            <text:p>13073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I </text:p>
          </table:table-cell>
          <table:table-cell office:value-type="string" calcext:value-type="string">
            <text:p>.ni </text:p>
          </table:table-cell>
          <table:table-cell office:value-type="string" calcext:value-type="string">
            <text:p>Nicaragua </text:p>
          </table:table-cell>
          <table:table-cell office:value-type="string" calcext:value-type="string">
            <text:p>Nicaragua</text:p>
          </table:table-cell>
        </table:table-row>
        <table:table-row table:style-name="ro1">
          <table:table-cell office:value-type="string" calcext:value-type="string">
            <text:p>Niederlan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hne Aruba (AW)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uraçao (CW) u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t Maarten (SX) </text:p>
          </table:table-cell>
          <table:table-cell office:value-type="string" calcext:value-type="string">
            <text:p>Königreich der Niederlande </text:p>
          </table:table-cell>
          <table:table-cell office:value-type="string" calcext:value-type="string">
            <text:p>Amsterdam </text:p>
          </table:table-cell>
          <table:table-cell office:value-type="float" office:value="17100000" calcext:value-type="float">
            <text:p>17100000</text:p>
          </table:table-cell>
          <table:table-cell office:value-type="float" office:value="41543" calcext:value-type="float">
            <text:p>41543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NL </text:p>
          </table:table-cell>
          <table:table-cell office:value-type="string" calcext:value-type="string">
            <text:p>.nl </text:p>
          </table:table-cell>
          <table:table-cell office:value-type="string" calcext:value-type="string">
            <text:p>Netherlands </text:p>
          </table:table-cell>
          <table:table-cell office:value-type="string" calcext:value-type="string">
            <text:p>Nederland</text:p>
          </table:table-cell>
        </table:table-row>
        <table:table-row table:style-name="ro1">
          <table:table-cell office:value-type="string" calcext:value-type="string">
            <text:p>Niger </text:p>
          </table:table-cell>
          <table:table-cell office:value-type="string" calcext:value-type="string">
            <text:p>Republik Niger </text:p>
          </table:table-cell>
          <table:table-cell office:value-type="string" calcext:value-type="string">
            <text:p>Niamey </text:p>
          </table:table-cell>
          <table:table-cell office:value-type="float" office:value="20600000" calcext:value-type="float">
            <text:p>20600000</text:p>
          </table:table-cell>
          <table:table-cell office:value-type="float" office:value="1267000" calcext:value-type="float">
            <text:p>1267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 </text:p>
          </table:table-cell>
          <table:table-cell office:value-type="string" calcext:value-type="string">
            <text:p>.ne </text:p>
          </table:table-cell>
          <table:table-cell office:value-type="string" calcext:value-type="string">
            <text:p>Niger </text:p>
          </table:table-cell>
          <table:table-cell office:value-type="string" calcext:value-type="string">
            <text:p>Niger</text:p>
          </table:table-cell>
        </table:table-row>
        <table:table-row table:style-name="ro1">
          <table:table-cell office:value-type="string" calcext:value-type="string">
            <text:p>Nigeria </text:p>
          </table:table-cell>
          <table:table-cell office:value-type="string" calcext:value-type="string">
            <text:p>Bundesrepublik Nigeria </text:p>
          </table:table-cell>
          <table:table-cell office:value-type="string" calcext:value-type="string">
            <text:p>Abuja </text:p>
          </table:table-cell>
          <table:table-cell office:value-type="float" office:value="190900000" calcext:value-type="float">
            <text:p>190900000</text:p>
          </table:table-cell>
          <table:table-cell office:value-type="float" office:value="923768" calcext:value-type="float">
            <text:p>923768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NG </text:p>
          </table:table-cell>
          <table:table-cell office:value-type="string" calcext:value-type="string">
            <text:p>.ng </text:p>
          </table:table-cell>
          <table:table-cell office:value-type="string" calcext:value-type="string">
            <text:p>Nigeria </text:p>
          </table:table-cell>
          <table:table-cell office:value-type="string" calcext:value-type="string">
            <text:p>Nigeria</text:p>
          </table:table-cell>
        </table:table-row>
        <table:table-row table:style-name="ro1">
          <table:table-cell office:value-type="string" calcext:value-type="string">
            <text:p>Niue[9] </text:p>
          </table:table-cell>
          <table:table-cell office:value-type="string" calcext:value-type="string">
            <text:p>Niue </text:p>
          </table:table-cell>
          <table:table-cell office:value-type="string" calcext:value-type="string">
            <text:p>Alofi </text:p>
          </table:table-cell>
          <table:table-cell office:value-type="float" office:value="1229" calcext:value-type="float">
            <text:p>1229</text:p>
          </table:table-cell>
          <table:table-cell office:value-type="float" office:value="260" calcext:value-type="float">
            <text:p>2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 </text:p>
          </table:table-cell>
          <table:table-cell office:value-type="string" calcext:value-type="string">
            <text:p>.nu </text:p>
          </table:table-cell>
          <table:table-cell office:value-type="string" calcext:value-type="string">
            <text:p>Niue </text:p>
          </table:table-cell>
          <table:table-cell office:value-type="string" calcext:value-type="string">
            <text:p>Niue</text:p>
          </table:table-cell>
        </table:table-row>
        <table:table-row table:style-name="ro1">
          <table:table-cell office:value-type="string" calcext:value-type="string">
            <text:p>Nordmazedonien </text:p>
          </table:table-cell>
          <table:table-cell office:value-type="string" calcext:value-type="string">
            <text:p>Republik Nordmazedonien[15] </text:p>
          </table:table-cell>
          <table:table-cell office:value-type="string" calcext:value-type="string">
            <text:p>Skopje </text:p>
          </table:table-cell>
          <table:table-cell office:value-type="float" office:value="2100000" calcext:value-type="float">
            <text:p>2100000</text:p>
          </table:table-cell>
          <table:table-cell office:value-type="float" office:value="25713" calcext:value-type="float">
            <text:p>2571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K </text:p>
          </table:table-cell>
          <table:table-cell office:value-type="string" calcext:value-type="string">
            <text:p>.mk </text:p>
          </table:table-cell>
          <table:table-cell office:value-type="string" calcext:value-type="string">
            <text:p>North Macedonia </text:p>
          </table:table-cell>
          <table:table-cell office:value-type="string" calcext:value-type="string">
            <text:p>Severna Makedonija</text:p>
          </table:table-cell>
        </table:table-row>
        <table:table-row table:style-name="ro1">
          <table:table-cell office:value-type="string" calcext:value-type="string">
            <text:p>Nordzypern[16] </text:p>
          </table:table-cell>
          <table:table-cell office:value-type="string" calcext:value-type="string">
            <text:p>Türkische Republik Nordzypern[10] </text:p>
          </table:table-cell>
          <table:table-cell office:value-type="string" calcext:value-type="string">
            <text:p>Nord-Nikosia </text:p>
          </table:table-cell>
          <table:table-cell office:value-type="float" office:value="295000" calcext:value-type="float">
            <text:p>295000</text:p>
          </table:table-cell>
          <table:table-cell office:value-type="float" office:value="3355" calcext:value-type="float">
            <text:p>3355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Turkish Republic of Northern Cyprus </text:p>
          </table:table-cell>
          <table:table-cell office:value-type="string" calcext:value-type="string">
            <text:p>Kuzey Kıbrıs Türk Cumhuriyeti</text:p>
          </table:table-cell>
        </table:table-row>
        <table:table-row table:style-name="ro1">
          <table:table-cell office:value-type="string" calcext:value-type="string">
            <text:p>Norweg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hne Svalbard (SJ) </text:p>
          </table:table-cell>
          <table:table-cell office:value-type="string" calcext:value-type="string">
            <text:p>Königreich Norwegen </text:p>
          </table:table-cell>
          <table:table-cell office:value-type="string" calcext:value-type="string">
            <text:p>Oslo </text:p>
          </table:table-cell>
          <table:table-cell office:value-type="float" office:value="5300000" calcext:value-type="float">
            <text:p>5300000</text:p>
          </table:table-cell>
          <table:table-cell office:value-type="float" office:value="323802" calcext:value-type="float">
            <text:p>3238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.no </text:p>
          </table:table-cell>
          <table:table-cell office:value-type="string" calcext:value-type="string">
            <text:p>Norway </text:p>
          </table:table-cell>
          <table:table-cell office:value-type="string" calcext:value-type="string">
            <text:p>Norge (bokmål), Noreg (nynorsk)</text:p>
          </table:table-cell>
        </table:table-row>
        <table:table-row table:style-name="ro1">
          <table:table-cell office:value-type="string" calcext:value-type="string">
            <text:p>Oman </text:p>
          </table:table-cell>
          <table:table-cell office:value-type="string" calcext:value-type="string">
            <text:p>Sultanat Oman </text:p>
          </table:table-cell>
          <table:table-cell office:value-type="string" calcext:value-type="string">
            <text:p>Maskat </text:p>
          </table:table-cell>
          <table:table-cell office:value-type="float" office:value="4700000" calcext:value-type="float">
            <text:p>4700000</text:p>
          </table:table-cell>
          <table:table-cell office:value-type="float" office:value="309500" calcext:value-type="float">
            <text:p>309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M </text:p>
          </table:table-cell>
          <table:table-cell office:value-type="string" calcext:value-type="string">
            <text:p>.om </text:p>
          </table:table-cell>
          <table:table-cell office:value-type="string" calcext:value-type="string">
            <text:p>Oman </text:p>
          </table:table-cell>
          <table:table-cell office:value-type="string" calcext:value-type="string">
            <text:p>ʿUmān</text:p>
          </table:table-cell>
        </table:table-row>
        <table:table-row table:style-name="ro1">
          <table:table-cell office:value-type="string" calcext:value-type="string">
            <text:p>Österreich </text:p>
          </table:table-cell>
          <table:table-cell office:value-type="string" calcext:value-type="string">
            <text:p>Republik Österreich </text:p>
          </table:table-cell>
          <table:table-cell office:value-type="string" calcext:value-type="string">
            <text:p>Wien </text:p>
          </table:table-cell>
          <table:table-cell office:value-type="float" office:value="8800000" calcext:value-type="float">
            <text:p>8800000</text:p>
          </table:table-cell>
          <table:table-cell office:value-type="float" office:value="83871" calcext:value-type="float">
            <text:p>8387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T </text:p>
          </table:table-cell>
          <table:table-cell office:value-type="string" calcext:value-type="string">
            <text:p>.at </text:p>
          </table:table-cell>
          <table:table-cell office:value-type="string" calcext:value-type="string">
            <text:p>Austria </text:p>
          </table:table-cell>
          <table:table-cell office:value-type="string" calcext:value-type="string">
            <text:p>Österreich</text:p>
          </table:table-cell>
        </table:table-row>
        <table:table-row table:style-name="ro1">
          <table:table-cell office:value-type="string" calcext:value-type="string">
            <text:p>Osttimor / Timor-Leste </text:p>
          </table:table-cell>
          <table:table-cell office:value-type="string" calcext:value-type="string">
            <text:p>Demokratische Republik Timor-Leste </text:p>
          </table:table-cell>
          <table:table-cell office:value-type="string" calcext:value-type="string">
            <text:p>Dili 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4874" calcext:value-type="float">
            <text:p>1487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L (TP) </text:p>
          </table:table-cell>
          <table:table-cell office:value-type="string" calcext:value-type="string">
            <text:p>.tl (.tp) </text:p>
          </table:table-cell>
          <table:table-cell office:value-type="string" calcext:value-type="string">
            <text:p>East Timor oder</text:p>
          </table:table-cell>
          <table:table-cell/>
        </table:table-row>
        <table:table-row table:style-name="ro1">
          <table:table-cell office:value-type="string" calcext:value-type="string">
            <text:p>Timor-Leste </text:p>
          </table:table-cell>
          <table:table-cell office:value-type="string" calcext:value-type="string">
            <text:p>Timor-Les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kist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hne Kaschmir </text:p>
          </table:table-cell>
          <table:table-cell office:value-type="string" calcext:value-type="string">
            <text:p>Islamische Republik Pakistan </text:p>
          </table:table-cell>
          <table:table-cell office:value-type="string" calcext:value-type="string">
            <text:p>Islamabad </text:p>
          </table:table-cell>
          <table:table-cell office:value-type="float" office:value="207600000" calcext:value-type="float">
            <text:p>207600000</text:p>
          </table:table-cell>
          <table:table-cell office:value-type="float" office:value="796095" calcext:value-type="float">
            <text:p>796095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PK </text:p>
          </table:table-cell>
          <table:table-cell office:value-type="string" calcext:value-type="string">
            <text:p>.pk </text:p>
          </table:table-cell>
          <table:table-cell office:value-type="string" calcext:value-type="string">
            <text:p>Pakistan </text:p>
          </table:table-cell>
          <table:table-cell office:value-type="string" calcext:value-type="string">
            <text:p>Pākistān</text:p>
          </table:table-cell>
        </table:table-row>
        <table:table-row table:style-name="ro1">
          <table:table-cell office:value-type="string" calcext:value-type="string">
            <text:p>Palästina[9] </text:p>
          </table:table-cell>
          <table:table-cell office:value-type="string" calcext:value-type="string">
            <text:p>Staat Palästina </text:p>
          </table:table-cell>
          <table:table-cell office:value-type="string" calcext:value-type="string">
            <text:p>Ostjerusalem (beansprucht) und Ramalla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de facto) </text:p>
          </table:table-cell>
          <table:table-cell office:value-type="float" office:value="4900000" calcext:value-type="float">
            <text:p>4900000</text:p>
          </table:table-cell>
          <table:table-cell office:value-type="float" office:value="6220" calcext:value-type="float">
            <text:p>6220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Palästinensische Autonomiegebiete </text:p>
          </table:table-cell>
          <table:table-cell office:value-type="string" calcext:value-type="string">
            <text:p>PSE </text:p>
          </table:table-cell>
          <table:table-cell office:value-type="string" calcext:value-type="string">
            <text:p>Palestine </text:p>
          </table:table-cell>
          <table:table-cell office:value-type="string" calcext:value-type="string">
            <text:p>Dawlat Filastī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au </text:p>
          </table:table-cell>
          <table:table-cell office:value-type="string" calcext:value-type="string">
            <text:p>Republik Palau </text:p>
          </table:table-cell>
          <table:table-cell office:value-type="string" calcext:value-type="string">
            <text:p>Ngerulmud </text:p>
          </table:table-cell>
          <table:table-cell office:value-type="float" office:value="21000" calcext:value-type="float">
            <text:p>21000</text:p>
          </table:table-cell>
          <table:table-cell office:value-type="float" office:value="459" calcext:value-type="float">
            <text:p>45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W </text:p>
          </table:table-cell>
          <table:table-cell office:value-type="string" calcext:value-type="string">
            <text:p>.pw </text:p>
          </table:table-cell>
          <table:table-cell office:value-type="string" calcext:value-type="string">
            <text:p>Palau </text:p>
          </table:table-cell>
          <table:table-cell office:value-type="string" calcext:value-type="string">
            <text:p>Belau</text:p>
          </table:table-cell>
        </table:table-row>
        <table:table-row table:style-name="ro1">
          <table:table-cell office:value-type="string" calcext:value-type="string">
            <text:p>Panama </text:p>
          </table:table-cell>
          <table:table-cell office:value-type="string" calcext:value-type="string">
            <text:p>Republik Panama </text:p>
          </table:table-cell>
          <table:table-cell office:value-type="string" calcext:value-type="string">
            <text:p>Panama-Stadt </text:p>
          </table:table-cell>
          <table:table-cell office:value-type="float" office:value="4100000" calcext:value-type="float">
            <text:p>4100000</text:p>
          </table:table-cell>
          <table:table-cell office:value-type="float" office:value="75420" calcext:value-type="float">
            <text:p>7542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 </text:p>
          </table:table-cell>
          <table:table-cell office:value-type="string" calcext:value-type="string">
            <text:p>.pa </text:p>
          </table:table-cell>
          <table:table-cell office:value-type="string" calcext:value-type="string">
            <text:p>Panama </text:p>
          </table:table-cell>
          <table:table-cell office:value-type="string" calcext:value-type="string">
            <text:p>Panamá</text:p>
          </table:table-cell>
        </table:table-row>
        <table:table-row table:style-name="ro1">
          <table:table-cell office:value-type="string" calcext:value-type="string">
            <text:p>Papua-Neuguinea </text:p>
          </table:table-cell>
          <table:table-cell office:value-type="string" calcext:value-type="string">
            <text:p>Unabhängiger Staat Papua-Neuguinea </text:p>
          </table:table-cell>
          <table:table-cell office:value-type="string" calcext:value-type="string">
            <text:p>Port Moresby </text:p>
          </table:table-cell>
          <table:table-cell office:value-type="float" office:value="8300000" calcext:value-type="float">
            <text:p>8300000</text:p>
          </table:table-cell>
          <table:table-cell office:value-type="float" office:value="462840" calcext:value-type="float">
            <text:p>46284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G </text:p>
          </table:table-cell>
          <table:table-cell office:value-type="string" calcext:value-type="string">
            <text:p>.pg </text:p>
          </table:table-cell>
          <table:table-cell office:value-type="string" calcext:value-type="string">
            <text:p>Papua New Guinea </text:p>
          </table:table-cell>
          <table:table-cell office:value-type="string" calcext:value-type="string">
            <text:p>Papua Niu Gini</text:p>
          </table:table-cell>
        </table:table-row>
        <table:table-row table:style-name="ro1">
          <table:table-cell office:value-type="string" calcext:value-type="string">
            <text:p>Paraguay </text:p>
          </table:table-cell>
          <table:table-cell office:value-type="string" calcext:value-type="string">
            <text:p>Republik Paraguay </text:p>
          </table:table-cell>
          <table:table-cell office:value-type="string" calcext:value-type="string">
            <text:p>Asunción </text:p>
          </table:table-cell>
          <table:table-cell office:value-type="float" office:value="6800000" calcext:value-type="float">
            <text:p>6800000</text:p>
          </table:table-cell>
          <table:table-cell office:value-type="float" office:value="406752" calcext:value-type="float">
            <text:p>40675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Y </text:p>
          </table:table-cell>
          <table:table-cell office:value-type="string" calcext:value-type="string">
            <text:p>.py </text:p>
          </table:table-cell>
          <table:table-cell office:value-type="string" calcext:value-type="string">
            <text:p>Paraguay </text:p>
          </table:table-cell>
          <table:table-cell office:value-type="string" calcext:value-type="string">
            <text:p>Paraguay (spanisch),</text:p>
          </table:table-cell>
        </table:table-row>
        <table:table-row table:style-name="ro1">
          <table:table-cell office:value-type="string" calcext:value-type="string">
            <text:p>Paraguái (Guaraní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 </text:p>
          </table:table-cell>
          <table:table-cell office:value-type="string" calcext:value-type="string">
            <text:p>Republik Peru </text:p>
          </table:table-cell>
          <table:table-cell office:value-type="string" calcext:value-type="string">
            <text:p>Lima </text:p>
          </table:table-cell>
          <table:table-cell office:value-type="float" office:value="31800000" calcext:value-type="float">
            <text:p>31800000</text:p>
          </table:table-cell>
          <table:table-cell office:value-type="float" office:value="1285216" calcext:value-type="float">
            <text:p>12852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E </text:p>
          </table:table-cell>
          <table:table-cell office:value-type="string" calcext:value-type="string">
            <text:p>.pe </text:p>
          </table:table-cell>
          <table:table-cell office:value-type="string" calcext:value-type="string">
            <text:p>Peru </text:p>
          </table:table-cell>
          <table:table-cell office:value-type="string" calcext:value-type="string">
            <text:p>Perú</text:p>
          </table:table-cell>
        </table:table-row>
        <table:table-row table:style-name="ro1">
          <table:table-cell office:value-type="string" calcext:value-type="string">
            <text:p>Philippinen </text:p>
          </table:table-cell>
          <table:table-cell office:value-type="string" calcext:value-type="string">
            <text:p>Republik der Philippinen </text:p>
          </table:table-cell>
          <table:table-cell office:value-type="string" calcext:value-type="string">
            <text:p>Manila </text:p>
          </table:table-cell>
          <table:table-cell office:value-type="float" office:value="105000000" calcext:value-type="float">
            <text:p>105000000</text:p>
          </table:table-cell>
          <table:table-cell office:value-type="float" office:value="299000" calcext:value-type="float">
            <text:p>299000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PH </text:p>
          </table:table-cell>
          <table:table-cell office:value-type="string" calcext:value-type="string">
            <text:p>.ph </text:p>
          </table:table-cell>
          <table:table-cell office:value-type="string" calcext:value-type="string">
            <text:p>Philippines </text:p>
          </table:table-cell>
          <table:table-cell office:value-type="string" calcext:value-type="string">
            <text:p>Pilipinas</text:p>
          </table:table-cell>
        </table:table-row>
        <table:table-row table:style-name="ro1">
          <table:table-cell office:value-type="string" calcext:value-type="string">
            <text:p>Polen </text:p>
          </table:table-cell>
          <table:table-cell office:value-type="string" calcext:value-type="string">
            <text:p>Republik Polen </text:p>
          </table:table-cell>
          <table:table-cell office:value-type="string" calcext:value-type="string">
            <text:p>Warschau </text:p>
          </table:table-cell>
          <table:table-cell office:value-type="float" office:value="38400000" calcext:value-type="float">
            <text:p>38400000</text:p>
          </table:table-cell>
          <table:table-cell office:value-type="float" office:value="312685" calcext:value-type="float">
            <text:p>31268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L </text:p>
          </table:table-cell>
          <table:table-cell office:value-type="string" calcext:value-type="string">
            <text:p>.pl </text:p>
          </table:table-cell>
          <table:table-cell office:value-type="string" calcext:value-type="string">
            <text:p>Poland </text:p>
          </table:table-cell>
          <table:table-cell office:value-type="string" calcext:value-type="string">
            <text:p>Polska</text:p>
          </table:table-cell>
        </table:table-row>
        <table:table-row table:style-name="ro1">
          <table:table-cell office:value-type="string" calcext:value-type="string">
            <text:p>Portugal </text:p>
          </table:table-cell>
          <table:table-cell office:value-type="string" calcext:value-type="string">
            <text:p>Portugiesische Republik </text:p>
          </table:table-cell>
          <table:table-cell office:value-type="string" calcext:value-type="string">
            <text:p>Lissabon </text:p>
          </table:table-cell>
          <table:table-cell office:value-type="float" office:value="10300000" calcext:value-type="float">
            <text:p>10300000</text:p>
          </table:table-cell>
          <table:table-cell office:value-type="float" office:value="92090" calcext:value-type="float">
            <text:p>9209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T </text:p>
          </table:table-cell>
          <table:table-cell office:value-type="string" calcext:value-type="string">
            <text:p>.pt </text:p>
          </table:table-cell>
          <table:table-cell office:value-type="string" calcext:value-type="string">
            <text:p>Portugal 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Ruanda </text:p>
          </table:table-cell>
          <table:table-cell office:value-type="string" calcext:value-type="string">
            <text:p>Republik Ruanda </text:p>
          </table:table-cell>
          <table:table-cell office:value-type="string" calcext:value-type="string">
            <text:p>Kigali </text:p>
          </table:table-cell>
          <table:table-cell office:value-type="float" office:value="12300000" calcext:value-type="float">
            <text:p>12300000</text:p>
          </table:table-cell>
          <table:table-cell office:value-type="float" office:value="26338" calcext:value-type="float">
            <text:p>26338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RW </text:p>
          </table:table-cell>
          <table:table-cell office:value-type="string" calcext:value-type="string">
            <text:p>.rw </text:p>
          </table:table-cell>
          <table:table-cell office:value-type="string" calcext:value-type="string">
            <text:p>Rwanda </text:p>
          </table:table-cell>
          <table:table-cell office:value-type="string" calcext:value-type="string">
            <text:p>Rwanda</text:p>
          </table:table-cell>
        </table:table-row>
        <table:table-row table:style-name="ro1">
          <table:table-cell table:number-columns-repeated="2" office:value-type="string" calcext:value-type="string">
            <text:p>Rumänien </text:p>
          </table:table-cell>
          <table:table-cell office:value-type="string" calcext:value-type="string">
            <text:p>Bukarest </text:p>
          </table:table-cell>
          <table:table-cell office:value-type="float" office:value="19600000" calcext:value-type="float">
            <text:p>19600000</text:p>
          </table:table-cell>
          <table:table-cell office:value-type="float" office:value="238391" calcext:value-type="float">
            <text:p>23839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O </text:p>
          </table:table-cell>
          <table:table-cell office:value-type="string" calcext:value-type="string">
            <text:p>.ro </text:p>
          </table:table-cell>
          <table:table-cell office:value-type="string" calcext:value-type="string">
            <text:p>Romania </text:p>
          </table:table-cell>
          <table:table-cell office:value-type="string" calcext:value-type="string">
            <text:p>România</text:p>
          </table:table-cell>
        </table:table-row>
        <table:table-row table:style-name="ro1">
          <table:table-cell office:value-type="string" calcext:value-type="string">
            <text:p>Russla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hne Krim </text:p>
          </table:table-cell>
          <table:table-cell office:value-type="string" calcext:value-type="string">
            <text:p>Russische Föderation </text:p>
          </table:table-cell>
          <table:table-cell office:value-type="string" calcext:value-type="string">
            <text:p>Moskau </text:p>
          </table:table-cell>
          <table:table-cell office:value-type="float" office:value="144500000" calcext:value-type="float">
            <text:p>144500000</text:p>
          </table:table-cell>
          <table:table-cell office:value-type="float" office:value="17098242" calcext:value-type="float">
            <text:p>170982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U </text:p>
          </table:table-cell>
          <table:table-cell office:value-type="string" calcext:value-type="string">
            <text:p>.ru </text:p>
          </table:table-cell>
          <table:table-cell office:value-type="string" calcext:value-type="string">
            <text:p>Russia oder Russian Federation </text:p>
          </table:table-cell>
          <table:table-cell office:value-type="string" calcext:value-type="string">
            <text:p>Россия (Rossija) oder Российская Федерация (Rossijskaja Federacija)</text:p>
          </table:table-cell>
        </table:table-row>
        <table:table-row table:style-name="ro1">
          <table:table-cell table:number-columns-repeated="2" office:value-type="string" calcext:value-type="string">
            <text:p>Salomonen </text:p>
          </table:table-cell>
          <table:table-cell office:value-type="string" calcext:value-type="string">
            <text:p>Honiara </text:p>
          </table:table-cell>
          <table:table-cell office:value-type="float" office:value="700000" calcext:value-type="float">
            <text:p>700000</text:p>
          </table:table-cell>
          <table:table-cell office:value-type="float" office:value="28896" calcext:value-type="float">
            <text:p>288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B </text:p>
          </table:table-cell>
          <table:table-cell office:value-type="string" calcext:value-type="string">
            <text:p>.sb </text:p>
          </table:table-cell>
          <table:table-cell office:value-type="string" calcext:value-type="string">
            <text:p>Solomon Islands </text:p>
          </table:table-cell>
          <table:table-cell office:value-type="string" calcext:value-type="string">
            <text:p>Solomon Islands</text:p>
          </table:table-cell>
        </table:table-row>
        <table:table-row table:style-name="ro1">
          <table:table-cell office:value-type="string" calcext:value-type="string">
            <text:p>Sambia </text:p>
          </table:table-cell>
          <table:table-cell office:value-type="string" calcext:value-type="string">
            <text:p>Republik Sambia </text:p>
          </table:table-cell>
          <table:table-cell office:value-type="string" calcext:value-type="string">
            <text:p>Lusaka </text:p>
          </table:table-cell>
          <table:table-cell office:value-type="float" office:value="16400000" calcext:value-type="float">
            <text:p>16400000</text:p>
          </table:table-cell>
          <table:table-cell office:value-type="float" office:value="752618" calcext:value-type="float">
            <text:p>7526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ZM </text:p>
          </table:table-cell>
          <table:table-cell office:value-type="string" calcext:value-type="string">
            <text:p>.zm </text:p>
          </table:table-cell>
          <table:table-cell office:value-type="string" calcext:value-type="string">
            <text:p>Zambia </text:p>
          </table:table-cell>
          <table:table-cell office:value-type="string" calcext:value-type="string">
            <text:p>Zambia</text:p>
          </table:table-cell>
        </table:table-row>
        <table:table-row table:style-name="ro1">
          <table:table-cell office:value-type="string" calcext:value-type="string">
            <text:p>Samoa </text:p>
          </table:table-cell>
          <table:table-cell office:value-type="string" calcext:value-type="string">
            <text:p>Unabhängiger Staat Samoa </text:p>
          </table:table-cell>
          <table:table-cell office:value-type="string" calcext:value-type="string">
            <text:p>Apia </text:p>
          </table:table-cell>
          <table:table-cell office:value-type="float" office:value="200000" calcext:value-type="float">
            <text:p>200000</text:p>
          </table:table-cell>
          <table:table-cell office:value-type="float" office:value="2831" calcext:value-type="float">
            <text:p>283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WS </text:p>
          </table:table-cell>
          <table:table-cell office:value-type="string" calcext:value-type="string">
            <text:p>.ws </text:p>
          </table:table-cell>
          <table:table-cell office:value-type="string" calcext:value-type="string">
            <text:p>Samoa </text:p>
          </table:table-cell>
          <table:table-cell office:value-type="string" calcext:value-type="string">
            <text:p>Samoa</text:p>
          </table:table-cell>
        </table:table-row>
        <table:table-row table:style-name="ro1">
          <table:table-cell office:value-type="string" calcext:value-type="string">
            <text:p>San Marino </text:p>
          </table:table-cell>
          <table:table-cell office:value-type="string" calcext:value-type="string">
            <text:p>Republik San Marino </text:p>
          </table:table-cell>
          <table:table-cell office:value-type="string" calcext:value-type="string">
            <text:p>San Marino </text:p>
          </table:table-cell>
          <table:table-cell office:value-type="float" office:value="32800" calcext:value-type="float">
            <text:p>32800</text:p>
          </table:table-cell>
          <table:table-cell office:value-type="float" office:value="61" calcext:value-type="float">
            <text:p>61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SM </text:p>
          </table:table-cell>
          <table:table-cell office:value-type="string" calcext:value-type="string">
            <text:p>.sm </text:p>
          </table:table-cell>
          <table:table-cell office:value-type="string" calcext:value-type="string">
            <text:p>San Marino </text:p>
          </table:table-cell>
          <table:table-cell office:value-type="string" calcext:value-type="string">
            <text:p>San Marino</text:p>
          </table:table-cell>
        </table:table-row>
        <table:table-row table:style-name="ro1">
          <table:table-cell office:value-type="string" calcext:value-type="string">
            <text:p>São Tomé und Príncipe </text:p>
          </table:table-cell>
          <table:table-cell office:value-type="string" calcext:value-type="string">
            <text:p>Demokratische Republik São Tomé und Príncipe </text:p>
          </table:table-cell>
          <table:table-cell office:value-type="string" calcext:value-type="string">
            <text:p>São Tomé </text:p>
          </table:table-cell>
          <table:table-cell office:value-type="float" office:value="200000" calcext:value-type="float">
            <text:p>200000</text:p>
          </table:table-cell>
          <table:table-cell office:value-type="float" office:value="964" calcext:value-type="float">
            <text:p>964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T </text:p>
          </table:table-cell>
          <table:table-cell office:value-type="string" calcext:value-type="string">
            <text:p>.st </text:p>
          </table:table-cell>
          <table:table-cell office:value-type="string" calcext:value-type="string">
            <text:p>São Tomé and Príncipe </text:p>
          </table:table-cell>
          <table:table-cell office:value-type="string" calcext:value-type="string">
            <text:p>São Tomé e Príncipe</text:p>
          </table:table-cell>
        </table:table-row>
        <table:table-row table:style-name="ro1">
          <table:table-cell office:value-type="string" calcext:value-type="string">
            <text:p>Saudi-Arabien </text:p>
          </table:table-cell>
          <table:table-cell office:value-type="string" calcext:value-type="string">
            <text:p>Königreich Saudi-Arabien </text:p>
          </table:table-cell>
          <table:table-cell office:value-type="string" calcext:value-type="string">
            <text:p>Riad </text:p>
          </table:table-cell>
          <table:table-cell office:value-type="float" office:value="32600000" calcext:value-type="float">
            <text:p>32600000</text:p>
          </table:table-cell>
          <table:table-cell office:value-type="float" office:value="2149690" calcext:value-type="float">
            <text:p>21496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A </text:p>
          </table:table-cell>
          <table:table-cell office:value-type="string" calcext:value-type="string">
            <text:p>.sa </text:p>
          </table:table-cell>
          <table:table-cell office:value-type="string" calcext:value-type="string">
            <text:p>Saudi Arabia </text:p>
          </table:table-cell>
          <table:table-cell office:value-type="string" calcext:value-type="string">
            <text:p>al-ʿArabīya as-Saʿudīya</text:p>
          </table:table-cell>
        </table:table-row>
        <table:table-row table:style-name="ro1">
          <table:table-cell office:value-type="string" calcext:value-type="string">
            <text:p>Schweden </text:p>
          </table:table-cell>
          <table:table-cell office:value-type="string" calcext:value-type="string">
            <text:p>Königreich Schweden </text:p>
          </table:table-cell>
          <table:table-cell office:value-type="string" calcext:value-type="string">
            <text:p>Stockholm </text:p>
          </table:table-cell>
          <table:table-cell office:value-type="float" office:value="10100000" calcext:value-type="float">
            <text:p>10100000</text:p>
          </table:table-cell>
          <table:table-cell office:value-type="float" office:value="450295" calcext:value-type="float">
            <text:p>4502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 </text:p>
          </table:table-cell>
          <table:table-cell office:value-type="string" calcext:value-type="string">
            <text:p>.se </text:p>
          </table:table-cell>
          <table:table-cell office:value-type="string" calcext:value-type="string">
            <text:p>Sweden </text:p>
          </table:table-cell>
          <table:table-cell office:value-type="string" calcext:value-type="string">
            <text:p>Sverige</text:p>
          </table:table-cell>
        </table:table-row>
        <table:table-row table:style-name="ro1">
          <table:table-cell office:value-type="string" calcext:value-type="string">
            <text:p>Schweiz </text:p>
          </table:table-cell>
          <table:table-cell office:value-type="string" calcext:value-type="string">
            <text:p>Schweizerische Eid­genossen­schaft </text:p>
          </table:table-cell>
          <table:table-cell office:value-type="string" calcext:value-type="string">
            <text:p>Bern[8] </text:p>
          </table:table-cell>
          <table:table-cell office:value-type="float" office:value="8500000" calcext:value-type="float">
            <text:p>8500000</text:p>
          </table:table-cell>
          <table:table-cell office:value-type="float" office:value="41277" calcext:value-type="float">
            <text:p>41277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CH </text:p>
          </table:table-cell>
          <table:table-cell office:value-type="string" calcext:value-type="string">
            <text:p>.ch </text:p>
          </table:table-cell>
          <table:table-cell office:value-type="string" calcext:value-type="string">
            <text:p>Switzerland </text:p>
          </table:table-cell>
          <table:table-cell office:value-type="string" calcext:value-type="string">
            <text:p>Schweiz (Deutsch), Suisse (Französisch), Svizzera (Italienisch),</text:p>
          </table:table-cell>
        </table:table-row>
        <table:table-row table:style-name="ro1">
          <table:table-cell office:value-type="string" calcext:value-type="string">
            <text:p>Svizra (Bündner­romanisch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egal </text:p>
          </table:table-cell>
          <table:table-cell office:value-type="string" calcext:value-type="string">
            <text:p>Republik Senegal </text:p>
          </table:table-cell>
          <table:table-cell office:value-type="string" calcext:value-type="string">
            <text:p>Dakar </text:p>
          </table:table-cell>
          <table:table-cell office:value-type="float" office:value="15800000" calcext:value-type="float">
            <text:p>15800000</text:p>
          </table:table-cell>
          <table:table-cell office:value-type="float" office:value="196722" calcext:value-type="float">
            <text:p>1967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N </text:p>
          </table:table-cell>
          <table:table-cell office:value-type="string" calcext:value-type="string">
            <text:p>.sn </text:p>
          </table:table-cell>
          <table:table-cell office:value-type="string" calcext:value-type="string">
            <text:p>Senegal </text:p>
          </table:table-cell>
          <table:table-cell office:value-type="string" calcext:value-type="string">
            <text:p>Sénégal</text:p>
          </table:table-cell>
        </table:table-row>
        <table:table-row table:style-name="ro1">
          <table:table-cell office:value-type="string" calcext:value-type="string">
            <text:p>Serbi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hne Kosovo </text:p>
          </table:table-cell>
          <table:table-cell office:value-type="string" calcext:value-type="string">
            <text:p>Republik Serbien </text:p>
          </table:table-cell>
          <table:table-cell office:value-type="string" calcext:value-type="string">
            <text:p>Belgrad 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77474" calcext:value-type="float">
            <text:p>7747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S </text:p>
          </table:table-cell>
          <table:table-cell office:value-type="string" calcext:value-type="string">
            <text:p>.rs </text:p>
          </table:table-cell>
          <table:table-cell office:value-type="string" calcext:value-type="string">
            <text:p>Serbia </text:p>
          </table:table-cell>
          <table:table-cell office:value-type="string" calcext:value-type="string">
            <text:p>Srbija</text:p>
          </table:table-cell>
        </table:table-row>
        <table:table-row table:style-name="ro1">
          <table:table-cell office:value-type="string" calcext:value-type="string">
            <text:p>Seychellen </text:p>
          </table:table-cell>
          <table:table-cell office:value-type="string" calcext:value-type="string">
            <text:p>Republik Seychellen </text:p>
          </table:table-cell>
          <table:table-cell office:value-type="string" calcext:value-type="string">
            <text:p>Victoria </text:p>
          </table:table-cell>
          <table:table-cell office:value-type="float" office:value="90000" calcext:value-type="float">
            <text:p>90000</text:p>
          </table:table-cell>
          <table:table-cell office:value-type="float" office:value="455" calcext:value-type="float">
            <text:p>455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C </text:p>
          </table:table-cell>
          <table:table-cell office:value-type="string" calcext:value-type="string">
            <text:p>.sc </text:p>
          </table:table-cell>
          <table:table-cell office:value-type="string" calcext:value-type="string">
            <text:p>Seychelles </text:p>
          </table:table-cell>
          <table:table-cell office:value-type="string" calcext:value-type="string">
            <text:p>Seychelles</text:p>
          </table:table-cell>
        </table:table-row>
        <table:table-row table:style-name="ro1">
          <table:table-cell office:value-type="string" calcext:value-type="string">
            <text:p>Sierra Leone </text:p>
          </table:table-cell>
          <table:table-cell office:value-type="string" calcext:value-type="string">
            <text:p>Republik Sierra Leone </text:p>
          </table:table-cell>
          <table:table-cell office:value-type="string" calcext:value-type="string">
            <text:p>Freetown </text:p>
          </table:table-cell>
          <table:table-cell office:value-type="float" office:value="7600000" calcext:value-type="float">
            <text:p>7600000</text:p>
          </table:table-cell>
          <table:table-cell office:value-type="float" office:value="71740" calcext:value-type="float">
            <text:p>7174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L </text:p>
          </table:table-cell>
          <table:table-cell office:value-type="string" calcext:value-type="string">
            <text:p>.sl </text:p>
          </table:table-cell>
          <table:table-cell office:value-type="string" calcext:value-type="string">
            <text:p>Sierra Leone </text:p>
          </table:table-cell>
          <table:table-cell office:value-type="string" calcext:value-type="string">
            <text:p>Sierra Leone</text:p>
          </table:table-cell>
        </table:table-row>
        <table:table-row table:style-name="ro1">
          <table:table-cell office:value-type="string" calcext:value-type="string">
            <text:p>Simbabwe </text:p>
          </table:table-cell>
          <table:table-cell office:value-type="string" calcext:value-type="string">
            <text:p>Republik Simbabwe </text:p>
          </table:table-cell>
          <table:table-cell office:value-type="string" calcext:value-type="string">
            <text:p>Harare </text:p>
          </table:table-cell>
          <table:table-cell office:value-type="float" office:value="16600000" calcext:value-type="float">
            <text:p>16600000</text:p>
          </table:table-cell>
          <table:table-cell office:value-type="float" office:value="390757" calcext:value-type="float">
            <text:p>39075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ZW </text:p>
          </table:table-cell>
          <table:table-cell office:value-type="string" calcext:value-type="string">
            <text:p>.zw </text:p>
          </table:table-cell>
          <table:table-cell office:value-type="string" calcext:value-type="string">
            <text:p>Zimbabwe </text:p>
          </table:table-cell>
          <table:table-cell office:value-type="string" calcext:value-type="string">
            <text:p>Zimbabwe</text:p>
          </table:table-cell>
        </table:table-row>
        <table:table-row table:style-name="ro1">
          <table:table-cell office:value-type="string" calcext:value-type="string">
            <text:p>Singapur </text:p>
          </table:table-cell>
          <table:table-cell office:value-type="string" calcext:value-type="string">
            <text:p>Republik Singapur </text:p>
          </table:table-cell>
          <table:table-cell office:value-type="string" calcext:value-type="string">
            <text:p>Stadtstaat[8] </text:p>
          </table:table-cell>
          <table:table-cell office:value-type="float" office:value="5700000" calcext:value-type="float">
            <text:p>5700000</text:p>
          </table:table-cell>
          <table:table-cell office:value-type="float" office:value="697" calcext:value-type="float">
            <text:p>697</text:p>
          </table:table-cell>
          <table:table-cell office:value-type="float" office:value="8178" calcext:value-type="float">
            <text:p>8178</text:p>
          </table:table-cell>
          <table:table-cell office:value-type="string" calcext:value-type="string">
            <text:p>SG </text:p>
          </table:table-cell>
          <table:table-cell office:value-type="string" calcext:value-type="string">
            <text:p>.sg </text:p>
          </table:table-cell>
          <table:table-cell office:value-type="string" calcext:value-type="string">
            <text:p>Singapore </text:p>
          </table:table-cell>
          <table:table-cell office:value-type="string" calcext:value-type="string">
            <text:p>Singapore</text:p>
          </table:table-cell>
        </table:table-row>
        <table:table-row table:style-name="ro1">
          <table:table-cell office:value-type="string" calcext:value-type="string">
            <text:p>Slowakei </text:p>
          </table:table-cell>
          <table:table-cell office:value-type="string" calcext:value-type="string">
            <text:p>Slowakische Republik </text:p>
          </table:table-cell>
          <table:table-cell office:value-type="string" calcext:value-type="string">
            <text:p>Bratislav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Pressburg) </text:p>
          </table:table-cell>
          <table:table-cell office:value-type="float" office:value="5400000" calcext:value-type="float">
            <text:p>5400000</text:p>
          </table:table-cell>
          <table:table-cell office:value-type="float" office:value="49035" calcext:value-type="float">
            <text:p>4903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lowakei </text:p>
          </table:table-cell>
          <table:table-cell office:value-type="string" calcext:value-type="string">
            <text:p>SVK </text:p>
          </table:table-cell>
          <table:table-cell office:value-type="string" calcext:value-type="string">
            <text:p>Slovakia </text:p>
          </table:table-cell>
          <table:table-cell office:value-type="string" calcext:value-type="string">
            <text:p>Slovens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wenien </text:p>
          </table:table-cell>
          <table:table-cell office:value-type="string" calcext:value-type="string">
            <text:p>Republik Slowenien </text:p>
          </table:table-cell>
          <table:table-cell office:value-type="string" calcext:value-type="string">
            <text:p>Ljubljan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Laibach) </text:p>
          </table:table-cell>
          <table:table-cell office:value-type="float" office:value="2100000" calcext:value-type="float">
            <text:p>2100000</text:p>
          </table:table-cell>
          <table:table-cell office:value-type="float" office:value="20273" calcext:value-type="float">
            <text:p>2027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lowenien </text:p>
          </table:table-cell>
          <table:table-cell office:value-type="string" calcext:value-type="string">
            <text:p>SVN </text:p>
          </table:table-cell>
          <table:table-cell office:value-type="string" calcext:value-type="string">
            <text:p>Slovenia </text:p>
          </table:table-cell>
          <table:table-cell office:value-type="string" calcext:value-type="string">
            <text:p>Sloveni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al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t Somaliland </text:p>
          </table:table-cell>
          <table:table-cell office:value-type="string" calcext:value-type="string">
            <text:p>Bundesrepublik Somalia </text:p>
          </table:table-cell>
          <table:table-cell office:value-type="string" calcext:value-type="string">
            <text:p>Mogadischu </text:p>
          </table:table-cell>
          <table:table-cell office:value-type="float" office:value="14700000" calcext:value-type="float">
            <text:p>14700000</text:p>
          </table:table-cell>
          <table:table-cell office:value-type="float" office:value="637657" calcext:value-type="float">
            <text:p>63765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 </text:p>
          </table:table-cell>
          <table:table-cell office:value-type="string" calcext:value-type="string">
            <text:p>.so </text:p>
          </table:table-cell>
          <table:table-cell office:value-type="string" calcext:value-type="string">
            <text:p>Somalia </text:p>
          </table:table-cell>
          <table:table-cell office:value-type="string" calcext:value-type="string">
            <text:p>Soomaaliya (Somali),</text:p>
          </table:table-cell>
        </table:table-row>
        <table:table-row table:style-name="ro1">
          <table:table-cell office:value-type="string" calcext:value-type="string">
            <text:p>as-Sūmāl (arabisch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maliland[11] </text:p>
          </table:table-cell>
          <table:table-cell office:value-type="string" calcext:value-type="string">
            <text:p>Republik Somaliland[10] </text:p>
          </table:table-cell>
          <table:table-cell office:value-type="string" calcext:value-type="string">
            <text:p>Hargeysa </text:p>
          </table:table-cell>
          <table:table-cell office:value-type="float" office:value="3500000" calcext:value-type="float">
            <text:p>3500000</text:p>
          </table:table-cell>
          <table:table-cell office:value-type="float" office:value="137600" calcext:value-type="float">
            <text:p>13760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Somaliland </text:p>
          </table:table-cell>
          <table:table-cell office:value-type="string" calcext:value-type="string">
            <text:p>Soomaaliland</text:p>
          </table:table-cell>
        </table:table-row>
        <table:table-row table:style-name="ro1">
          <table:table-cell office:value-type="string" calcext:value-type="string">
            <text:p>Spanien </text:p>
          </table:table-cell>
          <table:table-cell office:value-type="string" calcext:value-type="string">
            <text:p>Königreich Spanien </text:p>
          </table:table-cell>
          <table:table-cell office:value-type="string" calcext:value-type="string">
            <text:p>Madrid </text:p>
          </table:table-cell>
          <table:table-cell office:value-type="float" office:value="46600000" calcext:value-type="float">
            <text:p>46600000</text:p>
          </table:table-cell>
          <table:table-cell office:value-type="float" office:value="505370" calcext:value-type="float">
            <text:p>50537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S </text:p>
          </table:table-cell>
          <table:table-cell office:value-type="string" calcext:value-type="string">
            <text:p>.es </text:p>
          </table:table-cell>
          <table:table-cell office:value-type="string" calcext:value-type="string">
            <text:p>Spain </text:p>
          </table:table-cell>
          <table:table-cell office:value-type="string" calcext:value-type="string">
            <text:p>España</text:p>
          </table:table-cell>
        </table:table-row>
        <table:table-row table:style-name="ro1">
          <table:table-cell office:value-type="string" calcext:value-type="string">
            <text:p>Sri Lanka </text:p>
          </table:table-cell>
          <table:table-cell office:value-type="string" calcext:value-type="string">
            <text:p>Demokratische Sozialistische Republik Sri Lanka </text:p>
          </table:table-cell>
          <table:table-cell office:value-type="string" calcext:value-type="string">
            <text:p>Sri Jayewardenepura (de jur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lombo (de facto) </text:p>
          </table:table-cell>
          <table:table-cell office:value-type="float" office:value="21400000" calcext:value-type="float">
            <text:p>21400000</text:p>
          </table:table-cell>
          <table:table-cell office:value-type="float" office:value="65610" calcext:value-type="float">
            <text:p>65610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Sri Lanka </text:p>
          </table:table-cell>
          <table:table-cell office:value-type="string" calcext:value-type="string">
            <text:p>LKA </text:p>
          </table:table-cell>
          <table:table-cell office:value-type="string" calcext:value-type="string">
            <text:p>Sri Lanka </text:p>
          </table:table-cell>
          <table:table-cell office:value-type="string" calcext:value-type="string">
            <text:p>Sri Lan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. Kitts und Nevis[17] </text:p>
          </table:table-cell>
          <table:table-cell office:value-type="string" calcext:value-type="string">
            <text:p>Föderation St. Kitts und Nevis </text:p>
          </table:table-cell>
          <table:table-cell office:value-type="string" calcext:value-type="string">
            <text:p>Basseterre </text:p>
          </table:table-cell>
          <table:table-cell office:value-type="float" office:value="50000" calcext:value-type="float">
            <text:p>50000</text:p>
          </table:table-cell>
          <table:table-cell office:value-type="float" office:value="261" calcext:value-type="float">
            <text:p>26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KN </text:p>
          </table:table-cell>
          <table:table-cell office:value-type="string" calcext:value-type="string">
            <text:p>.kn </text:p>
          </table:table-cell>
          <table:table-cell office:value-type="string" calcext:value-type="string">
            <text:p>Saint Kitts and Nevis 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t. Lucia </text:p>
          </table:table-cell>
          <table:table-cell office:value-type="string" calcext:value-type="string">
            <text:p>Castries </text:p>
          </table:table-cell>
          <table:table-cell office:value-type="float" office:value="200000" calcext:value-type="float">
            <text:p>200000</text:p>
          </table:table-cell>
          <table:table-cell office:value-type="float" office:value="616" calcext:value-type="float">
            <text:p>61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LC </text:p>
          </table:table-cell>
          <table:table-cell office:value-type="string" calcext:value-type="string">
            <text:p>.lc </text:p>
          </table:table-cell>
          <table:table-cell office:value-type="string" calcext:value-type="string">
            <text:p>Saint Lucia </text:p>
          </table:table-cell>
          <table:table-cell office:value-type="string" calcext:value-type="string">
            <text:p>Saint Lucia</text:p>
          </table:table-cell>
        </table:table-row>
        <table:table-row table:style-name="ro1">
          <table:table-cell table:number-columns-repeated="2" office:value-type="string" calcext:value-type="string">
            <text:p>St. Vincent und die Grenadinen </text:p>
          </table:table-cell>
          <table:table-cell office:value-type="string" calcext:value-type="string">
            <text:p>Kingstown </text:p>
          </table:table-cell>
          <table:table-cell office:value-type="float" office:value="104000" calcext:value-type="float">
            <text:p>104000</text:p>
          </table:table-cell>
          <table:table-cell office:value-type="float" office:value="389" calcext:value-type="float">
            <text:p>389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VC </text:p>
          </table:table-cell>
          <table:table-cell office:value-type="string" calcext:value-type="string">
            <text:p>.vc </text:p>
          </table:table-cell>
          <table:table-cell office:value-type="string" calcext:value-type="string">
            <text:p>Saint Vincent and the Grenadines </text:p>
          </table:table-cell>
          <table:table-cell/>
        </table:table-row>
        <table:table-row table:style-name="ro1">
          <table:table-cell office:value-type="string" calcext:value-type="string">
            <text:p>Südafrika </text:p>
          </table:table-cell>
          <table:table-cell office:value-type="string" calcext:value-type="string">
            <text:p>Republik Südafrika </text:p>
          </table:table-cell>
          <table:table-cell office:value-type="string" calcext:value-type="string">
            <text:p>Pretoria </text:p>
          </table:table-cell>
          <table:table-cell office:value-type="float" office:value="56500000" calcext:value-type="float">
            <text:p>56500000</text:p>
          </table:table-cell>
          <table:table-cell office:value-type="float" office:value="1219090" calcext:value-type="float">
            <text:p>121909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ZA </text:p>
          </table:table-cell>
          <table:table-cell office:value-type="string" calcext:value-type="string">
            <text:p>.za </text:p>
          </table:table-cell>
          <table:table-cell office:value-type="string" calcext:value-type="string">
            <text:p>South Africa </text:p>
          </table:table-cell>
          <table:table-cell office:value-type="string" calcext:value-type="string">
            <text:p>Suid-Afrika (Afrikaans),</text:p>
          </table:table-cell>
        </table:table-row>
        <table:table-row table:style-name="ro1">
          <table:table-cell office:value-type="string" calcext:value-type="string">
            <text:p>South Africa (Englisch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dan </text:p>
          </table:table-cell>
          <table:table-cell office:value-type="string" calcext:value-type="string">
            <text:p>Republik Sudan </text:p>
          </table:table-cell>
          <table:table-cell office:value-type="string" calcext:value-type="string">
            <text:p>Khartum </text:p>
          </table:table-cell>
          <table:table-cell office:value-type="float" office:value="40600000" calcext:value-type="float">
            <text:p>40600000</text:p>
          </table:table-cell>
          <table:table-cell office:value-type="float" office:value="1886068" calcext:value-type="float">
            <text:p>188606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D </text:p>
          </table:table-cell>
          <table:table-cell office:value-type="string" calcext:value-type="string">
            <text:p>.sd </text:p>
          </table:table-cell>
          <table:table-cell office:value-type="string" calcext:value-type="string">
            <text:p>Sudan </text:p>
          </table:table-cell>
          <table:table-cell office:value-type="string" calcext:value-type="string">
            <text:p>as-Sūdān</text:p>
          </table:table-cell>
        </table:table-row>
        <table:table-row table:style-name="ro1">
          <table:table-cell office:value-type="string" calcext:value-type="string">
            <text:p>Südossetien[9] </text:p>
          </table:table-cell>
          <table:table-cell office:value-type="string" calcext:value-type="string">
            <text:p>Südossetien[10] </text:p>
          </table:table-cell>
          <table:table-cell office:value-type="string" calcext:value-type="string">
            <text:p>Zchinwali </text:p>
          </table:table-cell>
          <table:table-cell office:value-type="float" office:value="51000" calcext:value-type="float">
            <text:p>51000</text:p>
          </table:table-cell>
          <table:table-cell office:value-type="float" office:value="3885" calcext:value-type="float">
            <text:p>388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South Ossetia </text:p>
          </table:table-cell>
          <table:table-cell office:value-type="string" calcext:value-type="string">
            <text:p>Južnaja Osetija (Russisch)</text:p>
          </table:table-cell>
        </table:table-row>
        <table:table-row table:style-name="ro1">
          <table:table-cell office:value-type="string" calcext:value-type="string">
            <text:p>Südsudan </text:p>
          </table:table-cell>
          <table:table-cell office:value-type="string" calcext:value-type="string">
            <text:p>Republik Südsudan </text:p>
          </table:table-cell>
          <table:table-cell office:value-type="string" calcext:value-type="string">
            <text:p>Juba </text:p>
          </table:table-cell>
          <table:table-cell office:value-type="float" office:value="12600000" calcext:value-type="float">
            <text:p>12600000</text:p>
          </table:table-cell>
          <table:table-cell office:value-type="float" office:value="619745" calcext:value-type="float">
            <text:p>61974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S </text:p>
          </table:table-cell>
          <table:table-cell office:value-type="string" calcext:value-type="string">
            <text:p>.ss </text:p>
          </table:table-cell>
          <table:table-cell office:value-type="string" calcext:value-type="string">
            <text:p>South Sudan </text:p>
          </table:table-cell>
          <table:table-cell office:value-type="string" calcext:value-type="string">
            <text:p>South Sudan</text:p>
          </table:table-cell>
        </table:table-row>
        <table:table-row table:style-name="ro1">
          <table:table-cell office:value-type="string" calcext:value-type="string">
            <text:p>Suriname </text:p>
          </table:table-cell>
          <table:table-cell office:value-type="string" calcext:value-type="string">
            <text:p>Republik Suriname </text:p>
          </table:table-cell>
          <table:table-cell office:value-type="string" calcext:value-type="string">
            <text:p>Paramaribo </text:p>
          </table:table-cell>
          <table:table-cell office:value-type="float" office:value="600000" calcext:value-type="float">
            <text:p>600000</text:p>
          </table:table-cell>
          <table:table-cell office:value-type="float" office:value="163820" calcext:value-type="float">
            <text:p>1638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 </text:p>
          </table:table-cell>
          <table:table-cell office:value-type="string" calcext:value-type="string">
            <text:p>.sr </text:p>
          </table:table-cell>
          <table:table-cell office:value-type="string" calcext:value-type="string">
            <text:p>Suriname </text:p>
          </table:table-cell>
          <table:table-cell office:value-type="string" calcext:value-type="string">
            <text:p>Suriname</text:p>
          </table:table-cell>
        </table:table-row>
        <table:table-row table:style-name="ro1">
          <table:table-cell office:value-type="string" calcext:value-type="string">
            <text:p>Swasiland </text:p>
          </table:table-cell>
          <table:table-cell office:value-type="string" calcext:value-type="string">
            <text:p>Königreich Eswatini </text:p>
          </table:table-cell>
          <table:table-cell office:value-type="string" calcext:value-type="string">
            <text:p>Mbabane 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17364" calcext:value-type="float">
            <text:p>1736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Z </text:p>
          </table:table-cell>
          <table:table-cell office:value-type="string" calcext:value-type="string">
            <text:p>.sz </text:p>
          </table:table-cell>
          <table:table-cell office:value-type="string" calcext:value-type="string">
            <text:p>Swaziland </text:p>
          </table:table-cell>
          <table:table-cell office:value-type="string" calcext:value-type="string">
            <text:p>Swaziland</text:p>
          </table:table-cell>
        </table:table-row>
        <table:table-row table:style-name="ro1">
          <table:table-cell office:value-type="string" calcext:value-type="string">
            <text:p>Syri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t Golanhöhen </text:p>
          </table:table-cell>
          <table:table-cell office:value-type="string" calcext:value-type="string">
            <text:p>Arabische Republik Syrien </text:p>
          </table:table-cell>
          <table:table-cell office:value-type="string" calcext:value-type="string">
            <text:p>Damaskus </text:p>
          </table:table-cell>
          <table:table-cell office:value-type="float" office:value="18300000" calcext:value-type="float">
            <text:p>18300000</text:p>
          </table:table-cell>
          <table:table-cell office:value-type="float" office:value="185180" calcext:value-type="float">
            <text:p>18518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Y </text:p>
          </table:table-cell>
          <table:table-cell office:value-type="string" calcext:value-type="string">
            <text:p>.sy </text:p>
          </table:table-cell>
          <table:table-cell office:value-type="string" calcext:value-type="string">
            <text:p>Syria </text:p>
          </table:table-cell>
          <table:table-cell office:value-type="string" calcext:value-type="string">
            <text:p>Sūriyā</text:p>
          </table:table-cell>
        </table:table-row>
        <table:table-row table:style-name="ro1">
          <table:table-cell office:value-type="string" calcext:value-type="string">
            <text:p>Tadschikistan </text:p>
          </table:table-cell>
          <table:table-cell office:value-type="string" calcext:value-type="string">
            <text:p>Republik Tadschikistan </text:p>
          </table:table-cell>
          <table:table-cell office:value-type="string" calcext:value-type="string">
            <text:p>Duschanbe </text:p>
          </table:table-cell>
          <table:table-cell office:value-type="float" office:value="8800000" calcext:value-type="float">
            <text:p>8800000</text:p>
          </table:table-cell>
          <table:table-cell office:value-type="float" office:value="143100" calcext:value-type="float">
            <text:p>14310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J </text:p>
          </table:table-cell>
          <table:table-cell office:value-type="string" calcext:value-type="string">
            <text:p>.tj </text:p>
          </table:table-cell>
          <table:table-cell office:value-type="string" calcext:value-type="string">
            <text:p>Tajikistan </text:p>
          </table:table-cell>
          <table:table-cell office:value-type="string" calcext:value-type="string">
            <text:p>Todschikiston</text:p>
          </table:table-cell>
        </table:table-row>
        <table:table-row table:style-name="ro1">
          <table:table-cell office:value-type="string" calcext:value-type="string">
            <text:p>Tansania </text:p>
          </table:table-cell>
          <table:table-cell office:value-type="string" calcext:value-type="string">
            <text:p>Vereinigte Republik Tansania </text:p>
          </table:table-cell>
          <table:table-cell office:value-type="string" calcext:value-type="string">
            <text:p>Dodoma </text:p>
          </table:table-cell>
          <table:table-cell office:value-type="float" office:value="57500000" calcext:value-type="float">
            <text:p>57500000</text:p>
          </table:table-cell>
          <table:table-cell office:value-type="float" office:value="947300" calcext:value-type="float">
            <text:p>94730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Z </text:p>
          </table:table-cell>
          <table:table-cell office:value-type="string" calcext:value-type="string">
            <text:p>.tz </text:p>
          </table:table-cell>
          <table:table-cell office:value-type="string" calcext:value-type="string">
            <text:p>Tanzania </text:p>
          </table:table-cell>
          <table:table-cell office:value-type="string" calcext:value-type="string">
            <text:p>Tanzania</text:p>
          </table:table-cell>
        </table:table-row>
        <table:table-row table:style-name="ro1">
          <table:table-cell office:value-type="string" calcext:value-type="string">
            <text:p>Thailand </text:p>
          </table:table-cell>
          <table:table-cell office:value-type="string" calcext:value-type="string">
            <text:p>Königreich Thailand </text:p>
          </table:table-cell>
          <table:table-cell office:value-type="string" calcext:value-type="string">
            <text:p>Bangkok </text:p>
          </table:table-cell>
          <table:table-cell office:value-type="float" office:value="66100000" calcext:value-type="float">
            <text:p>66100000</text:p>
          </table:table-cell>
          <table:table-cell office:value-type="float" office:value="513120" calcext:value-type="float">
            <text:p>51312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TH </text:p>
          </table:table-cell>
          <table:table-cell office:value-type="string" calcext:value-type="string">
            <text:p>.th </text:p>
          </table:table-cell>
          <table:table-cell office:value-type="string" calcext:value-type="string">
            <text:p>Thailand </text:p>
          </table:table-cell>
          <table:table-cell office:value-type="string" calcext:value-type="string">
            <text:p>Prathet Thai</text:p>
          </table:table-cell>
        </table:table-row>
        <table:table-row table:style-name="ro1">
          <table:table-cell office:value-type="string" calcext:value-type="string">
            <text:p>Togo </text:p>
          </table:table-cell>
          <table:table-cell office:value-type="string" calcext:value-type="string">
            <text:p>Republik Togo </text:p>
          </table:table-cell>
          <table:table-cell office:value-type="string" calcext:value-type="string">
            <text:p>Lomé </text:p>
          </table:table-cell>
          <table:table-cell office:value-type="float" office:value="7800000" calcext:value-type="float">
            <text:p>7800000</text:p>
          </table:table-cell>
          <table:table-cell office:value-type="float" office:value="56785" calcext:value-type="float">
            <text:p>5678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G </text:p>
          </table:table-cell>
          <table:table-cell office:value-type="string" calcext:value-type="string">
            <text:p>.tg </text:p>
          </table:table-cell>
          <table:table-cell office:value-type="string" calcext:value-type="string">
            <text:p>Togo </text:p>
          </table:table-cell>
          <table:table-cell office:value-type="string" calcext:value-type="string">
            <text:p>Togo</text:p>
          </table:table-cell>
        </table:table-row>
        <table:table-row table:style-name="ro1">
          <table:table-cell office:value-type="string" calcext:value-type="string">
            <text:p>Tonga </text:p>
          </table:table-cell>
          <table:table-cell office:value-type="string" calcext:value-type="string">
            <text:p>Königreich Tonga </text:p>
          </table:table-cell>
          <table:table-cell office:value-type="string" calcext:value-type="string">
            <text:p>Nukuʻalofa </text:p>
          </table:table-cell>
          <table:table-cell office:value-type="float" office:value="123000" calcext:value-type="float">
            <text:p>123000</text:p>
          </table:table-cell>
          <table:table-cell office:value-type="float" office:value="747" calcext:value-type="float">
            <text:p>74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 </text:p>
          </table:table-cell>
          <table:table-cell office:value-type="string" calcext:value-type="string">
            <text:p>.to </text:p>
          </table:table-cell>
          <table:table-cell office:value-type="string" calcext:value-type="string">
            <text:p>Tonga </text:p>
          </table:table-cell>
          <table:table-cell office:value-type="string" calcext:value-type="string">
            <text:p>Tonga</text:p>
          </table:table-cell>
        </table:table-row>
        <table:table-row table:style-name="ro1">
          <table:table-cell office:value-type="string" calcext:value-type="string">
            <text:p>Transnistrien[18] </text:p>
          </table:table-cell>
          <table:table-cell office:value-type="string" calcext:value-type="string">
            <text:p>Transnistrische Moldauische Republik[10] </text:p>
          </table:table-cell>
          <table:table-cell office:value-type="string" calcext:value-type="string">
            <text:p>Tiraspol </text:p>
          </table:table-cell>
          <table:table-cell office:value-type="float" office:value="555000" calcext:value-type="float">
            <text:p>555000</text:p>
          </table:table-cell>
          <table:table-cell office:value-type="float" office:value="3567" calcext:value-type="float">
            <text:p>3567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string" calcext:value-type="string">
            <text:p>Transnistria </text:p>
          </table:table-cell>
          <table:table-cell office:value-type="string" calcext:value-type="string">
            <text:p>Pridnestrowje</text:p>
          </table:table-cell>
        </table:table-row>
        <table:table-row table:style-name="ro1">
          <table:table-cell office:value-type="string" calcext:value-type="string">
            <text:p>Trinidad und Tobago </text:p>
          </table:table-cell>
          <table:table-cell office:value-type="string" calcext:value-type="string">
            <text:p>Republik Trinidad und Tobago </text:p>
          </table:table-cell>
          <table:table-cell office:value-type="string" calcext:value-type="string">
            <text:p>Port of Spain 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5128" calcext:value-type="float">
            <text:p>5128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TT </text:p>
          </table:table-cell>
          <table:table-cell office:value-type="string" calcext:value-type="string">
            <text:p>.tt </text:p>
          </table:table-cell>
          <table:table-cell office:value-type="string" calcext:value-type="string">
            <text:p>Trinidad and Tobago </text:p>
          </table:table-cell>
          <table:table-cell office:value-type="string" calcext:value-type="string">
            <text:p>Trinidad and Tobago</text:p>
          </table:table-cell>
        </table:table-row>
        <table:table-row table:style-name="ro1">
          <table:table-cell office:value-type="string" calcext:value-type="string">
            <text:p>Tschad </text:p>
          </table:table-cell>
          <table:table-cell office:value-type="string" calcext:value-type="string">
            <text:p>Republik Tschad </text:p>
          </table:table-cell>
          <table:table-cell office:value-type="string" calcext:value-type="string">
            <text:p>N’Djamena </text:p>
          </table:table-cell>
          <table:table-cell office:value-type="float" office:value="14900000" calcext:value-type="float">
            <text:p>14900000</text:p>
          </table:table-cell>
          <table:table-cell office:value-type="float" office:value="1284000" calcext:value-type="float">
            <text:p>1284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D </text:p>
          </table:table-cell>
          <table:table-cell office:value-type="string" calcext:value-type="string">
            <text:p>.td </text:p>
          </table:table-cell>
          <table:table-cell office:value-type="string" calcext:value-type="string">
            <text:p>Chad </text:p>
          </table:table-cell>
          <table:table-cell office:value-type="string" calcext:value-type="string">
            <text:p>Tchad</text:p>
          </table:table-cell>
        </table:table-row>
        <table:table-row table:style-name="ro1">
          <table:table-cell office:value-type="string" calcext:value-type="string">
            <text:p>Tschechien </text:p>
          </table:table-cell>
          <table:table-cell office:value-type="string" calcext:value-type="string">
            <text:p>Tschechische Republik </text:p>
          </table:table-cell>
          <table:table-cell office:value-type="string" calcext:value-type="string">
            <text:p>Prag </text:p>
          </table:table-cell>
          <table:table-cell office:value-type="float" office:value="10600000" calcext:value-type="float">
            <text:p>10600000</text:p>
          </table:table-cell>
          <table:table-cell office:value-type="float" office:value="78867" calcext:value-type="float">
            <text:p>7886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Z </text:p>
          </table:table-cell>
          <table:table-cell office:value-type="string" calcext:value-type="string">
            <text:p>.cz </text:p>
          </table:table-cell>
          <table:table-cell office:value-type="string" calcext:value-type="string">
            <text:p>Czech Republic </text:p>
          </table:table-cell>
          <table:table-cell office:value-type="string" calcext:value-type="string">
            <text:p>Česká republika</text:p>
          </table:table-cell>
        </table:table-row>
        <table:table-row table:style-name="ro1">
          <table:table-cell office:value-type="string" calcext:value-type="string">
            <text:p>Tunesien </text:p>
          </table:table-cell>
          <table:table-cell office:value-type="string" calcext:value-type="string">
            <text:p>Tunesische Republik </text:p>
          </table:table-cell>
          <table:table-cell office:value-type="string" calcext:value-type="string">
            <text:p>Tunis </text:p>
          </table:table-cell>
          <table:table-cell office:value-type="float" office:value="11500000" calcext:value-type="float">
            <text:p>11500000</text:p>
          </table:table-cell>
          <table:table-cell office:value-type="float" office:value="163610" calcext:value-type="float">
            <text:p>1636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N </text:p>
          </table:table-cell>
          <table:table-cell office:value-type="string" calcext:value-type="string">
            <text:p>.tn </text:p>
          </table:table-cell>
          <table:table-cell office:value-type="string" calcext:value-type="string">
            <text:p>Tunisia </text:p>
          </table:table-cell>
          <table:table-cell office:value-type="string" calcext:value-type="string">
            <text:p>Tunis</text:p>
          </table:table-cell>
        </table:table-row>
        <table:table-row table:style-name="ro1">
          <table:table-cell office:value-type="string" calcext:value-type="string">
            <text:p>Türkei </text:p>
          </table:table-cell>
          <table:table-cell office:value-type="string" calcext:value-type="string">
            <text:p>Republik Türkei </text:p>
          </table:table-cell>
          <table:table-cell office:value-type="string" calcext:value-type="string">
            <text:p>Ankara </text:p>
          </table:table-cell>
          <table:table-cell office:value-type="float" office:value="80900000" calcext:value-type="float">
            <text:p>80900000</text:p>
          </table:table-cell>
          <table:table-cell office:value-type="float" office:value="783562" calcext:value-type="float">
            <text:p>78356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TR </text:p>
          </table:table-cell>
          <table:table-cell office:value-type="string" calcext:value-type="string">
            <text:p>.tr </text:p>
          </table:table-cell>
          <table:table-cell office:value-type="string" calcext:value-type="string">
            <text:p>Turkey </text:p>
          </table:table-cell>
          <table:table-cell office:value-type="string" calcext:value-type="string">
            <text:p>Türkiye</text:p>
          </table:table-cell>
        </table:table-row>
        <table:table-row table:style-name="ro1">
          <table:table-cell table:number-columns-repeated="2" office:value-type="string" calcext:value-type="string">
            <text:p>Turkmenistan </text:p>
          </table:table-cell>
          <table:table-cell office:value-type="string" calcext:value-type="string">
            <text:p>Aschgabad </text:p>
          </table:table-cell>
          <table:table-cell office:value-type="float" office:value="5800000" calcext:value-type="float">
            <text:p>5800000</text:p>
          </table:table-cell>
          <table:table-cell office:value-type="float" office:value="488100" calcext:value-type="float">
            <text:p>488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M </text:p>
          </table:table-cell>
          <table:table-cell office:value-type="string" calcext:value-type="string">
            <text:p>.tm </text:p>
          </table:table-cell>
          <table:table-cell office:value-type="string" calcext:value-type="string">
            <text:p>Turkmenistan </text:p>
          </table:table-cell>
          <table:table-cell office:value-type="string" calcext:value-type="string">
            <text:p>Türkmenistan</text:p>
          </table:table-cell>
        </table:table-row>
        <table:table-row table:style-name="ro1">
          <table:table-cell table:number-columns-repeated="2" office:value-type="string" calcext:value-type="string">
            <text:p>Tuvalu </text:p>
          </table:table-cell>
          <table:table-cell office:value-type="string" calcext:value-type="string">
            <text:p>Funafuti </text:p>
          </table:table-cell>
          <table:table-cell office:value-type="float" office:value="10000" calcext:value-type="float">
            <text:p>10000</text:p>
          </table:table-cell>
          <table:table-cell office:value-type="float" office:value="26" calcext:value-type="float">
            <text:p>26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TV </text:p>
          </table:table-cell>
          <table:table-cell office:value-type="string" calcext:value-type="string">
            <text:p>.tv </text:p>
          </table:table-cell>
          <table:table-cell office:value-type="string" calcext:value-type="string">
            <text:p>Tuvalu </text:p>
          </table:table-cell>
          <table:table-cell office:value-type="string" calcext:value-type="string">
            <text:p>Tuvalu</text:p>
          </table:table-cell>
        </table:table-row>
        <table:table-row table:style-name="ro1">
          <table:table-cell office:value-type="string" calcext:value-type="string">
            <text:p>Uganda </text:p>
          </table:table-cell>
          <table:table-cell office:value-type="string" calcext:value-type="string">
            <text:p>Republik Uganda </text:p>
          </table:table-cell>
          <table:table-cell office:value-type="string" calcext:value-type="string">
            <text:p>Kampala </text:p>
          </table:table-cell>
          <table:table-cell office:value-type="float" office:value="42800000" calcext:value-type="float">
            <text:p>42800000</text:p>
          </table:table-cell>
          <table:table-cell office:value-type="float" office:value="241038" calcext:value-type="float">
            <text:p>241038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UG </text:p>
          </table:table-cell>
          <table:table-cell office:value-type="string" calcext:value-type="string">
            <text:p>.ug </text:p>
          </table:table-cell>
          <table:table-cell office:value-type="string" calcext:value-type="string">
            <text:p>Uganda </text:p>
          </table:table-cell>
          <table:table-cell office:value-type="string" calcext:value-type="string">
            <text:p>Uganda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t Krim </text:p>
          </table:table-cell>
          <table:table-cell office:value-type="string" calcext:value-type="string">
            <text:p>Ukraine </text:p>
          </table:table-cell>
          <table:table-cell office:value-type="string" calcext:value-type="string">
            <text:p>Kiew </text:p>
          </table:table-cell>
          <table:table-cell office:value-type="float" office:value="42300000" calcext:value-type="float">
            <text:p>42300000</text:p>
          </table:table-cell>
          <table:table-cell office:value-type="float" office:value="603550" calcext:value-type="float">
            <text:p>6035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A </text:p>
          </table:table-cell>
          <table:table-cell office:value-type="string" calcext:value-type="string">
            <text:p>.ua </text:p>
          </table:table-cell>
          <table:table-cell office:value-type="string" calcext:value-type="string">
            <text:p>Ukraine </text:p>
          </table:table-cell>
          <table:table-cell office:value-type="string" calcext:value-type="string">
            <text:p>Ukrajina</text:p>
          </table:table-cell>
        </table:table-row>
        <table:table-row table:style-name="ro1">
          <table:table-cell table:number-columns-repeated="2" office:value-type="string" calcext:value-type="string">
            <text:p>Ungarn </text:p>
          </table:table-cell>
          <table:table-cell office:value-type="string" calcext:value-type="string">
            <text:p>Budapest </text:p>
          </table:table-cell>
          <table:table-cell office:value-type="float" office:value="9800000" calcext:value-type="float">
            <text:p>9800000</text:p>
          </table:table-cell>
          <table:table-cell office:value-type="float" office:value="93028" calcext:value-type="float">
            <text:p>9302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HU </text:p>
          </table:table-cell>
          <table:table-cell office:value-type="string" calcext:value-type="string">
            <text:p>.hu </text:p>
          </table:table-cell>
          <table:table-cell office:value-type="string" calcext:value-type="string">
            <text:p>Hungary </text:p>
          </table:table-cell>
          <table:table-cell office:value-type="string" calcext:value-type="string">
            <text:p>Magyarország</text:p>
          </table:table-cell>
        </table:table-row>
        <table:table-row table:style-name="ro1">
          <table:table-cell office:value-type="string" calcext:value-type="string">
            <text:p>Uruguay </text:p>
          </table:table-cell>
          <table:table-cell office:value-type="string" calcext:value-type="string">
            <text:p>Republik Östlich des Uruguay </text:p>
          </table:table-cell>
          <table:table-cell office:value-type="string" calcext:value-type="string">
            <text:p>Montevideo </text:p>
          </table:table-cell>
          <table:table-cell office:value-type="float" office:value="3500000" calcext:value-type="float">
            <text:p>3500000</text:p>
          </table:table-cell>
          <table:table-cell office:value-type="float" office:value="176215" calcext:value-type="float">
            <text:p>1762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Y </text:p>
          </table:table-cell>
          <table:table-cell office:value-type="string" calcext:value-type="string">
            <text:p>.uy </text:p>
          </table:table-cell>
          <table:table-cell office:value-type="string" calcext:value-type="string">
            <text:p>Uruguay </text:p>
          </table:table-cell>
          <table:table-cell office:value-type="string" calcext:value-type="string">
            <text:p>Uruguay</text:p>
          </table:table-cell>
        </table:table-row>
        <table:table-row table:style-name="ro1">
          <table:table-cell office:value-type="string" calcext:value-type="string">
            <text:p>Usbekistan </text:p>
          </table:table-cell>
          <table:table-cell office:value-type="string" calcext:value-type="string">
            <text:p>Republik Usbekistan </text:p>
          </table:table-cell>
          <table:table-cell office:value-type="string" calcext:value-type="string">
            <text:p>Taschkent </text:p>
          </table:table-cell>
          <table:table-cell office:value-type="float" office:value="32600000" calcext:value-type="float">
            <text:p>32600000</text:p>
          </table:table-cell>
          <table:table-cell office:value-type="float" office:value="447400" calcext:value-type="float">
            <text:p>4474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UZ </text:p>
          </table:table-cell>
          <table:table-cell office:value-type="string" calcext:value-type="string">
            <text:p>.uz </text:p>
          </table:table-cell>
          <table:table-cell office:value-type="string" calcext:value-type="string">
            <text:p>Uzbekistan </text:p>
          </table:table-cell>
          <table:table-cell office:value-type="string" calcext:value-type="string">
            <text:p>Oʻzbekiston</text:p>
          </table:table-cell>
        </table:table-row>
        <table:table-row table:style-name="ro1">
          <table:table-cell office:value-type="string" calcext:value-type="string">
            <text:p>Vanuatu </text:p>
          </table:table-cell>
          <table:table-cell office:value-type="string" calcext:value-type="string">
            <text:p>Republik Vanuatu </text:p>
          </table:table-cell>
          <table:table-cell office:value-type="string" calcext:value-type="string">
            <text:p>Port Vila </text:p>
          </table:table-cell>
          <table:table-cell office:value-type="float" office:value="300000" calcext:value-type="float">
            <text:p>300000</text:p>
          </table:table-cell>
          <table:table-cell office:value-type="float" office:value="12189" calcext:value-type="float">
            <text:p>1218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U </text:p>
          </table:table-cell>
          <table:table-cell office:value-type="string" calcext:value-type="string">
            <text:p>.vu </text:p>
          </table:table-cell>
          <table:table-cell office:value-type="string" calcext:value-type="string">
            <text:p>Vanuatu </text:p>
          </table:table-cell>
          <table:table-cell office:value-type="string" calcext:value-type="string">
            <text:p>Vanuatu</text:p>
          </table:table-cell>
        </table:table-row>
        <table:table-row table:style-name="ro1">
          <table:table-cell office:value-type="string" calcext:value-type="string">
            <text:p>Vatikanstadt </text:p>
          </table:table-cell>
          <table:table-cell office:value-type="string" calcext:value-type="string">
            <text:p>Staat Vatikanstadt </text:p>
          </table:table-cell>
          <table:table-cell office:value-type="string" calcext:value-type="string">
            <text:p>Stadtstaat[8] </text:p>
          </table:table-cell>
          <table:table-cell office:value-type="float" office:value="829" calcext:value-type="float">
            <text:p>829</text:p>
          </table:table-cell>
          <table:table-cell office:value-type="float" office:value="0.44" calcext:value-type="float">
            <text:p>0,44</text:p>
          </table:table-cell>
          <table:table-cell office:value-type="float" office:value="1884" calcext:value-type="float">
            <text:p>1884</text:p>
          </table:table-cell>
          <table:table-cell office:value-type="string" calcext:value-type="string">
            <text:p>VA </text:p>
          </table:table-cell>
          <table:table-cell office:value-type="string" calcext:value-type="string">
            <text:p>.va </text:p>
          </table:table-cell>
          <table:table-cell office:value-type="string" calcext:value-type="string">
            <text:p>Vatican City </text:p>
          </table:table-cell>
          <table:table-cell office:value-type="string" calcext:value-type="string">
            <text:p>Status Civitatis Vaticanæ</text:p>
          </table:table-cell>
        </table:table-row>
        <table:table-row table:style-name="ro1">
          <table:table-cell office:value-type="string" calcext:value-type="string">
            <text:p>Venezuela </text:p>
          </table:table-cell>
          <table:table-cell office:value-type="string" calcext:value-type="string">
            <text:p>Bolivarische Republik Venezuela </text:p>
          </table:table-cell>
          <table:table-cell office:value-type="string" calcext:value-type="string">
            <text:p>Caracas </text:p>
          </table:table-cell>
          <table:table-cell office:value-type="float" office:value="31400000" calcext:value-type="float">
            <text:p>31400000</text:p>
          </table:table-cell>
          <table:table-cell office:value-type="float" office:value="912050" calcext:value-type="float">
            <text:p>91205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E </text:p>
          </table:table-cell>
          <table:table-cell office:value-type="string" calcext:value-type="string">
            <text:p>.ve </text:p>
          </table:table-cell>
          <table:table-cell office:value-type="string" calcext:value-type="string">
            <text:p>Venezuela </text:p>
          </table:table-cell>
          <table:table-cell office:value-type="string" calcext:value-type="string">
            <text:p>Venezuela</text:p>
          </table:table-cell>
        </table:table-row>
        <table:table-row table:style-name="ro1">
          <table:table-cell table:number-columns-repeated="2" office:value-type="string" calcext:value-type="string">
            <text:p>Vereinigte Arabische Emirate </text:p>
          </table:table-cell>
          <table:table-cell office:value-type="string" calcext:value-type="string">
            <text:p>Abu Dhabi </text:p>
          </table:table-cell>
          <table:table-cell office:value-type="float" office:value="9400000" calcext:value-type="float">
            <text:p>9400000</text:p>
          </table:table-cell>
          <table:table-cell office:value-type="float" office:value="83600" calcext:value-type="float">
            <text:p>8360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E </text:p>
          </table:table-cell>
          <table:table-cell office:value-type="string" calcext:value-type="string">
            <text:p>.ae </text:p>
          </table:table-cell>
          <table:table-cell office:value-type="string" calcext:value-type="string">
            <text:p>United Arab Emirates </text:p>
          </table:table-cell>
          <table:table-cell office:value-type="string" calcext:value-type="string">
            <text:p>al-Imārāt al-ʿArabīya al-Muttahida</text:p>
          </table:table-cell>
        </table:table-row>
        <table:table-row table:style-name="ro1">
          <table:table-cell office:value-type="string" calcext:value-type="string">
            <text:p>Vereinigte Staat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hne Außengebiete </text:p>
          </table:table-cell>
          <table:table-cell office:value-type="string" calcext:value-type="string">
            <text:p>Vereinigte Staaten von Amerika </text:p>
          </table:table-cell>
          <table:table-cell office:value-type="string" calcext:value-type="string">
            <text:p>Washington, D.C. </text:p>
          </table:table-cell>
          <table:table-cell office:value-type="float" office:value="325400000" calcext:value-type="float">
            <text:p>325400000</text:p>
          </table:table-cell>
          <table:table-cell office:value-type="float" office:value="9826675" calcext:value-type="float">
            <text:p>982667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US </text:p>
          </table:table-cell>
          <table:table-cell office:value-type="string" calcext:value-type="string">
            <text:p>.us </text:p>
          </table:table-cell>
          <table:table-cell office:value-type="string" calcext:value-type="string">
            <text:p>United States </text:p>
          </table:table-cell>
          <table:table-cell office:value-type="string" calcext:value-type="string">
            <text:p>United States</text:p>
          </table:table-cell>
        </table:table-row>
        <table:table-row table:style-name="ro1">
          <table:table-cell office:value-type="string" calcext:value-type="string">
            <text:p>Vereinigtes Königreic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hne Überseegebiete und Kronbesitzungen </text:p>
          </table:table-cell>
          <table:table-cell office:value-type="string" calcext:value-type="string">
            <text:p>Vereinigtes Königreich Großbritannien und Nordirland </text:p>
          </table:table-cell>
          <table:table-cell office:value-type="string" calcext:value-type="string">
            <text:p>London </text:p>
          </table:table-cell>
          <table:table-cell office:value-type="float" office:value="66200000" calcext:value-type="float">
            <text:p>66200000</text:p>
          </table:table-cell>
          <table:table-cell office:value-type="float" office:value="243610" calcext:value-type="float">
            <text:p>243610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GB (UK) </text:p>
          </table:table-cell>
          <table:table-cell office:value-type="string" calcext:value-type="string">
            <text:p>.uk (.gb) </text:p>
          </table:table-cell>
          <table:table-cell office:value-type="string" calcext:value-type="string">
            <text:p>United Kingdom 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Vietnam </text:p>
          </table:table-cell>
          <table:table-cell office:value-type="string" calcext:value-type="string">
            <text:p>Sozialistische Republik Vietnam </text:p>
          </table:table-cell>
          <table:table-cell office:value-type="string" calcext:value-type="string">
            <text:p>Hanoi </text:p>
          </table:table-cell>
          <table:table-cell office:value-type="float" office:value="93700000" calcext:value-type="float">
            <text:p>93700000</text:p>
          </table:table-cell>
          <table:table-cell office:value-type="float" office:value="331210" calcext:value-type="float">
            <text:p>331210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VN </text:p>
          </table:table-cell>
          <table:table-cell office:value-type="string" calcext:value-type="string">
            <text:p>.vn </text:p>
          </table:table-cell>
          <table:table-cell office:value-type="string" calcext:value-type="string">
            <text:p>Vietnam </text:p>
          </table:table-cell>
          <table:table-cell office:value-type="string" calcext:value-type="string">
            <text:p>Việt Nam</text:p>
          </table:table-cell>
        </table:table-row>
        <table:table-row table:style-name="ro1">
          <table:table-cell office:value-type="string" calcext:value-type="string">
            <text:p>Weißrussland </text:p>
          </table:table-cell>
          <table:table-cell office:value-type="string" calcext:value-type="string">
            <text:p>Republik Belarus[19] </text:p>
          </table:table-cell>
          <table:table-cell office:value-type="string" calcext:value-type="string">
            <text:p>Minsk </text:p>
          </table:table-cell>
          <table:table-cell office:value-type="float" office:value="9500000" calcext:value-type="float">
            <text:p>9500000</text:p>
          </table:table-cell>
          <table:table-cell office:value-type="float" office:value="207600" calcext:value-type="float">
            <text:p>20760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Y </text:p>
          </table:table-cell>
          <table:table-cell office:value-type="string" calcext:value-type="string">
            <text:p>.by </text:p>
          </table:table-cell>
          <table:table-cell office:value-type="string" calcext:value-type="string">
            <text:p>Belarus </text:p>
          </table:table-cell>
          <table:table-cell office:value-type="string" calcext:value-type="string">
            <text:p>Belarus</text:p>
          </table:table-cell>
        </table:table-row>
        <table:table-row table:style-name="ro1">
          <table:table-cell office:value-type="string" calcext:value-type="string">
            <text:p>Westsahara[9] </text:p>
          </table:table-cell>
          <table:table-cell office:value-type="string" calcext:value-type="string">
            <text:p>Demokratische Arabische Republik Sahara[10] </text:p>
          </table:table-cell>
          <table:table-cell office:value-type="string" calcext:value-type="string">
            <text:p>El Aaiún </text:p>
          </table:table-cell>
          <table:table-cell office:value-type="float" office:value="600000" calcext:value-type="float">
            <text:p>600000</text:p>
          </table:table-cell>
          <table:table-cell office:value-type="float" office:value="266000" calcext:value-type="float">
            <text:p>266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H </text:p>
          </table:table-cell>
          <table:table-cell office:value-type="string" calcext:value-type="string">
            <text:p>.eh </text:p>
          </table:table-cell>
          <table:table-cell office:value-type="string" calcext:value-type="string">
            <text:p>Western Sahara oder Sahrawi Arab Democratic Republic </text:p>
          </table:table-cell>
          <table:table-cell office:value-type="string" calcext:value-type="string">
            <text:p>Sahara Occidental</text:p>
          </table:table-cell>
        </table:table-row>
        <table:table-row table:style-name="ro1">
          <table:table-cell table:number-columns-repeated="2" office:value-type="string" calcext:value-type="string">
            <text:p>Zentral­afrikanische Republik </text:p>
          </table:table-cell>
          <table:table-cell office:value-type="string" calcext:value-type="string">
            <text:p>Bangui </text:p>
          </table:table-cell>
          <table:table-cell office:value-type="float" office:value="4700000" calcext:value-type="float">
            <text:p>4700000</text:p>
          </table:table-cell>
          <table:table-cell office:value-type="float" office:value="622984" calcext:value-type="float">
            <text:p>6229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F </text:p>
          </table:table-cell>
          <table:table-cell office:value-type="string" calcext:value-type="string">
            <text:p>.cf </text:p>
          </table:table-cell>
          <table:table-cell office:value-type="string" calcext:value-type="string">
            <text:p>Central African Republic </text:p>
          </table:table-cell>
          <table:table-cell office:value-type="string" calcext:value-type="string">
            <text:p>République Centrafricaine</text:p>
          </table:table-cell>
        </table:table-row>
        <table:table-row table:style-name="ro1">
          <table:table-cell office:value-type="string" calcext:value-type="string">
            <text:p>Zype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t Nordzypern </text:p>
          </table:table-cell>
          <table:table-cell office:value-type="string" calcext:value-type="string">
            <text:p>Republik Zypern </text:p>
          </table:table-cell>
          <table:table-cell office:value-type="string" calcext:value-type="string">
            <text:p>Nikosia 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9251" calcext:value-type="float">
            <text:p>925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Y </text:p>
          </table:table-cell>
          <table:table-cell office:value-type="string" calcext:value-type="string">
            <text:p>.cy </text:p>
          </table:table-cell>
          <table:table-cell office:value-type="string" calcext:value-type="string">
            <text:p>Cyprus </text:p>
          </table:table-cell>
          <table:table-cell office:value-type="string" calcext:value-type="string">
            <text:p>Kýpros (Griechisch), Kıbrıs (Türkisch) </text:p>
          </table:table-cell>
        </table:table-row>
      </table:table>
      <table:table table:name="Tabelle4" table:style-name="ta1">
        <table:table-column table:style-name="co12" table:default-cell-style-name="Default"/>
        <table:table-column table:style-name="co13" table:default-cell-style-name="Default"/>
        <table:table-column table:style-name="co2" table:number-columns-repeated="1022" table:default-cell-style-name="Default"/>
        <table:table-row table:style-name="ro1">
          <table:table-cell table:style-name="ce3" office:value-type="string" calcext:value-type="string">
            <text:p>Kontinent</text:p>
          </table:table-cell>
          <table:table-cell table:style-name="ce3" office:value-type="string" calcext:value-type="string">
            <text:p>Land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Afrika</text:p>
          </table:table-cell>
          <table:table-cell office:value-type="string" calcext:value-type="string">
            <text:p>Aegypt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rika</text:p>
          </table:table-cell>
          <table:table-cell office:value-type="string" calcext:value-type="string">
            <text:p>Aequatorial-Guine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rika</text:p>
          </table:table-cell>
          <table:table-cell office:value-type="string" calcext:value-type="string">
            <text:p>Aethiop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ien</text:p>
          </table:table-cell>
          <table:table-cell office:value-type="string" calcext:value-type="string">
            <text:p>Afghanist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ropa</text:p>
          </table:table-cell>
          <table:table-cell office:value-type="string" calcext:value-type="string">
            <text:p>Alban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rika</text:p>
          </table:table-cell>
          <table:table-cell office:value-type="string" calcext:value-type="string">
            <text:p>Alger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tralien</text:p>
          </table:table-cell>
          <table:table-cell office:value-type="string" calcext:value-type="string">
            <text:p>Amerikanisch-Samo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ropa</text:p>
          </table:table-cell>
          <table:table-cell office:value-type="string" calcext:value-type="string">
            <text:p>Andor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rika</text:p>
          </table:table-cell>
          <table:table-cell office:value-type="string" calcext:value-type="string">
            <text:p>Ango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edamerika</text:p>
          </table:table-cell>
          <table:table-cell office:value-type="string" calcext:value-type="string">
            <text:p>Angui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tarktika</text:p>
          </table:table-cell>
          <table:table-cell office:value-type="string" calcext:value-type="string">
            <text:p>Antarkt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damerika</text:p>
          </table:table-cell>
          <table:table-cell office:value-type="string" calcext:value-type="string">
            <text:p>Antigua &amp; Barbu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edamerika</text:p>
          </table:table-cell>
          <table:table-cell office:value-type="string" calcext:value-type="string">
            <text:p>Argentin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ien</text:p>
          </table:table-cell>
          <table:table-cell office:value-type="string" calcext:value-type="string">
            <text:p>Armen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edamerika</text:p>
          </table:table-cell>
          <table:table-cell office:value-type="string" calcext:value-type="string">
            <text:p>Arub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ien</text:p>
          </table:table-cell>
          <table:table-cell office:value-type="string" calcext:value-type="string">
            <text:p>Aserbaidschan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Austral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damerika</text:p>
          </table:table-cell>
          <table:table-cell office:value-type="string" calcext:value-type="string">
            <text:p>Bah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ien</text:p>
          </table:table-cell>
          <table:table-cell office:value-type="string" calcext:value-type="string">
            <text:p>Bahr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ien</text:p>
          </table:table-cell>
          <table:table-cell office:value-type="string" calcext:value-type="string">
            <text:p>Banglades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damerika</text:p>
          </table:table-cell>
          <table:table-cell office:value-type="string" calcext:value-type="string">
            <text:p>Barba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ropa</text:p>
          </table:table-cell>
          <table:table-cell office:value-type="string" calcext:value-type="string">
            <text:p>Belg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damerika</text:p>
          </table:table-cell>
          <table:table-cell office:value-type="string" calcext:value-type="string">
            <text:p>Beliz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rika</text:p>
          </table:table-cell>
          <table:table-cell office:value-type="string" calcext:value-type="string">
            <text:p>Ben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damerika</text:p>
          </table:table-cell>
          <table:table-cell office:value-type="string" calcext:value-type="string">
            <text:p>Bermu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ien</text:p>
          </table:table-cell>
          <table:table-cell office:value-type="string" calcext:value-type="string">
            <text:p>Bhut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edamerika</text:p>
          </table:table-cell>
          <table:table-cell office:value-type="string" calcext:value-type="string">
            <text:p>Boliv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ropa</text:p>
          </table:table-cell>
          <table:table-cell office:value-type="string" calcext:value-type="string">
            <text:p>Bosnien-Herzegow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rika</text:p>
          </table:table-cell>
          <table:table-cell office:value-type="string" calcext:value-type="string">
            <text:p>Botsu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edamerika</text:p>
          </table:table-cell>
          <table:table-cell office:value-type="string" calcext:value-type="string">
            <text:p>Brasil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ien</text:p>
          </table:table-cell>
          <table:table-cell office:value-type="string" calcext:value-type="string">
            <text:p>Brune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ropa</text:p>
          </table:table-cell>
          <table:table-cell office:value-type="string" calcext:value-type="string">
            <text:p>Bulgar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rika</text:p>
          </table:table-cell>
          <table:table-cell office:value-type="string" calcext:value-type="string">
            <text:p>Burkina Fa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rika</text:p>
          </table:table-cell>
          <table:table-cell office:value-type="string" calcext:value-type="string">
            <text:p>Burund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edamerika</text:p>
          </table:table-cell>
          <table:table-cell office:value-type="string" calcext:value-type="string">
            <text:p>Ch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ien</text:p>
          </table:table-cell>
          <table:table-cell office:value-type="string" calcext:value-type="string">
            <text:p>Ch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tralien</text:p>
          </table:table-cell>
          <table:table-cell office:value-type="string" calcext:value-type="string">
            <text:p>Cook-Insel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damerika</text:p>
          </table:table-cell>
          <table:table-cell office:value-type="string" calcext:value-type="string">
            <text:p>Costa Ri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edamerika</text:p>
          </table:table-cell>
          <table:table-cell office:value-type="string" calcext:value-type="string">
            <text:p>Curaca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ropa</text:p>
          </table:table-cell>
          <table:table-cell office:value-type="string" calcext:value-type="string">
            <text:p>Daenema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ropa</text:p>
          </table:table-cell>
          <table:table-cell office:value-type="string" calcext:value-type="string">
            <text:p>Deutsch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damerika</text:p>
          </table:table-cell>
          <table:table-cell office:value-type="string" calcext:value-type="string">
            <text:p>Dominica (Karibikinsel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damerika</text:p>
          </table:table-cell>
          <table:table-cell office:value-type="string" calcext:value-type="string">
            <text:p>Dominikanische Republi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rika</text:p>
          </table:table-cell>
          <table:table-cell office:value-type="string" calcext:value-type="string">
            <text:p>Dschibu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edamerika</text:p>
          </table:table-cell>
          <table:table-cell office:value-type="string" calcext:value-type="string">
            <text:p>Ecuad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damerika</text:p>
          </table:table-cell>
          <table:table-cell office:value-type="string" calcext:value-type="string">
            <text:p>El Salvad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rika</text:p>
          </table:table-cell>
          <table:table-cell office:value-type="string" calcext:value-type="string">
            <text:p>Elfenbeinkue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rika</text:p>
          </table:table-cell>
          <table:table-cell office:value-type="string" calcext:value-type="string">
            <text:p>Eritre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ropa</text:p>
          </table:table-cell>
          <table:table-cell office:value-type="string" calcext:value-type="string">
            <text:p>Est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ropa</text:p>
          </table:table-cell>
          <table:table-cell office:value-type="string" calcext:value-type="string">
            <text:p>Faeroeer Insel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edamerika</text:p>
          </table:table-cell>
          <table:table-cell office:value-type="string" calcext:value-type="string">
            <text:p>Falkland-Insel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tralien</text:p>
          </table:table-cell>
          <table:table-cell office:value-type="string" calcext:value-type="string">
            <text:p>Fidschi Insel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ropa</text:p>
          </table:table-cell>
          <table:table-cell office:value-type="string" calcext:value-type="string">
            <text:p>Finn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ropa</text:p>
          </table:table-cell>
          <table:table-cell office:value-type="string" calcext:value-type="string">
            <text:p>Frankrei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edamerika</text:p>
          </table:table-cell>
          <table:table-cell office:value-type="string" calcext:value-type="string">
            <text:p>Franzoesisch-Guay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tralien</text:p>
          </table:table-cell>
          <table:table-cell office:value-type="string" calcext:value-type="string">
            <text:p>Franzoesisch-Polynes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rika</text:p>
          </table:table-cell>
          <table:table-cell office:value-type="string" calcext:value-type="string">
            <text:p>Gab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rika</text:p>
          </table:table-cell>
          <table:table-cell office:value-type="string" calcext:value-type="string">
            <text:p>Gamb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ien</text:p>
          </table:table-cell>
          <table:table-cell office:value-type="string" calcext:value-type="string">
            <text:p>Gaza Streif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ien</text:p>
          </table:table-cell>
          <table:table-cell office:value-type="string" calcext:value-type="string">
            <text:p>Georg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rika</text:p>
          </table:table-cell>
          <table:table-cell office:value-type="string" calcext:value-type="string">
            <text:p>Gh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ropa</text:p>
          </table:table-cell>
          <table:table-cell office:value-type="string" calcext:value-type="string">
            <text:p>Gibraltar (brit. Ueberseegb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damerika</text:p>
          </table:table-cell>
          <table:table-cell office:value-type="string" calcext:value-type="string">
            <text:p>Grena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ropa</text:p>
          </table:table-cell>
          <table:table-cell office:value-type="string" calcext:value-type="string">
            <text:p>Griechen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damerika</text:p>
          </table:table-cell>
          <table:table-cell office:value-type="string" calcext:value-type="string">
            <text:p>Groen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ropa</text:p>
          </table:table-cell>
          <table:table-cell office:value-type="string" calcext:value-type="string">
            <text:p>Grossbritannien u. Nordirl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damerika</text:p>
          </table:table-cell>
          <table:table-cell office:value-type="string" calcext:value-type="string">
            <text:p>Guadelou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tralien</text:p>
          </table:table-cell>
          <table:table-cell office:value-type="string" calcext:value-type="string">
            <text:p>Gu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damerika</text:p>
          </table:table-cell>
          <table:table-cell office:value-type="string" calcext:value-type="string">
            <text:p>Guatema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ropa</text:p>
          </table:table-cell>
          <table:table-cell office:value-type="string" calcext:value-type="string">
            <text:p>Guerns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rika</text:p>
          </table:table-cell>
          <table:table-cell office:value-type="string" calcext:value-type="string">
            <text:p>Guine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rika</text:p>
          </table:table-cell>
          <table:table-cell office:value-type="string" calcext:value-type="string">
            <text:p>Guinea-Bissa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edamerika</text:p>
          </table:table-cell>
          <table:table-cell office:value-type="string" calcext:value-type="string">
            <text:p>Guy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damerika</text:p>
          </table:table-cell>
          <table:table-cell office:value-type="string" calcext:value-type="string">
            <text:p>Ha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damerika</text:p>
          </table:table-cell>
          <table:table-cell office:value-type="string" calcext:value-type="string">
            <text:p>Hondur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ien</text:p>
          </table:table-cell>
          <table:table-cell office:value-type="string" calcext:value-type="string">
            <text:p>Hongko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ien</text:p>
          </table:table-cell>
          <table:table-cell office:value-type="string" calcext:value-type="string">
            <text:p>Ind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ien</text:p>
          </table:table-cell>
          <table:table-cell office:value-type="string" calcext:value-type="string">
            <text:p>Indones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ien</text:p>
          </table:table-cell>
          <table:table-cell office:value-type="string" calcext:value-type="string">
            <text:p>Ir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ien</text:p>
          </table:table-cell>
          <table:table-cell office:value-type="string" calcext:value-type="string">
            <text:p>Ir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ropa</text:p>
          </table:table-cell>
          <table:table-cell office:value-type="string" calcext:value-type="string">
            <text:p>Ir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ropa</text:p>
          </table:table-cell>
          <table:table-cell office:value-type="string" calcext:value-type="string">
            <text:p>Is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ropa</text:p>
          </table:table-cell>
          <table:table-cell office:value-type="string" calcext:value-type="string">
            <text:p>Isle of M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ien</text:p>
          </table:table-cell>
          <table:table-cell office:value-type="string" calcext:value-type="string">
            <text:p>Isra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ropa</text:p>
          </table:table-cell>
          <table:table-cell office:value-type="string" calcext:value-type="string">
            <text:p>Ital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damerika</text:p>
          </table:table-cell>
          <table:table-cell office:value-type="string" calcext:value-type="string">
            <text:p>Jamai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ien</text:p>
          </table:table-cell>
          <table:table-cell office:value-type="string" calcext:value-type="string">
            <text:p>Jap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ien</text:p>
          </table:table-cell>
          <table:table-cell office:value-type="string" calcext:value-type="string">
            <text:p>Jem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ropa</text:p>
          </table:table-cell>
          <table:table-cell office:value-type="string" calcext:value-type="string">
            <text:p>Jers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ien</text:p>
          </table:table-cell>
          <table:table-cell office:value-type="string" calcext:value-type="string">
            <text:p>Jordan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damerika</text:p>
          </table:table-cell>
          <table:table-cell office:value-type="string" calcext:value-type="string">
            <text:p>Jungferninseln (amerikanisch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damerika</text:p>
          </table:table-cell>
          <table:table-cell office:value-type="string" calcext:value-type="string">
            <text:p>Jungferninseln (britisch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damerika</text:p>
          </table:table-cell>
          <table:table-cell office:value-type="string" calcext:value-type="string">
            <text:p>Kaimaninsel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ien</text:p>
          </table:table-cell>
          <table:table-cell office:value-type="string" calcext:value-type="string">
            <text:p>Kambods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rika</text:p>
          </table:table-cell>
          <table:table-cell office:value-type="string" calcext:value-type="string">
            <text:p>Kamer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damerika</text:p>
          </table:table-cell>
          <table:table-cell office:value-type="string" calcext:value-type="string">
            <text:p>Kana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rika</text:p>
          </table:table-cell>
          <table:table-cell office:value-type="string" calcext:value-type="string">
            <text:p>Kap Ver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ropa/Asien</text:p>
          </table:table-cell>
          <table:table-cell office:value-type="string" calcext:value-type="string">
            <text:p>Kasachst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ien</text:p>
          </table:table-cell>
          <table:table-cell office:value-type="string" calcext:value-type="string">
            <text:p>Kat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rika</text:p>
          </table:table-cell>
          <table:table-cell office:value-type="string" calcext:value-type="string">
            <text:p>Ken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ien</text:p>
          </table:table-cell>
          <table:table-cell office:value-type="string" calcext:value-type="string">
            <text:p>Kirgist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tralien</text:p>
          </table:table-cell>
          <table:table-cell office:value-type="string" calcext:value-type="string">
            <text:p>Kiriba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tralien</text:p>
          </table:table-cell>
          <table:table-cell office:value-type="string" calcext:value-type="string">
            <text:p>Kokosinseln (Keelinginsel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edamerika</text:p>
          </table:table-cell>
          <table:table-cell office:value-type="string" calcext:value-type="string">
            <text:p>Kolumb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rika</text:p>
          </table:table-cell>
          <table:table-cell office:value-type="string" calcext:value-type="string">
            <text:p>Komor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rika</text:p>
          </table:table-cell>
          <table:table-cell office:value-type="string" calcext:value-type="string">
            <text:p>Kongo (Dem. Rep.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rika</text:p>
          </table:table-cell>
          <table:table-cell office:value-type="string" calcext:value-type="string">
            <text:p>Kongo (Rep.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ien</text:p>
          </table:table-cell>
          <table:table-cell office:value-type="string" calcext:value-type="string">
            <text:p>Korea (Nord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ien</text:p>
          </table:table-cell>
          <table:table-cell office:value-type="string" calcext:value-type="string">
            <text:p>Korea (Sued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ropa</text:p>
          </table:table-cell>
          <table:table-cell office:value-type="string" calcext:value-type="string">
            <text:p>Kosov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ropa</text:p>
          </table:table-cell>
          <table:table-cell office:value-type="string" calcext:value-type="string">
            <text:p>Kroat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damerika</text:p>
          </table:table-cell>
          <table:table-cell office:value-type="string" calcext:value-type="string">
            <text:p>Kub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ien</text:p>
          </table:table-cell>
          <table:table-cell office:value-type="string" calcext:value-type="string">
            <text:p>Kuwa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ien</text:p>
          </table:table-cell>
          <table:table-cell office:value-type="string" calcext:value-type="string">
            <text:p>La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rika</text:p>
          </table:table-cell>
          <table:table-cell office:value-type="string" calcext:value-type="string">
            <text:p>Lesoth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ropa</text:p>
          </table:table-cell>
          <table:table-cell office:value-type="string" calcext:value-type="string">
            <text:p>Lett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ien</text:p>
          </table:table-cell>
          <table:table-cell office:value-type="string" calcext:value-type="string">
            <text:p>Liban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rika</text:p>
          </table:table-cell>
          <table:table-cell office:value-type="string" calcext:value-type="string">
            <text:p>Liber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rika</text:p>
          </table:table-cell>
          <table:table-cell office:value-type="string" calcext:value-type="string">
            <text:p>Liby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ropa</text:p>
          </table:table-cell>
          <table:table-cell office:value-type="string" calcext:value-type="string">
            <text:p>Liechtenste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ropa</text:p>
          </table:table-cell>
          <table:table-cell office:value-type="string" calcext:value-type="string">
            <text:p>Litau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ropa</text:p>
          </table:table-cell>
          <table:table-cell office:value-type="string" calcext:value-type="string">
            <text:p>Luxembur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ien</text:p>
          </table:table-cell>
          <table:table-cell office:value-type="string" calcext:value-type="string">
            <text:p>Maca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rika</text:p>
          </table:table-cell>
          <table:table-cell office:value-type="string" calcext:value-type="string">
            <text:p>Madagask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rika</text:p>
          </table:table-cell>
          <table:table-cell office:value-type="string" calcext:value-type="string">
            <text:p>Malaw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ien</text:p>
          </table:table-cell>
          <table:table-cell office:value-type="string" calcext:value-type="string">
            <text:p>Malays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ien</text:p>
          </table:table-cell>
          <table:table-cell office:value-type="string" calcext:value-type="string">
            <text:p>Malediv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rika</text:p>
          </table:table-cell>
          <table:table-cell office:value-type="string" calcext:value-type="string">
            <text:p>Mal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ropa</text:p>
          </table:table-cell>
          <table:table-cell office:value-type="string" calcext:value-type="string">
            <text:p>Mal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rika</text:p>
          </table:table-cell>
          <table:table-cell office:value-type="string" calcext:value-type="string">
            <text:p>Marokk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tralien</text:p>
          </table:table-cell>
          <table:table-cell office:value-type="string" calcext:value-type="string">
            <text:p>Marshall-Insel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damerika</text:p>
          </table:table-cell>
          <table:table-cell office:value-type="string" calcext:value-type="string">
            <text:p>Martiniq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rika</text:p>
          </table:table-cell>
          <table:table-cell office:value-type="string" calcext:value-type="string">
            <text:p>Mauretan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rika</text:p>
          </table:table-cell>
          <table:table-cell office:value-type="string" calcext:value-type="string">
            <text:p>Mauriti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rika</text:p>
          </table:table-cell>
          <table:table-cell office:value-type="string" calcext:value-type="string">
            <text:p>Mayot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ropa</text:p>
          </table:table-cell>
          <table:table-cell office:value-type="string" calcext:value-type="string">
            <text:p>Mazedon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damerika</text:p>
          </table:table-cell>
          <table:table-cell office:value-type="string" calcext:value-type="string">
            <text:p>Mexik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tralien</text:p>
          </table:table-cell>
          <table:table-cell office:value-type="string" calcext:value-type="string">
            <text:p>Mikrones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ropa</text:p>
          </table:table-cell>
          <table:table-cell office:value-type="string" calcext:value-type="string">
            <text:p>Moldaw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ropa</text:p>
          </table:table-cell>
          <table:table-cell office:value-type="string" calcext:value-type="string">
            <text:p>Monac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ien</text:p>
          </table:table-cell>
          <table:table-cell office:value-type="string" calcext:value-type="string">
            <text:p>Mongole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ropa</text:p>
          </table:table-cell>
          <table:table-cell office:value-type="string" calcext:value-type="string">
            <text:p>Monteneg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damerika</text:p>
          </table:table-cell>
          <table:table-cell office:value-type="string" calcext:value-type="string">
            <text:p>Montserr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rika</text:p>
          </table:table-cell>
          <table:table-cell office:value-type="string" calcext:value-type="string">
            <text:p>Mosambi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ien</text:p>
          </table:table-cell>
          <table:table-cell office:value-type="string" calcext:value-type="string">
            <text:p>Myanmar (Burm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rika</text:p>
          </table:table-cell>
          <table:table-cell office:value-type="string" calcext:value-type="string">
            <text:p>Namib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tralien</text:p>
          </table:table-cell>
          <table:table-cell office:value-type="string" calcext:value-type="string">
            <text:p>Nau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ien</text:p>
          </table:table-cell>
          <table:table-cell office:value-type="string" calcext:value-type="string">
            <text:p>Nep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tralien</text:p>
          </table:table-cell>
          <table:table-cell office:value-type="string" calcext:value-type="string">
            <text:p>Neukaledon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tralien</text:p>
          </table:table-cell>
          <table:table-cell office:value-type="string" calcext:value-type="string">
            <text:p>Neusee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damerika</text:p>
          </table:table-cell>
          <table:table-cell office:value-type="string" calcext:value-type="string">
            <text:p>Nicaragu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ropa</text:p>
          </table:table-cell>
          <table:table-cell office:value-type="string" calcext:value-type="string">
            <text:p>Niederlan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rika</text:p>
          </table:table-cell>
          <table:table-cell office:value-type="string" calcext:value-type="string">
            <text:p>Ni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rika</text:p>
          </table:table-cell>
          <table:table-cell office:value-type="string" calcext:value-type="string">
            <text:p>Niger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tralien</text:p>
          </table:table-cell>
          <table:table-cell office:value-type="string" calcext:value-type="string">
            <text:p>Ni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tralien</text:p>
          </table:table-cell>
          <table:table-cell office:value-type="string" calcext:value-type="string">
            <text:p>Nordmarian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tralien</text:p>
          </table:table-cell>
          <table:table-cell office:value-type="string" calcext:value-type="string">
            <text:p>Norfolk-Ins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ropa</text:p>
          </table:table-cell>
          <table:table-cell office:value-type="string" calcext:value-type="string">
            <text:p>Norweg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ropa</text:p>
          </table:table-cell>
          <table:table-cell office:value-type="string" calcext:value-type="string">
            <text:p>Oesterrei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ien</text:p>
          </table:table-cell>
          <table:table-cell office:value-type="string" calcext:value-type="string">
            <text:p>Om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ien</text:p>
          </table:table-cell>
          <table:table-cell office:value-type="string" calcext:value-type="string">
            <text:p>Pakist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tralien</text:p>
          </table:table-cell>
          <table:table-cell office:value-type="string" calcext:value-type="string">
            <text:p>Pala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damerika</text:p>
          </table:table-cell>
          <table:table-cell office:value-type="string" calcext:value-type="string">
            <text:p>Pana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tralien</text:p>
          </table:table-cell>
          <table:table-cell office:value-type="string" calcext:value-type="string">
            <text:p>Papua-Neuguine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edamerika</text:p>
          </table:table-cell>
          <table:table-cell office:value-type="string" calcext:value-type="string">
            <text:p>Paragu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edamerika</text:p>
          </table:table-cell>
          <table:table-cell office:value-type="string" calcext:value-type="string">
            <text:p>Pe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ien</text:p>
          </table:table-cell>
          <table:table-cell office:value-type="string" calcext:value-type="string">
            <text:p>Philippin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tralien</text:p>
          </table:table-cell>
          <table:table-cell office:value-type="string" calcext:value-type="string">
            <text:p>Pitcairninsel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ropa</text:p>
          </table:table-cell>
          <table:table-cell office:value-type="string" calcext:value-type="string">
            <text:p>Pol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ropa</text:p>
          </table:table-cell>
          <table:table-cell office:value-type="string" calcext:value-type="string">
            <text:p>Portug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damerika</text:p>
          </table:table-cell>
          <table:table-cell office:value-type="string" calcext:value-type="string">
            <text:p>Puerto Ric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rika</text:p>
          </table:table-cell>
          <table:table-cell office:value-type="string" calcext:value-type="string">
            <text:p>Reun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rika</text:p>
          </table:table-cell>
          <table:table-cell office:value-type="string" calcext:value-type="string">
            <text:p>Ruan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ropa</text:p>
          </table:table-cell>
          <table:table-cell office:value-type="string" calcext:value-type="string">
            <text:p>Rumaen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ropa/Asien</text:p>
          </table:table-cell>
          <table:table-cell office:value-type="string" calcext:value-type="string">
            <text:p>Russ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rika</text:p>
          </table:table-cell>
          <table:table-cell office:value-type="string" calcext:value-type="string">
            <text:p>Saint Hele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damerika</text:p>
          </table:table-cell>
          <table:table-cell office:value-type="string" calcext:value-type="string">
            <text:p>Saint Kitts &amp; Nev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damerika</text:p>
          </table:table-cell>
          <table:table-cell office:value-type="string" calcext:value-type="string">
            <text:p>Saint Luc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damerika</text:p>
          </table:table-cell>
          <table:table-cell office:value-type="string" calcext:value-type="string">
            <text:p>Saint Mart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damerika</text:p>
          </table:table-cell>
          <table:table-cell office:value-type="string" calcext:value-type="string">
            <text:p>Saint Pierre &amp; Miquel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damerika</text:p>
          </table:table-cell>
          <table:table-cell office:value-type="string" calcext:value-type="string">
            <text:p>Saint Vincent &amp; Grenadin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damerika</text:p>
          </table:table-cell>
          <table:table-cell office:value-type="string" calcext:value-type="string">
            <text:p>Saint-Barthelem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tralien</text:p>
          </table:table-cell>
          <table:table-cell office:value-type="string" calcext:value-type="string">
            <text:p>Salomon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rika</text:p>
          </table:table-cell>
          <table:table-cell office:value-type="string" calcext:value-type="string">
            <text:p>Samb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tralien</text:p>
          </table:table-cell>
          <table:table-cell office:value-type="string" calcext:value-type="string">
            <text:p>Samo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ropa</text:p>
          </table:table-cell>
          <table:table-cell office:value-type="string" calcext:value-type="string">
            <text:p>San Mari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rika</text:p>
          </table:table-cell>
          <table:table-cell office:value-type="string" calcext:value-type="string">
            <text:p>Sao Tome &amp; Princi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ien</text:p>
          </table:table-cell>
          <table:table-cell office:value-type="string" calcext:value-type="string">
            <text:p>Saudi-Arab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ropa</text:p>
          </table:table-cell>
          <table:table-cell office:value-type="string" calcext:value-type="string">
            <text:p>Schwe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ropa</text:p>
          </table:table-cell>
          <table:table-cell office:value-type="string" calcext:value-type="string">
            <text:p>Schwei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rika</text:p>
          </table:table-cell>
          <table:table-cell office:value-type="string" calcext:value-type="string">
            <text:p>Seneg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ropa</text:p>
          </table:table-cell>
          <table:table-cell office:value-type="string" calcext:value-type="string">
            <text:p>Serb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rika</text:p>
          </table:table-cell>
          <table:table-cell office:value-type="string" calcext:value-type="string">
            <text:p>Seychell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rika</text:p>
          </table:table-cell>
          <table:table-cell office:value-type="string" calcext:value-type="string">
            <text:p>Sierra Le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rika</text:p>
          </table:table-cell>
          <table:table-cell office:value-type="string" calcext:value-type="string">
            <text:p>Simbabw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ien</text:p>
          </table:table-cell>
          <table:table-cell office:value-type="string" calcext:value-type="string">
            <text:p>Singap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damerika</text:p>
          </table:table-cell>
          <table:table-cell office:value-type="string" calcext:value-type="string">
            <text:p>Sint Maart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ropa</text:p>
          </table:table-cell>
          <table:table-cell office:value-type="string" calcext:value-type="string">
            <text:p>Slowake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ropa</text:p>
          </table:table-cell>
          <table:table-cell office:value-type="string" calcext:value-type="string">
            <text:p>Slowen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rika</text:p>
          </table:table-cell>
          <table:table-cell office:value-type="string" calcext:value-type="string">
            <text:p>Somal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ropa</text:p>
          </table:table-cell>
          <table:table-cell office:value-type="string" calcext:value-type="string">
            <text:p>Span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ien</text:p>
          </table:table-cell>
          <table:table-cell office:value-type="string" calcext:value-type="string">
            <text:p>Sri Lan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rika</text:p>
          </table:table-cell>
          <table:table-cell office:value-type="string" calcext:value-type="string">
            <text:p>Sud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rika</text:p>
          </table:table-cell>
          <table:table-cell office:value-type="string" calcext:value-type="string">
            <text:p>Suedafri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rika</text:p>
          </table:table-cell>
          <table:table-cell office:value-type="string" calcext:value-type="string">
            <text:p>Suedsud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edamerika</text:p>
          </table:table-cell>
          <table:table-cell office:value-type="string" calcext:value-type="string">
            <text:p>Surin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rika</text:p>
          </table:table-cell>
          <table:table-cell office:value-type="string" calcext:value-type="string">
            <text:p>Swasi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ien</text:p>
          </table:table-cell>
          <table:table-cell office:value-type="string" calcext:value-type="string">
            <text:p>Syr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ien</text:p>
          </table:table-cell>
          <table:table-cell office:value-type="string" calcext:value-type="string">
            <text:p>Tadschikist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ien</text:p>
          </table:table-cell>
          <table:table-cell office:value-type="string" calcext:value-type="string">
            <text:p>Taiw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rika</text:p>
          </table:table-cell>
          <table:table-cell office:value-type="string" calcext:value-type="string">
            <text:p>Tansan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ien</text:p>
          </table:table-cell>
          <table:table-cell office:value-type="string" calcext:value-type="string">
            <text:p>Thai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ien</text:p>
          </table:table-cell>
          <table:table-cell office:value-type="string" calcext:value-type="string">
            <text:p>Timor-O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rika</text:p>
          </table:table-cell>
          <table:table-cell office:value-type="string" calcext:value-type="string">
            <text:p>Tog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tralien</text:p>
          </table:table-cell>
          <table:table-cell office:value-type="string" calcext:value-type="string">
            <text:p>Tokela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tralien</text:p>
          </table:table-cell>
          <table:table-cell office:value-type="string" calcext:value-type="string">
            <text:p>Ton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damerika</text:p>
          </table:table-cell>
          <table:table-cell office:value-type="string" calcext:value-type="string">
            <text:p>Trinidad &amp; Tobag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rika</text:p>
          </table:table-cell>
          <table:table-cell office:value-type="string" calcext:value-type="string">
            <text:p>Tsch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ropa</text:p>
          </table:table-cell>
          <table:table-cell office:value-type="string" calcext:value-type="string">
            <text:p>Tschechische Republi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ropa/Asien</text:p>
          </table:table-cell>
          <table:table-cell office:value-type="string" calcext:value-type="string">
            <text:p>Tuerke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rika</text:p>
          </table:table-cell>
          <table:table-cell office:value-type="string" calcext:value-type="string">
            <text:p>Tunesi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ien</text:p>
          </table:table-cell>
          <table:table-cell office:value-type="string" calcext:value-type="string">
            <text:p>Turkmenist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damerika</text:p>
          </table:table-cell>
          <table:table-cell office:value-type="string" calcext:value-type="string">
            <text:p>Turks- und Caicos-Insel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tralien</text:p>
          </table:table-cell>
          <table:table-cell office:value-type="string" calcext:value-type="string">
            <text:p>Tuval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rika</text:p>
          </table:table-cell>
          <table:table-cell office:value-type="string" calcext:value-type="string">
            <text:p>Ugan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ropa</text:p>
          </table:table-cell>
          <table:table-cell office:value-type="string" calcext:value-type="string">
            <text:p>Ukra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ropa</text:p>
          </table:table-cell>
          <table:table-cell office:value-type="string" calcext:value-type="string">
            <text:p>Unga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edamerika</text:p>
          </table:table-cell>
          <table:table-cell office:value-type="string" calcext:value-type="string">
            <text:p>Urugu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damerika</text:p>
          </table:table-cell>
          <table:table-cell office:value-type="string" calcext:value-type="string">
            <text:p>US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ien</text:p>
          </table:table-cell>
          <table:table-cell office:value-type="string" calcext:value-type="string">
            <text:p>Usbekist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tralien</text:p>
          </table:table-cell>
          <table:table-cell office:value-type="string" calcext:value-type="string">
            <text:p>Vanua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ropa</text:p>
          </table:table-cell>
          <table:table-cell office:value-type="string" calcext:value-type="string">
            <text:p>Vatikanstad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edamerika</text:p>
          </table:table-cell>
          <table:table-cell office:value-type="string" calcext:value-type="string">
            <text:p>Venezue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ien</text:p>
          </table:table-cell>
          <table:table-cell office:value-type="string" calcext:value-type="string">
            <text:p>Vereinigte Arab. Emir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ien</text:p>
          </table:table-cell>
          <table:table-cell office:value-type="string" calcext:value-type="string">
            <text:p>Vietn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tralien</text:p>
          </table:table-cell>
          <table:table-cell office:value-type="string" calcext:value-type="string">
            <text:p>Wallis &amp; Fut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tralien</text:p>
          </table:table-cell>
          <table:table-cell office:value-type="string" calcext:value-type="string">
            <text:p>Weihnachtsinsel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ropa</text:p>
          </table:table-cell>
          <table:table-cell office:value-type="string" calcext:value-type="string">
            <text:p>Weissruss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rika</text:p>
          </table:table-cell>
          <table:table-cell office:value-type="string" calcext:value-type="string">
            <text:p>West-Saha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rika</text:p>
          </table:table-cell>
          <table:table-cell office:value-type="string" calcext:value-type="string">
            <text:p>Zentralafrikanische Repub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ropa</text:p>
          </table:table-cell>
          <table:table-cell office:value-type="string" calcext:value-type="string">
            <text:p>Zypern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7">00.00.0000</text:date>, <text:time style:data-style-name="N2" text:time-value="10:04:33.46878643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21:29:23.609012290</meta:creation-date>
    <dc:date>2019-04-07T10:45:50.206081643</dc:date>
    <meta:editing-duration>PT1H20M30S</meta:editing-duration>
    <meta:editing-cycles>9</meta:editing-cycles>
    <meta:generator>LibreOffice/6.0.7.3$Linux_X86_64 LibreOffice_project/00m0$Build-3</meta:generator>
    <meta:document-statistic meta:table-count="4" meta:cell-count="4176" meta:object-count="0"/>
  </office:meta>
</office:document-meta>
</file>